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roman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oman" style:font-charset="x-symbol"/>
    <style:font-face style:name="OpenSymbol3" svg:font-family="OpenSymbol" style:font-adornments="Oblique" style:font-charset="x-symbol"/>
    <style:font-face style:name="OpenSymbol4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adornments="Roman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au1" style:family="table">
      <style:table-properties style:width="9.47cm" table:align="margins"/>
    </style:style>
    <style:style style:name="Tableau1.A" style:family="table-column">
      <style:table-column-properties style:column-width="0.822cm" style:rel-column-width="5684*"/>
    </style:style>
    <style:style style:name="Tableau1.B" style:family="table-column">
      <style:table-column-properties style:column-width="2.482cm" style:rel-column-width="17179*"/>
    </style:style>
    <style:style style:name="Tableau1.C" style:family="table-column">
      <style:table-column-properties style:column-width="2.376cm" style:rel-column-width="16446*"/>
    </style:style>
    <style:style style:name="Tableau1.D" style:family="table-column">
      <style:table-column-properties style:column-width="1.894cm" style:rel-column-width="13112*"/>
    </style:style>
    <style:style style:name="Tableau1.E" style:family="table-column">
      <style:table-column-properties style:column-width="1.894cm" style:rel-column-width="13114*"/>
    </style:style>
    <style:style style:name="Tableau1.1" style:family="table-row">
      <style:table-row-properties style:min-row-height="1.005cm" fo:background-color="#ff99ff">
        <style:background-image/>
      </style:table-row-properties>
    </style:style>
    <style:style style:name="Tableau1.A1" style:family="table-cell">
      <style:table-cell-properties fo:background-color="#ff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1.252cm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208cm" fo:margin-left="0cm" table:align="left"/>
    </style:style>
    <style:style style:name="Tableau2.A" style:family="table-column">
      <style:table-column-properties style:column-width="1.829cm"/>
    </style:style>
    <style:style style:name="Tableau2.B" style:family="table-column">
      <style:table-column-properties style:column-width="1.831cm"/>
    </style:style>
    <style:style style:name="Tableau2.E" style:family="table-column">
      <style:table-column-properties style:column-width="1.887cm"/>
    </style:style>
    <style:style style:name="Tableau2.1" style:family="table-row">
      <style:table-row-properties fo:background-color="#ff99ff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0.926cm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Header">
      <style:text-properties fo:font-size="3pt" style:font-size-asian="4pt" style:font-size-complex="4pt"/>
    </style:style>
    <style:style style:name="P17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8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9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text-properties style:font-name="Bitstream Vera Sans2" fo:font-size="10pt" officeooo:paragraph-rsid="001e3c0a" style:font-size-asian="10pt" style:font-size-complex="10pt"/>
    </style:style>
    <style:style style:name="P23" style:family="paragraph" style:parent-style-name="Standard">
      <style:paragraph-properties fo:margin-top="0.101cm" fo:margin-bottom="0cm" style:contextual-spacing="false"/>
      <style:text-properties style:font-name="Bitstream Vera Sans2" fo:font-size="10pt" officeooo:paragraph-rsid="001e3c0a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/>
      <style:text-properties style:font-name="Bitstream Vera Sans2" fo:font-size="10pt" officeooo:paragraph-rsid="001e3c0a" style:font-size-asian="10pt" style:font-size-complex="10pt"/>
    </style:style>
    <style:style style:name="P25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/>
      <style:text-properties style:font-name="Bitstream Vera Sans2" fo:font-size="10pt" officeooo:rsid="011bfbf8" officeooo:paragraph-rsid="001e3c0a" style:font-size-asian="10pt" style:font-size-complex="10pt"/>
    </style:style>
    <style:style style:name="P27" style:family="paragraph" style:parent-style-name="Text_20_body">
      <style:text-properties style:font-name="Bitstream Vera Sans2" fo:font-size="10pt" officeooo:paragraph-rsid="0067230f" style:font-size-asian="10pt" style:font-size-complex="10pt"/>
    </style:style>
    <style:style style:name="P28" style:family="paragraph" style:parent-style-name="Text_20_body">
      <style:text-properties style:font-name="Bitstream Vera Sans2" fo:font-size="10pt" officeooo:paragraph-rsid="00a65a23" style:font-size-asian="10pt" style:font-size-complex="10pt"/>
    </style:style>
    <style:style style:name="P29" style:family="paragraph" style:parent-style-name="Standard">
      <style:paragraph-properties fo:margin-top="0.199cm" fo:margin-bottom="0cm" style:contextual-spacing="false"/>
      <style:text-properties style:font-name="Bitstream Vera Sans2" fo:font-size="10pt" fo:font-weight="bold" officeooo:paragraph-rsid="001e3c0a" style:font-size-asian="10pt" style:font-weight-asian="bold" style:font-size-complex="10pt" style:font-weight-complex="bold"/>
    </style:style>
    <style:style style:name="P30" style:family="paragraph" style:parent-style-name="Text_20_body">
      <style:text-properties style:font-name="Bitstream Vera Sans2" fo:font-size="10pt" officeooo:paragraph-rsid="0067230f"/>
    </style:style>
    <style:style style:name="P31" style:family="paragraph" style:parent-style-name="Standard">
      <style:text-properties fo:font-size="6pt" style:font-size-asian="6pt" style:font-size-complex="6pt"/>
    </style:style>
    <style:style style:name="P32" style:family="paragraph" style:parent-style-name="_5f_En-tête">
      <style:text-properties fo:language="zxx" fo:country="none" officeooo:rsid="011bfbf8" officeooo:paragraph-rsid="001c7810" style:language-asian="zxx" style:country-asian="none"/>
    </style:style>
    <style:style style:name="P33" style:family="paragraph" style:parent-style-name="Footer">
      <style:paragraph-properties fo:text-align="center" style:justify-single-word="false"/>
      <style:text-properties officeooo:rsid="00178920" officeooo:paragraph-rsid="00178920"/>
    </style:style>
    <style:style style:name="P3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bold" officeooo:rsid="004b77aa" officeooo:paragraph-rsid="004b77aa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margin-top="0cm" fo:margin-bottom="0.099cm" style:contextual-spacing="false" fo:text-align="start" style:justify-single-word="false"/>
      <style:text-properties fo:font-size="8pt" fo:font-weight="bold" officeooo:rsid="004b77aa" officeooo:paragraph-rsid="004b77aa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bold" officeooo:rsid="004c2f1a" officeooo:paragraph-rsid="004c2f1a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8pt" fo:font-weight="bold" officeooo:rsid="004fecb4" officeooo:paragraph-rsid="004fecb4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51b78c" officeooo:paragraph-rsid="0051b78c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margin-top="0cm" fo:margin-bottom="0.099cm" style:contextual-spacing="false"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08d83cc" officeooo:paragraph-rsid="008d83cc" fo:background-color="#ffff00" style:font-size-asian="8pt" style:font-weight-asian="bold" style:font-size-complex="8pt" style:font-weight-complex="bold"/>
    </style:style>
    <style:style style:name="P43" style:family="paragraph" style:parent-style-name="Footer">
      <style:text-properties officeooo:paragraph-rsid="0012bbd5"/>
    </style:style>
    <style:style style:name="P44" style:family="paragraph" style:parent-style-name="Standard">
      <style:text-properties officeooo:paragraph-rsid="0025faec"/>
    </style:style>
    <style:style style:name="P45" style:family="paragraph" style:parent-style-name="Standard">
      <style:text-properties officeooo:paragraph-rsid="0025faec" fo:background-color="#ffff00"/>
    </style:style>
    <style:style style:name="P46" style:family="paragraph" style:parent-style-name="Table_20_Contents">
      <style:paragraph-properties fo:text-align="center" style:justify-single-word="false"/>
      <style:text-properties officeooo:rsid="007a4b54" officeooo:paragraph-rsid="007a4b54" fo:background-color="#ffff00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officeooo:rsid="0025faec" officeooo:paragraph-rsid="007a4b54" fo:background-color="#ffff00" style:font-size-asian="10.5pt"/>
    </style:style>
    <style:style style:name="P48" style:family="paragraph" style:parent-style-name="Table_20_Contents">
      <style:paragraph-properties fo:text-align="center" style:justify-single-word="false"/>
      <style:text-properties fo:background-color="#ffff00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officeooo:rsid="007a4b54" officeooo:paragraph-rsid="00a3efcc" fo:background-color="#ffff00" style:font-size-asian="9pt"/>
    </style:style>
    <style:style style:name="P50" style:family="paragraph" style:parent-style-name="Standard">
      <style:paragraph-properties fo:margin-left="0cm" fo:margin-right="0cm" style:line-height-at-least="0.035cm" fo:text-indent="0cm" style:auto-text-indent="false"/>
      <style:text-properties officeooo:paragraph-rsid="0025faec"/>
    </style:style>
    <style:style style:name="P51" style:family="paragraph" style:parent-style-name="Standard">
      <style:paragraph-properties fo:margin-top="0.101cm" fo:margin-bottom="0cm" style:contextual-spacing="false"/>
      <style:text-properties fo:color="#000000" loext:opacity="100%" style:font-name="Bitstream Vera Sans6" fo:font-size="10pt" fo:font-style="normal" fo:font-weight="bold" officeooo:paragraph-rsid="001e3c0a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2" style:family="paragraph" style:parent-style-name="_5f_Paragraphe_20_livret_20_">
      <style:paragraph-properties fo:margin-top="0.101cm" fo:margin-bottom="0cm" style:contextual-spacing="false" fo:line-height="100%"/>
      <style:text-properties officeooo:rsid="003b4b48" officeooo:paragraph-rsid="00743b42"/>
    </style:style>
    <style:style style:name="P53" style:family="paragraph" style:parent-style-name="Standard">
      <style:paragraph-properties fo:margin-top="0cm" fo:margin-bottom="0cm" style:contextual-spacing="false"/>
      <style:text-properties officeooo:paragraph-rsid="001e3c0a"/>
    </style:style>
    <style:style style:name="P54" style:family="paragraph" style:parent-style-name="Standard">
      <style:paragraph-properties fo:margin-top="0.4cm" fo:margin-bottom="0cm" style:contextual-spacing="false"/>
      <style:text-properties officeooo:paragraph-rsid="001e3c0a"/>
    </style:style>
    <style:style style:name="P55" style:family="paragraph" style:parent-style-name="FILET_5f_POINTILLES">
      <style:paragraph-properties fo:margin-top="0.199cm" fo:margin-bottom="0cm" style:contextual-spacing="false" fo:line-height="100%"/>
      <style:text-properties officeooo:paragraph-rsid="00afc402"/>
    </style:style>
    <style:style style:name="P56" style:family="paragraph" style:parent-style-name="FILET_5f_POINTILLES">
      <style:paragraph-properties fo:line-height="100%"/>
      <style:text-properties officeooo:paragraph-rsid="0042f454"/>
    </style:style>
    <style:style style:name="P57" style:family="paragraph" style:parent-style-name="FILET_5f_POINTILLES">
      <style:paragraph-properties fo:line-height="100%"/>
      <style:text-properties officeooo:paragraph-rsid="0048eabe"/>
    </style:style>
    <style:style style:name="P58" style:family="paragraph" style:parent-style-name="FILET_5f_POINTILLES">
      <style:paragraph-properties fo:line-height="100%"/>
      <style:text-properties officeooo:paragraph-rsid="0044dea6"/>
    </style:style>
    <style:style style:name="P59" style:family="paragraph" style:parent-style-name="FILET_5f_POINTILLES">
      <style:paragraph-properties fo:line-height="100%"/>
      <style:text-properties officeooo:paragraph-rsid="004c2f1a"/>
    </style:style>
    <style:style style:name="P60" style:family="paragraph" style:parent-style-name="FILET_5f_POINTILLES">
      <style:paragraph-properties fo:line-height="100%"/>
      <style:text-properties officeooo:paragraph-rsid="006ccbf6"/>
    </style:style>
    <style:style style:name="P61" style:family="paragraph" style:parent-style-name="FILET_5f_POINTILLES">
      <style:paragraph-properties fo:line-height="100%"/>
      <style:text-properties officeooo:paragraph-rsid="006ff728"/>
    </style:style>
    <style:style style:name="P62" style:family="paragraph" style:parent-style-name="FILET_5f_POINTILLES">
      <style:paragraph-properties fo:line-height="100%"/>
      <style:text-properties officeooo:paragraph-rsid="0096a21c"/>
    </style:style>
    <style:style style:name="P63" style:family="paragraph" style:parent-style-name="FILET_5f_POINTILLES">
      <style:paragraph-properties fo:line-height="100%"/>
      <style:text-properties officeooo:paragraph-rsid="008ce942"/>
    </style:style>
    <style:style style:name="P64" style:family="paragraph" style:parent-style-name="FILET_5f_POINTILLES">
      <style:paragraph-properties fo:line-height="100%"/>
      <style:text-properties officeooo:paragraph-rsid="009af01b"/>
    </style:style>
    <style:style style:name="P65" style:family="paragraph" style:parent-style-name="FILET_5f_POINTILLES">
      <style:paragraph-properties fo:line-height="100%"/>
      <style:text-properties officeooo:paragraph-rsid="009768dd"/>
    </style:style>
    <style:style style:name="P66" style:family="paragraph" style:parent-style-name="FILET_5f_POINTILLES">
      <style:paragraph-properties fo:line-height="100%"/>
      <style:text-properties officeooo:paragraph-rsid="00ad610c"/>
    </style:style>
    <style:style style:name="P67" style:family="paragraph" style:parent-style-name="FILET_5f_POINTILLES">
      <style:paragraph-properties fo:line-height="100%"/>
      <style:text-properties officeooo:paragraph-rsid="00a3efcc"/>
    </style:style>
    <style:style style:name="P68" style:family="paragraph" style:parent-style-name="FILET_5f_POINTILLES">
      <style:paragraph-properties fo:line-height="100%"/>
      <style:text-properties officeooo:paragraph-rsid="00a54363"/>
    </style:style>
    <style:style style:name="P69" style:family="paragraph" style:parent-style-name="FILET_5f_POINTILLES">
      <style:paragraph-properties fo:line-height="100%"/>
      <style:text-properties officeooo:paragraph-rsid="00a59b5c"/>
    </style:style>
    <style:style style:name="P70" style:family="paragraph" style:parent-style-name="FILET_5f_POINTILLES">
      <style:paragraph-properties fo:line-height="100%"/>
      <style:text-properties officeooo:paragraph-rsid="008d83cc"/>
    </style:style>
    <style:style style:name="P71" style:family="paragraph" style:parent-style-name="FILET_5f_POINTILLES">
      <style:paragraph-properties fo:line-height="100%" fo:text-align="start" style:justify-single-word="false"/>
      <style:text-properties officeooo:paragraph-rsid="00ad610c"/>
    </style:style>
    <style:style style:name="P72" style:family="paragraph" style:parent-style-name="FILET_5f_POINTILLES">
      <style:paragraph-properties fo:line-height="100%" fo:text-align="start" style:justify-single-word="false"/>
      <style:text-properties officeooo:paragraph-rsid="009768dd"/>
    </style:style>
    <style:style style:name="P73" style:family="paragraph" style:parent-style-name="FILET_5f_POINTILLES">
      <style:paragraph-properties fo:line-height="100%" fo:text-align="start" style:justify-single-word="false"/>
      <style:text-properties officeooo:paragraph-rsid="00ad7706"/>
    </style:style>
    <style:style style:name="P74" style:family="paragraph" style:parent-style-name="FILET_5f_POINTILLES">
      <style:paragraph-properties fo:margin-top="0.099cm" fo:margin-bottom="0.099cm" style:contextual-spacing="false" fo:line-height="100%"/>
      <style:text-properties officeooo:paragraph-rsid="00a7ddaf"/>
    </style:style>
    <style:style style:name="P75" style:family="paragraph" style:parent-style-name="FILET_5f_POINTILLES">
      <style:text-properties officeooo:paragraph-rsid="005696a5"/>
    </style:style>
    <style:style style:name="P76" style:family="paragraph" style:parent-style-name="FILET_5f_POINTILLES">
      <style:text-properties officeooo:paragraph-rsid="00581ede"/>
    </style:style>
    <style:style style:name="P77" style:family="paragraph" style:parent-style-name="FILET_5f_POINTILLES">
      <style:text-properties officeooo:paragraph-rsid="006ccbf6"/>
    </style:style>
    <style:style style:name="P78" style:family="paragraph" style:parent-style-name="FILET_5f_POINTILLES">
      <style:text-properties officeooo:paragraph-rsid="007c13d0"/>
    </style:style>
    <style:style style:name="P79" style:family="paragraph" style:parent-style-name="FILET_5f_POINTILLES">
      <style:text-properties officeooo:paragraph-rsid="0086244f"/>
    </style:style>
    <style:style style:name="P80" style:family="paragraph" style:parent-style-name="FILET_5f_POINTILLES">
      <style:text-properties officeooo:paragraph-rsid="0087e4d3"/>
    </style:style>
    <style:style style:name="P81" style:family="paragraph" style:parent-style-name="FILET_5f_POINTILLES">
      <style:paragraph-properties style:line-height-at-least="0.706cm"/>
      <style:text-properties officeooo:paragraph-rsid="0089ad8f"/>
    </style:style>
    <style:style style:name="P82" style:family="paragraph" style:parent-style-name="FILET_5f_POINTILLES">
      <style:paragraph-properties fo:line-height="150%"/>
      <style:text-properties officeooo:paragraph-rsid="008286ee"/>
    </style:style>
    <style:style style:name="P83" style:family="paragraph" style:parent-style-name="FILET_5f_POINTILLES">
      <style:paragraph-properties fo:line-height="150%"/>
      <style:text-properties officeooo:paragraph-rsid="00a3efcc"/>
    </style:style>
    <style:style style:name="P84" style:family="paragraph" style:parent-style-name="FILET_5f_POINTILLES">
      <style:paragraph-properties fo:line-height="150%"/>
      <style:text-properties officeooo:paragraph-rsid="00ad610c"/>
    </style:style>
    <style:style style:name="P85" style:family="paragraph" style:parent-style-name="FILET_5f_POINTILLES">
      <style:text-properties officeooo:paragraph-rsid="00ad610c"/>
    </style:style>
    <style:style style:name="P86" style:family="paragraph" style:parent-style-name="FILET_5f_POINTILLES">
      <style:paragraph-properties fo:line-height="100%"/>
      <style:text-properties officeooo:rsid="00a25888" officeooo:paragraph-rsid="00a25888"/>
    </style:style>
    <style:style style:name="P87" style:family="paragraph" style:parent-style-name="FILET_5f_POINTILLES">
      <style:paragraph-properties fo:line-height="100%" fo:text-align="end" style:justify-single-word="false"/>
      <style:text-properties officeooo:rsid="00a25888" officeooo:paragraph-rsid="00ad7706"/>
    </style:style>
    <style:style style:name="P88" style:family="paragraph" style:parent-style-name="FILET_5f_POINTILLES">
      <style:paragraph-properties fo:line-height="100%" fo:text-align="center" style:justify-single-word="false"/>
      <style:text-properties officeooo:rsid="00a25888" officeooo:paragraph-rsid="00ad610c"/>
    </style:style>
    <style:style style:name="P89" style:family="paragraph" style:parent-style-name="FILET_5f_POINTILLES">
      <style:paragraph-properties fo:line-height="100%" fo:text-align="start" style:justify-single-word="false"/>
      <style:text-properties officeooo:rsid="00a25888" officeooo:paragraph-rsid="00ad7706"/>
    </style:style>
    <style:style style:name="P90" style:family="paragraph" style:parent-style-name="FILET_5f_POINTILLES">
      <style:paragraph-properties fo:line-height="100%"/>
      <style:text-properties style:use-window-font-color="true" loext:opacity="0%" officeooo:rsid="00a25888" officeooo:paragraph-rsid="009af01b" fo:background-color="#ffff00"/>
    </style:style>
    <style:style style:name="P91" style:family="paragraph" style:parent-style-name="FILET_5f_POINTILLES">
      <style:paragraph-properties fo:line-height="100%" fo:text-align="start" style:justify-single-word="false"/>
      <style:text-properties style:use-window-font-color="true" loext:opacity="0%" officeooo:rsid="00ad7706" officeooo:paragraph-rsid="00ad7706" fo:background-color="#ffff00"/>
    </style:style>
    <style:style style:name="P92" style:family="paragraph" style:parent-style-name="FILET_5f_POINTILLES">
      <style:paragraph-properties fo:line-height="100%" fo:text-align="start" style:justify-single-word="false"/>
      <style:text-properties style:use-window-font-color="true" loext:opacity="0%" officeooo:rsid="00aeddc0" officeooo:paragraph-rsid="00aeddc0" fo:background-color="#ffff00"/>
    </style:style>
    <style:style style:name="P93" style:family="paragraph" style:parent-style-name="Text_20_body">
      <style:text-properties style:use-window-font-color="true" loext:opacity="0%" style:font-name="Bitstream Vera Sans2" fo:font-size="10pt" fo:font-weight="normal" officeooo:paragraph-rsid="0067230f" style:font-size-asian="10pt" style:font-weight-asian="normal" style:font-size-complex="10pt" style:font-weight-complex="normal"/>
    </style:style>
    <style:style style:name="P94" style:family="paragraph" style:parent-style-name="Table_20_Heading">
      <style:text-properties style:font-size-asian="10.5pt"/>
    </style:style>
    <style:style style:name="P95" style:family="paragraph" style:parent-style-name="Table_20_Contents">
      <style:paragraph-properties fo:text-align="center" style:justify-single-word="false"/>
      <style:text-properties officeooo:rsid="0025faec" officeooo:paragraph-rsid="0025faec" style:font-size-asian="10.5pt"/>
    </style:style>
    <style:style style:name="P96" style:family="paragraph" style:parent-style-name="Table_20_Contents">
      <style:paragraph-properties fo:text-align="center" style:justify-single-word="false"/>
      <style:text-properties officeooo:rsid="0025faec" officeooo:paragraph-rsid="00296d00" style:font-size-asian="10.5pt"/>
    </style:style>
    <style:style style:name="P97" style:family="paragraph" style:parent-style-name="Table_20_Contents">
      <style:paragraph-properties fo:text-align="center" style:justify-single-word="false"/>
      <style:text-properties style:font-size-asian="10.5pt"/>
    </style:style>
    <style:style style:name="P98" style:family="paragraph" style:parent-style-name="Table_20_Contents">
      <style:paragraph-properties fo:text-align="center" style:justify-single-word="false"/>
      <style:text-properties officeooo:rsid="00296d00" officeooo:paragraph-rsid="00296d00" style:font-size-asian="10.5pt"/>
    </style:style>
    <style:style style:name="P99" style:family="paragraph" style:parent-style-name="Table_20_Heading">
      <style:paragraph-properties fo:text-align="center" style:justify-single-word="false"/>
      <style:text-properties fo:font-style="normal" officeooo:rsid="0025faec" officeooo:paragraph-rsid="0025faec" style:font-size-asian="10.5pt" style:font-style-asian="normal" style:font-style-complex="normal"/>
    </style:style>
    <style:style style:name="P100" style:family="paragraph" style:parent-style-name="Table_20_Contents">
      <style:paragraph-properties fo:text-align="center" style:justify-single-word="false"/>
      <style:text-properties fo:font-size="9pt" officeooo:rsid="00b3399c" officeooo:paragraph-rsid="00b3399c" fo:background-color="#ffff00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fo:font-size="9pt" officeooo:rsid="007a4b54" officeooo:paragraph-rsid="00a3efcc" fo:background-color="#ffff00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fo:font-size="9pt" officeooo:rsid="007bee35" officeooo:paragraph-rsid="007bee35" fo:background-color="#ffff00" style:font-size-asian="9pt" style:font-size-complex="9pt"/>
    </style:style>
    <style:style style:name="P103" style:family="paragraph" style:parent-style-name="FILET_5f_POINTILLES">
      <style:paragraph-properties fo:margin-top="0.099cm" fo:margin-bottom="0.099cm" style:contextual-spacing="false"/>
      <style:text-properties officeooo:paragraph-rsid="00a7ddaf"/>
    </style:style>
    <style:style style:name="P104" style:family="paragraph" style:parent-style-name="Exo_5f_Num" style:list-style-name="Num_5f_Exo">
      <style:paragraph-properties fo:margin-top="0cm" fo:margin-bottom="0cm" style:contextual-spacing="false"/>
      <style:text-properties officeooo:paragraph-rsid="002550cc"/>
    </style:style>
    <style:style style:name="P105" style:family="paragraph" style:parent-style-name="Exo_5f_Num" style:list-style-name="Num_5f_Exo">
      <style:paragraph-properties fo:margin-top="0.399cm" fo:margin-bottom="0cm" style:contextual-spacing="false"/>
      <style:text-properties officeooo:paragraph-rsid="0025faec"/>
    </style:style>
    <style:style style:name="P106" style:family="paragraph" style:parent-style-name="Exo_5f_Num" style:list-style-name="Num_5f_Exo">
      <style:paragraph-properties fo:margin-top="0.499cm" fo:margin-bottom="0cm" style:contextual-spacing="false"/>
      <style:text-properties officeooo:paragraph-rsid="0034bb58"/>
    </style:style>
    <style:style style:name="P107" style:family="paragraph" style:parent-style-name="Exo_5f_Num" style:list-style-name="Num_5f_Exo">
      <style:text-properties officeooo:paragraph-rsid="0035434c"/>
    </style:style>
    <style:style style:name="P108" style:family="paragraph" style:parent-style-name="Exo_5f_Num" style:list-style-name="Num_5f_Exo">
      <style:text-properties officeooo:paragraph-rsid="00395eb0"/>
    </style:style>
    <style:style style:name="P109" style:family="paragraph" style:parent-style-name="Exo_5f_Num" style:list-style-name="Num_5f_Exo">
      <style:text-properties officeooo:paragraph-rsid="00a59b5c"/>
    </style:style>
    <style:style style:name="P110" style:family="paragraph" style:parent-style-name="Exo_5f_Num" style:list-style-name="Num_5f_Exo">
      <style:paragraph-properties fo:margin-top="0.198cm" fo:margin-bottom="0.099cm" style:contextual-spacing="false"/>
      <style:text-properties officeooo:paragraph-rsid="0068b715"/>
    </style:style>
    <style:style style:name="P111" style:family="paragraph" style:parent-style-name="Exo_5f_Num" style:list-style-name="Num_5f_Exo">
      <style:text-properties officeooo:paragraph-rsid="0067230f"/>
    </style:style>
    <style:style style:name="P112" style:family="paragraph" style:parent-style-name="Exo_5f_Num" style:list-style-name="Num_5f_Exo">
      <style:text-properties officeooo:paragraph-rsid="0077bbc5"/>
    </style:style>
    <style:style style:name="P113" style:family="paragraph" style:parent-style-name="Exo_5f_Num" style:list-style-name="Num_5f_Exo">
      <style:text-properties officeooo:paragraph-rsid="008bf010"/>
    </style:style>
    <style:style style:name="P114" style:family="paragraph" style:parent-style-name="Exo_5f_Num" style:list-style-name="Num_5f_Exo">
      <style:text-properties officeooo:paragraph-rsid="002ac1b7"/>
    </style:style>
    <style:style style:name="P115" style:family="paragraph" style:parent-style-name="Exo_5f_Num" style:list-style-name="L3">
      <style:paragraph-properties fo:margin-top="0.099cm" fo:margin-bottom="0.099cm" style:contextual-spacing="false"/>
      <style:text-properties officeooo:paragraph-rsid="0067230f"/>
    </style:style>
    <style:style style:name="P116" style:family="paragraph" style:parent-style-name="Exo_5f_Num" style:list-style-name="L4">
      <style:paragraph-properties fo:margin-top="0.099cm" fo:margin-bottom="0.099cm" style:contextual-spacing="false"/>
      <style:text-properties officeooo:paragraph-rsid="0077bbc5"/>
    </style:style>
    <style:style style:name="P117" style:family="paragraph" style:parent-style-name="Exo_5f_Num" style:list-style-name="L4">
      <style:paragraph-properties fo:margin-top="0.099cm" fo:margin-bottom="0.099cm" style:contextual-spacing="false"/>
      <style:text-properties officeooo:paragraph-rsid="00a7ddaf"/>
    </style:style>
    <style:style style:name="P118" style:family="paragraph" style:parent-style-name="Exo_5f_Num" style:list-style-name="_5f_Numérotation_20_des_20_exercices_20_livrets">
      <style:paragraph-properties fo:margin-top="0.099cm" fo:margin-bottom="0.099cm" style:contextual-spacing="false"/>
      <style:text-properties officeooo:paragraph-rsid="008bf010"/>
    </style:style>
    <style:style style:name="P119" style:family="paragraph" style:parent-style-name="FILET_5f_POINTILLES" style:list-style-name="L1">
      <style:paragraph-properties fo:line-height="100%"/>
    </style:style>
    <style:style style:name="P120" style:family="paragraph" style:parent-style-name="FILET_5f_POINTILLES" style:list-style-name="L1">
      <style:paragraph-properties fo:line-height="100%"/>
      <style:text-properties officeooo:paragraph-rsid="007a4b54"/>
    </style:style>
    <style:style style:name="P121" style:family="paragraph" style:parent-style-name="FILET_5f_POINTILLES" style:list-style-name="L2">
      <style:paragraph-properties fo:line-height="100%"/>
      <style:text-properties officeooo:paragraph-rsid="003714c1"/>
    </style:style>
    <style:style style:name="P122" style:family="paragraph" style:parent-style-name="FILET_5f_POINTILLES" style:list-style-name="L2">
      <style:paragraph-properties fo:margin-top="0.199cm" fo:margin-bottom="0cm" style:contextual-spacing="false" fo:line-height="100%"/>
      <style:text-properties officeooo:paragraph-rsid="003714c1"/>
    </style:style>
    <style:style style:name="P123" style:family="paragraph" style:parent-style-name="FILET_5f_POINTILLES" style:list-style-name="liste_5f_abc">
      <style:paragraph-properties fo:margin-top="0.099cm" fo:margin-bottom="0cm" style:contextual-spacing="false" fo:line-height="100%"/>
      <style:text-properties officeooo:paragraph-rsid="0065aa2e"/>
    </style:style>
    <style:style style:name="P124" style:family="paragraph" style:parent-style-name="FILET_5f_POINTILLES" style:list-style-name="liste_5f_abc">
      <style:paragraph-properties fo:margin-top="0.099cm" fo:margin-bottom="0cm" style:contextual-spacing="false" fo:line-height="100%"/>
      <style:text-properties officeooo:paragraph-rsid="0089ad8f"/>
    </style:style>
    <style:style style:name="P125" style:family="paragraph" style:parent-style-name="FILET_5f_POINTILLES" style:list-style-name="liste_5f_abc">
      <style:paragraph-properties fo:margin-top="0.099cm" fo:margin-bottom="0cm" style:contextual-spacing="false" fo:line-height="100%"/>
      <style:text-properties officeooo:paragraph-rsid="003f065e"/>
    </style:style>
    <style:style style:name="P126" style:family="paragraph" style:parent-style-name="FILET_5f_POINTILLES" style:list-style-name="L5">
      <style:paragraph-properties fo:line-height="100%"/>
      <style:text-properties officeooo:paragraph-rsid="0042f454"/>
    </style:style>
    <style:style style:name="P127" style:family="paragraph" style:parent-style-name="FILET_5f_POINTILLES" style:list-style-name="L5">
      <style:paragraph-properties fo:line-height="100%"/>
      <style:text-properties officeooo:paragraph-rsid="0048eabe"/>
    </style:style>
    <style:style style:name="P128" style:family="paragraph" style:parent-style-name="FILET_5f_POINTILLES" style:list-style-name="L5">
      <style:paragraph-properties fo:line-height="100%"/>
      <style:text-properties officeooo:paragraph-rsid="00ad610c"/>
    </style:style>
    <style:style style:name="P129" style:family="paragraph" style:parent-style-name="FILET_5f_POINTILLES" style:list-style-name="L5">
      <style:paragraph-properties fo:line-height="100%"/>
      <style:text-properties officeooo:paragraph-rsid="009cee7d"/>
    </style:style>
    <style:style style:name="P130" style:family="paragraph" style:parent-style-name="FILET_5f_POINTILLES" style:list-style-name="L5">
      <style:paragraph-properties fo:line-height="100%"/>
      <style:text-properties officeooo:paragraph-rsid="0096a21c"/>
    </style:style>
    <style:style style:name="P131" style:family="paragraph" style:parent-style-name="FILET_5f_POINTILLES" style:list-style-name="L5">
      <style:paragraph-properties fo:line-height="100%"/>
      <style:text-properties officeooo:paragraph-rsid="006ff728"/>
    </style:style>
    <style:style style:name="P132" style:family="paragraph" style:parent-style-name="FILET_5f_POINTILLES" style:list-style-name="L5">
      <style:paragraph-properties fo:line-height="100%"/>
      <style:text-properties officeooo:paragraph-rsid="009768dd"/>
    </style:style>
    <style:style style:name="P133" style:family="paragraph" style:parent-style-name="FILET_5f_POINTILLES">
      <style:paragraph-properties fo:line-height="100%"/>
      <style:text-properties officeooo:paragraph-rsid="00b594c7"/>
    </style:style>
    <style:style style:name="P134" style:family="paragraph" style:parent-style-name="FILET_5f_POINTILLES" style:master-page-name="">
      <loext:graphic-properties draw:fill="none" draw:fill-color="#729fcf"/>
      <style:paragraph-properties fo:margin-left="0cm" fo:margin-right="-1.101cm" fo:margin-top="0cm" fo:margin-bottom="0cm" style:contextual-spacing="false" fo:line-height="100%" fo:text-align="start" style:justify-single-word="false" fo:text-indent="0cm" style:auto-text-indent="false" style:page-number="auto" fo:background-color="transparent" style:shadow="none">
        <style:tab-stops>
          <style:tab-stop style:position="10.1cm"/>
        </style:tab-stops>
      </style:paragraph-properties>
      <style:text-properties officeooo:paragraph-rsid="00b594c7"/>
    </style:style>
    <style:style style:name="P135" style:family="paragraph" style:parent-style-name="FILET_5f_POINTILLES" style:list-style-name="_5f_Numérotation_20_des_20_exercices_20_livrets">
      <style:text-properties officeooo:paragraph-rsid="00aef54e"/>
    </style:style>
    <style:style style:name="P136" style:family="paragraph" style:parent-style-name="FILET_5f_POINTILLES" style:list-style-name="_5f_Numérotation_20_des_20_exercices_20_livrets">
      <style:text-properties officeooo:paragraph-rsid="0089ad8f"/>
    </style:style>
    <style:style style:name="P137" style:family="paragraph" style:parent-style-name="FILET_5f_POINTILLES" style:list-style-name="_5f_Numérotation_20_des_20_exercices_20_livrets">
      <style:text-properties officeooo:paragraph-rsid="007c13d0"/>
    </style:style>
    <style:style style:name="P138" style:family="paragraph" style:parent-style-name="FILET_5f_POINTILLES" style:list-style-name="_5f_Numérotation_20_des_20_exercices_20_livrets">
      <style:text-properties officeooo:paragraph-rsid="00a59b5c"/>
    </style:style>
    <style:style style:name="P139" style:family="paragraph" style:parent-style-name="FILET_5f_POINTILLES" style:list-style-name="liste_5f_abc">
      <style:text-properties officeooo:paragraph-rsid="00a46d5e"/>
    </style:style>
    <style:style style:name="P140" style:family="paragraph" style:parent-style-name="FILET_5f_POINTILLES" style:list-style-name="liste_5f_abc">
      <style:text-properties officeooo:paragraph-rsid="00a59b5c"/>
    </style:style>
    <style:style style:name="P141" style:family="paragraph" style:parent-style-name="FILET_5f_POINTILLES" style:list-style-name="liste_5f_abc">
      <style:paragraph-properties fo:line-height="150%"/>
      <style:text-properties officeooo:paragraph-rsid="008286ee"/>
    </style:style>
    <style:style style:name="P142" style:family="paragraph" style:parent-style-name="FILET_5f_POINTILLES" style:list-style-name="Num_5f_Exo">
      <style:paragraph-properties fo:line-height="150%"/>
      <style:text-properties officeooo:paragraph-rsid="00a59b5c"/>
    </style:style>
    <style:style style:name="P143" style:family="paragraph" style:parent-style-name="FILET_5f_POINTILLES" style:list-style-name="_5f_Numérotation_20_des_20_exercices_20_livrets">
      <style:paragraph-properties>
        <style:tab-stops>
          <style:tab-stop style:position="10.296cm" style:type="right" style:leader-style="dotted" style:leader-text="."/>
        </style:tab-stops>
      </style:paragraph-properties>
      <style:text-properties officeooo:paragraph-rsid="0089ad8f"/>
    </style:style>
    <style:style style:name="P144" style:family="paragraph" style:parent-style-name="Text_20_body" style:list-style-name="_5f_Numérotation_20_des_20_exercices_20_livrets">
      <style:text-properties style:font-name="Bitstream Vera Sans2" fo:font-size="10pt" officeooo:paragraph-rsid="00a65a23" style:font-size-asian="10pt" style:font-size-complex="10pt"/>
    </style:style>
    <style:style style:name="P145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2c829e"/>
    </style:style>
    <style:style style:name="P146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1c2e03"/>
    </style:style>
    <style:style style:name="P147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34bb58"/>
    </style:style>
    <style:style style:name="P148" style:family="paragraph" style:parent-style-name="_5f_Paragraphe_20_livret_20_" style:list-style-name="liste_5f_abc">
      <style:paragraph-properties fo:margin-left="0cm" fo:margin-right="0cm" fo:margin-top="0cm" fo:margin-bottom="0cm" style:contextual-spacing="false" style:line-height-at-least="0.035cm" fo:text-align="justify" style:justify-single-word="false" fo:text-indent="0cm" style:auto-text-indent="false"/>
      <style:text-properties officeooo:paragraph-rsid="0025faec" style:font-size-asian="10.5pt"/>
    </style:style>
    <style:style style:name="P149" style:family="paragraph" style:parent-style-name="_5f_Paragraphe_20_livret_20_" style:list-style-name="liste_5f_abc">
      <style:paragraph-properties fo:margin-top="0cm" fo:margin-bottom="0cm" style:contextual-spacing="false" fo:text-align="justify" style:justify-single-word="false"/>
      <style:text-properties officeooo:paragraph-rsid="0025faec" style:font-size-asian="10.5pt"/>
    </style:style>
    <style:style style:name="P150" style:family="paragraph" style:parent-style-name="_5f_Paragraphe_20_livret_20_" style:list-style-name="liste_5f_abc">
      <style:paragraph-properties fo:margin-top="0cm" fo:margin-bottom="0cm" style:contextual-spacing="false" fo:text-align="justify" style:justify-single-word="false"/>
      <style:text-properties officeooo:paragraph-rsid="0025faec" fo:background-color="#ffff00" style:font-size-asian="10.5pt"/>
    </style:style>
    <style:style style:name="P151" style:family="paragraph" style:parent-style-name="_5f_Paragraphe_20_livret_20_" style:list-style-name="liste_5f_abc">
      <style:paragraph-properties fo:margin-top="0.099cm" fo:margin-bottom="0cm" style:contextual-spacing="false"/>
      <style:text-properties officeooo:rsid="0034bb58" officeooo:paragraph-rsid="0034bb58"/>
    </style:style>
    <style:style style:name="P152" style:family="paragraph" style:parent-style-name="_5f_Paragraphe_20_livret_20_" style:list-style-name="liste_5f_abc">
      <style:paragraph-properties fo:margin-top="0.4cm" fo:margin-bottom="0cm" style:contextual-spacing="false"/>
      <style:text-properties officeooo:rsid="0034bb58" officeooo:paragraph-rsid="0035434c"/>
    </style:style>
    <style:style style:name="P153" style:family="paragraph" style:parent-style-name="_5f_Paragraphe_20_livret_20_" style:list-style-name="Num_5f_Exo">
      <style:paragraph-properties fo:margin-top="0.198cm" fo:margin-bottom="0.099cm" style:contextual-spacing="false"/>
      <style:text-properties officeooo:paragraph-rsid="0035434c"/>
    </style:style>
    <style:style style:name="P154" style:family="paragraph" style:parent-style-name="_5f_Paragraphe_20_livret_20_" style:list-style-name="liste_5f_abc">
      <style:paragraph-properties fo:margin-top="0.101cm" fo:margin-bottom="0cm" style:contextual-spacing="false"/>
      <style:text-properties officeooo:rsid="003b4b48" officeooo:paragraph-rsid="003d2b6a"/>
    </style:style>
    <style:style style:name="P155" style:family="paragraph" style:parent-style-name="_5f_Paragraphe_20_livret_20_" style:list-style-name="liste_5f_abc">
      <style:paragraph-properties fo:margin-top="0.101cm" fo:margin-bottom="0cm" style:contextual-spacing="false"/>
      <style:text-properties officeooo:rsid="003b4b48" officeooo:paragraph-rsid="0065aa2e"/>
    </style:style>
    <style:style style:name="P156" style:family="paragraph" style:parent-style-name="_5f_Pied_20_de_20_page" style:list-style-name="">
      <style:paragraph-properties fo:text-align="end" style:justify-single-word="false"/>
    </style:style>
    <style:style style:name="P157" style:family="paragraph" style:parent-style-name="_5f_Pied_20_de_20_page">
      <style:paragraph-properties fo:text-align="end" style:justify-single-word="false"/>
    </style:style>
    <style:style style:name="P158" style:family="paragraph" style:parent-style-name="_5f_Pied_20_de_20_page" style:list-style-name=""/>
    <style:style style:name="P15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0" style:family="paragraph" style:parent-style-name="_5f_Titre_20_d_27_exercices_20_livret_20_sans_20_titre" style:list-style-name="" style:master-page-name="Standard">
      <style:paragraph-properties fo:margin-top="0cm" fo:margin-bottom="0.199cm" style:contextual-spacing="false" style:page-number="auto" style:shadow="none"/>
      <style:text-properties style:font-name="Liberation Serif" fo:font-size="10pt" fo:font-style="normal" fo:font-weight="bold" officeooo:rsid="00290c92" officeooo:paragraph-rsid="001c2e03" style:font-size-asian="10pt" style:font-style-asian="normal" style:font-weight-asian="bold" style:font-size-complex="10pt" style:font-style-complex="normal" style:font-weight-complex="bold"/>
    </style:style>
    <style:style style:name="P16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44" style:shadow="none"/>
      <style:text-properties style:font-name="Liberation Serif" fo:font-size="10pt" fo:font-style="normal" fo:font-weight="bold" officeooo:rsid="00290c92" officeooo:paragraph-rsid="001e3c0a" style:font-size-asian="10pt" style:font-style-asian="normal" style:font-weight-asian="bold" style:font-size-complex="10pt" style:font-style-complex="normal" style:font-weight-complex="bold"/>
    </style:style>
    <style:style style:name="P162" style:family="paragraph">
      <style:paragraph-properties fo:margin-top="0cm" fo:margin-bottom="0.199cm" fo:text-align="center"/>
    </style:style>
    <style:style style:name="P163" style:family="paragraph">
      <loext:graphic-properties draw:fill-color="#e8c32a"/>
      <style:paragraph-properties fo:margin-top="0cm" fo:margin-bottom="0.199cm" fo:text-align="center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64" style:family="paragraph">
      <style:paragraph-properties fo:text-align="center"/>
    </style:style>
    <style:style style:name="P165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66" style:family="paragraph">
      <loext:graphic-properties draw:fill="solid" draw:fill-color="#9d0f89"/>
    </style:style>
    <style:style style:name="P16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5aabe"/>
    </style:style>
    <style:style style:name="T6" style:family="text">
      <style:text-properties officeooo:rsid="000ec334"/>
    </style:style>
    <style:style style:name="T7" style:family="text">
      <style:text-properties officeooo:rsid="011bfbf8"/>
    </style:style>
    <style:style style:name="T8" style:family="text">
      <style:text-properties fo:color="#000000" loext:opacity="100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fo:font-style="normal" style:text-underline-style="none" fo:font-weight="normal" officeooo:rsid="001384d3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800000" loext:opacity="100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style:text-underline-style="none" style:font-style-asian="normal" style:font-weight-asian="bold" style:font-size-complex="10pt" style:font-style-complex="normal" style:font-weight-complex="bold"/>
    </style:style>
    <style:style style:name="T12" style:family="text">
      <style:text-properties style:text-underline-style="none" officeooo:rsid="011f763d" style:font-style-asian="normal" style:font-weight-asian="bold" style:font-size-complex="10pt" style:font-style-complex="normal" style:font-weight-complex="bold"/>
    </style:style>
    <style:style style:name="T13" style:family="text">
      <style:text-properties style:text-underline-style="none" style:font-style-asian="normal" style:font-weight-asian="normal" style:font-size-complex="9pt" style:font-style-complex="normal" style:font-weight-complex="normal"/>
    </style:style>
    <style:style style:name="T14" style:family="text">
      <style:text-properties style:text-underline-style="none" officeooo:rsid="011f763d" style:font-style-asian="normal" style:font-weight-asian="normal" style:font-size-complex="9pt" style:font-style-complex="normal" style:font-weight-complex="normal"/>
    </style:style>
    <style:style style:name="T15" style:family="text">
      <style:text-properties style:font-name-asian="OpenSymbol4" style:font-name-complex="OpenSymbol4"/>
    </style:style>
    <style:style style:name="T16" style:family="text">
      <style:text-properties officeooo:rsid="011bfbf8" style:font-name-asian="OpenSymbol4" style:font-name-complex="OpenSymbol4"/>
    </style:style>
    <style:style style:name="T17" style:family="text">
      <style:text-properties style:text-position="0% 100%" style:font-name="Bitstream Vera Sans2" fo:font-size="10pt" style:text-underline-style="none" fo:font-weight="normal" officeooo:rsid="0013f8a6" fo:background-color="transparent" loext:char-shading-value="0" style:font-size-asian="10pt" style:font-weight-asian="normal" style:font-size-complex="10pt" style:font-weight-complex="normal"/>
    </style:style>
    <style:style style:name="T18" style:family="text">
      <style:text-properties style:text-position="0% 100%" style:font-name-asian="OpenSymbol" style:font-style-asian="normal" style:font-name-complex="OpenSymbol" style:font-style-complex="normal"/>
    </style:style>
    <style:style style:name="T19" style:family="text">
      <style:text-properties style:text-position="0% 100%" officeooo:rsid="003b4b48" style:font-name-asian="OpenSymbol" style:font-style-asian="normal" style:font-name-complex="OpenSymbol" style:font-style-complex="normal"/>
    </style:style>
    <style:style style:name="T20" style:family="text">
      <style:text-properties style:text-position="0% 100%" officeooo:rsid="007f57fc" style:font-name-asian="OpenSymbol" style:font-style-asian="normal" style:font-name-complex="OpenSymbol" style:font-style-complex="normal"/>
    </style:style>
    <style:style style:name="T21" style:family="text">
      <style:text-properties fo:font-style="italic" officeooo:rsid="011bfbf8" style:font-style-asian="italic" style:font-style-complex="italic"/>
    </style:style>
    <style:style style:name="T22" style:family="text">
      <style:text-properties fo:font-style="italic" officeooo:rsid="0077bbc5" style:font-style-asian="italic" style:font-style-complex="italic"/>
    </style:style>
    <style:style style:name="T23" style:family="text">
      <style:text-properties style:use-window-font-color="true" loext:opacity="0%" fo:font-weight="normal" style:font-weight-asian="normal" style:font-weight-complex="normal"/>
    </style:style>
    <style:style style:name="T24" style:family="text">
      <style:text-properties style:use-window-font-color="true" loext:opacity="0%" fo:font-weight="normal" officeooo:rsid="002550cc" style:font-weight-asian="normal" style:font-weight-complex="normal"/>
    </style:style>
    <style:style style:name="T25" style:family="text">
      <style:text-properties style:use-window-font-color="true" loext:opacity="0%" fo:font-weight="normal" officeooo:rsid="003714c1" style:font-weight-asian="normal" style:font-weight-complex="normal"/>
    </style:style>
    <style:style style:name="T26" style:family="text">
      <style:text-properties style:use-window-font-color="true" loext:opacity="0%" fo:font-weight="normal" officeooo:rsid="0037c243" style:font-weight-asian="normal" style:font-weight-complex="normal"/>
    </style:style>
    <style:style style:name="T27" style:family="text">
      <style:text-properties style:use-window-font-color="true" loext:opacity="0%" fo:font-weight="normal" officeooo:rsid="0067230f" style:font-weight-asian="normal" style:font-weight-complex="normal"/>
    </style:style>
    <style:style style:name="T28" style:family="text">
      <style:text-properties style:use-window-font-color="true" loext:opacity="0%" fo:font-weight="normal" officeooo:rsid="0077bbc5" style:font-weight-asian="normal" style:font-weight-complex="normal"/>
    </style:style>
    <style:style style:name="T29" style:family="text">
      <style:text-properties style:use-window-font-color="true" loext:opacity="0%" fo:font-weight="normal" officeooo:rsid="007a4b54" style:font-weight-asian="normal" style:font-weight-complex="normal"/>
    </style:style>
    <style:style style:name="T30" style:family="text">
      <style:text-properties style:use-window-font-color="true" loext:opacity="0%" fo:font-weight="normal" officeooo:rsid="007f9493" style:font-weight-asian="normal" style:font-weight-complex="normal"/>
    </style:style>
    <style:style style:name="T31" style:family="text">
      <style:text-properties style:use-window-font-color="true" loext:opacity="0%" fo:font-weight="normal" officeooo:rsid="0080547b" style:font-weight-asian="normal" style:font-weight-complex="normal"/>
    </style:style>
    <style:style style:name="T32" style:family="text">
      <style:text-properties style:use-window-font-color="true" loext:opacity="0%" fo:font-weight="normal" officeooo:rsid="0093c0c7" style:font-weight-asian="normal" style:font-weight-complex="normal"/>
    </style:style>
    <style:style style:name="T33" style:family="text">
      <style:text-properties style:use-window-font-color="true" loext:opacity="0%" fo:font-weight="normal" officeooo:rsid="00a7ddaf" style:font-weight-asian="normal" style:font-weight-complex="normal"/>
    </style:style>
    <style:style style:name="T34" style:family="text">
      <style:text-properties style:use-window-font-color="true" loext:opacity="0%" fo:font-weight="normal" officeooo:rsid="007a4b54" fo:background-color="#ffff00" loext:char-shading-value="0" style:font-weight-asian="normal" style:font-weight-complex="normal"/>
    </style:style>
    <style:style style:name="T35" style:family="text">
      <style:text-properties style:use-window-font-color="true" loext:opacity="0%" fo:font-weight="normal" officeooo:rsid="008bf010" fo:background-color="#ffff00" loext:char-shading-value="0" style:font-weight-asian="normal" style:font-weight-complex="normal"/>
    </style:style>
    <style:style style:name="T36" style:family="text">
      <style:text-properties style:use-window-font-color="true" loext:opacity="0%" fo:font-weight="normal" officeooo:rsid="008d83cc" fo:background-color="#ffff00" loext:char-shading-value="0" style:font-weight-asian="normal" style:font-weight-complex="normal"/>
    </style:style>
    <style:style style:name="T37" style:family="text">
      <style:text-properties style:use-window-font-color="true" loext:opacity="0%" fo:font-weight="normal" officeooo:rsid="009d4911" fo:background-color="#ffff00" loext:char-shading-value="0" style:font-weight-asian="normal" style:font-weight-complex="normal"/>
    </style:style>
    <style:style style:name="T38" style:family="text">
      <style:text-properties style:use-window-font-color="true" loext:opacity="0%" fo:font-weight="normal" officeooo:rsid="007f9493" fo:background-color="#ffff00" loext:char-shading-value="0" style:font-weight-asian="normal" style:font-weight-complex="normal"/>
    </style:style>
    <style:style style:name="T39" style:family="text">
      <style:text-properties style:use-window-font-color="true" loext:opacity="0%" fo:font-weight="normal" officeooo:rsid="00497c0d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40" style:family="text">
      <style:text-properties style:use-window-font-color="true" loext:opacity="0%" fo:font-weight="normal" officeooo:rsid="00ad610c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41" style:family="text">
      <style:text-properties style:use-window-font-color="true" loext:opacity="0%" fo:font-weight="normal" officeooo:rsid="009768dd" fo:background-color="#ffff00" loext:char-shading-value="0" style:font-size-asian="8pt" style:font-weight-asian="normal" style:font-size-complex="8pt" style:font-weight-complex="normal"/>
    </style:style>
    <style:style style:name="T42" style:family="text">
      <style:text-properties style:use-window-font-color="true" loext:opacity="0%" style:text-position="0% 100%" fo:font-weight="normal" officeooo:rsid="002550cc" style:font-name-asian="OpenSymbol" style:font-style-asian="normal" style:font-weight-asian="normal" style:font-name-complex="OpenSymbol" style:font-style-complex="normal" style:font-weight-complex="normal"/>
    </style:style>
    <style:style style:name="T43" style:family="text">
      <style:text-properties style:use-window-font-color="true" loext:opacity="0%" style:text-position="0% 100%" fo:font-weight="normal" officeooo:rsid="0025faec" style:font-name-asian="OpenSymbol" style:font-style-asian="normal" style:font-weight-asian="normal" style:font-name-complex="OpenSymbol" style:font-style-complex="normal" style:font-weight-complex="normal"/>
    </style:style>
    <style:style style:name="T44" style:family="text">
      <style:text-properties style:use-window-font-color="true" loext:opacity="0%" style:text-position="0% 100%" fo:font-weight="normal" officeooo:rsid="003714c1" style:font-name-asian="OpenSymbol" style:font-style-asian="normal" style:font-weight-asian="normal" style:font-name-complex="OpenSymbol" style:font-style-complex="normal" style:font-weight-complex="normal"/>
    </style:style>
    <style:style style:name="T45" style:family="text">
      <style:text-properties style:use-window-font-color="true" loext:opacity="0%" style:text-position="0% 100%" fo:font-weight="normal" officeooo:rsid="0037c243" style:font-name-asian="OpenSymbol" style:font-style-asian="normal" style:font-weight-asian="normal" style:font-name-complex="OpenSymbol" style:font-style-complex="normal" style:font-weight-complex="normal"/>
    </style:style>
    <style:style style:name="T46" style:family="text">
      <style:text-properties style:use-window-font-color="true" loext:opacity="0%" style:text-position="0% 100%" fo:font-weight="normal" officeooo:rsid="007a4b54" style:font-name-asian="OpenSymbol" style:font-style-asian="normal" style:font-weight-asian="normal" style:font-name-complex="OpenSymbol" style:font-style-complex="normal" style:font-weight-complex="normal"/>
    </style:style>
    <style:style style:name="T47" style:family="text">
      <style:text-properties style:use-window-font-color="true" loext:opacity="0%" style:text-position="0% 100%" fo:font-weight="normal" officeooo:rsid="0087e4d3" style:font-name-asian="OpenSymbol" style:font-style-asian="normal" style:font-weight-asian="normal" style:font-name-complex="OpenSymbol" style:font-style-complex="normal" style:font-weight-complex="normal"/>
    </style:style>
    <style:style style:name="T48" style:family="text">
      <style:text-properties style:use-window-font-color="true" loext:opacity="0%" style:text-position="0% 100%" fo:font-weight="normal" officeooo:rsid="007f9493" style:font-name-asian="OpenSymbol" style:font-style-asian="normal" style:font-weight-asian="normal" style:font-name-complex="OpenSymbol" style:font-style-complex="normal" style:font-weight-complex="normal"/>
    </style:style>
    <style:style style:name="T49" style:family="text">
      <style:text-properties style:use-window-font-color="true" loext:opacity="0%" style:text-position="0% 100%" fo:font-weight="normal" officeooo:rsid="00a54363" style:font-name-asian="OpenSymbol" style:font-style-asian="normal" style:font-weight-asian="normal" style:font-name-complex="OpenSymbol" style:font-style-complex="normal" style:font-weight-complex="normal"/>
    </style:style>
    <style:style style:name="T50" style:family="text">
      <style:text-properties style:use-window-font-color="true" loext:opacity="0%" style:text-position="0% 100%" fo:font-weight="normal" officeooo:rsid="00b7053f" style:font-name-asian="OpenSymbol" style:font-style-asian="normal" style:font-weight-asian="normal" style:font-name-complex="OpenSymbol" style:font-style-complex="normal" style:font-weight-complex="normal"/>
    </style:style>
    <style:style style:name="T51" style:family="text">
      <style:text-properties style:use-window-font-color="true" loext:opacity="0%" style:text-position="0% 100%" fo:font-weight="normal" officeooo:rsid="002550cc" fo:background-color="#ffffff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52" style:family="text">
      <style:text-properties style:use-window-font-color="true" loext:opacity="0%" style:text-position="0% 100%" fo:font-weight="normal" officeooo:rsid="007a4b54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53" style:family="text">
      <style:text-properties style:use-window-font-color="true" loext:opacity="0%" style:text-position="0% 100%" fo:font-weight="normal" officeooo:rsid="007c13d0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54" style:family="text">
      <style:text-properties style:use-window-font-color="true" loext:opacity="0%" style:text-position="0% 100%" fo:font-weight="normal" officeooo:rsid="003714c1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55" style:family="text">
      <style:text-properties style:use-window-font-color="true" loext:opacity="0%" style:text-position="0% 100%" fo:font-weight="normal" officeooo:rsid="007dd9e4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56" style:family="text">
      <style:text-properties style:use-window-font-color="true" loext:opacity="0%" style:text-position="0% 100%" fo:font-weight="normal" officeooo:rsid="0087e4d3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57" style:family="text">
      <style:text-properties style:use-window-font-color="true" loext:opacity="0%" style:text-position="0% 100%" fo:font-weight="normal" officeooo:rsid="00892820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58" style:family="text">
      <style:text-properties style:use-window-font-color="true" loext:opacity="0%" style:text-position="0% 100%" fo:font-weight="normal" officeooo:rsid="0089ad8f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59" style:family="text">
      <style:text-properties style:use-window-font-color="true" loext:opacity="0%" style:text-position="0% 100%" fo:font-weight="normal" officeooo:rsid="008bf010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60" style:family="text">
      <style:text-properties style:use-window-font-color="true" loext:opacity="0%" style:text-position="0% 100%" fo:font-weight="normal" officeooo:rsid="007f9493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61" style:family="text">
      <style:text-properties style:use-window-font-color="true" loext:opacity="0%" style:text-position="0% 100%" fo:font-weight="normal" officeooo:rsid="00a54363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62" style:family="text">
      <style:text-properties style:use-window-font-color="true" loext:opacity="0%" style:text-position="0% 100%" fo:font-weight="normal" officeooo:rsid="00a59b5c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63" style:family="text">
      <style:text-properties style:use-window-font-color="true" loext:opacity="0%" style:text-position="0% 100%" fo:font-weight="normal" officeooo:rsid="00afc402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64" style:family="text">
      <style:text-properties style:use-window-font-color="true" loext:opacity="0%" style:text-position="0% 100%" fo:font-weight="normal" officeooo:rsid="00b594c7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65" style:family="text">
      <style:text-properties style:use-window-font-color="true" loext:opacity="0%" style:text-position="0% 100%" fo:font-weight="normal" officeooo:rsid="00b7053f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66" style:family="text">
      <style:text-properties style:use-window-font-color="true" loext:opacity="0%" style:text-position="0% 100%" officeooo:rsid="003b4b48" style:font-name-asian="OpenSymbol" style:font-style-asian="normal" style:font-name-complex="OpenSymbol" style:font-style-complex="normal"/>
    </style:style>
    <style:style style:name="T67" style:family="text">
      <style:text-properties style:use-window-font-color="true" loext:opacity="0%" style:text-position="0% 100%" officeooo:rsid="003d2b6a" style:font-name-asian="OpenSymbol" style:font-style-asian="normal" style:font-name-complex="OpenSymbol" style:font-style-complex="normal"/>
    </style:style>
    <style:style style:name="T68" style:family="text">
      <style:text-properties style:use-window-font-color="true" loext:opacity="0%" style:text-position="0% 100%" officeooo:rsid="0065aa2e" style:font-name-asian="OpenSymbol" style:font-style-asian="normal" style:font-name-complex="OpenSymbol" style:font-style-complex="normal"/>
    </style:style>
    <style:style style:name="T69" style:family="text">
      <style:text-properties style:use-window-font-color="true" loext:opacity="0%" style:text-position="0% 100%" officeooo:rsid="007f57fc" style:font-name-asian="OpenSymbol" style:font-style-asian="normal" style:font-name-complex="OpenSymbol" style:font-style-complex="normal"/>
    </style:style>
    <style:style style:name="T70" style:family="text">
      <style:text-properties style:use-window-font-color="true" loext:opacity="0%" style:text-position="0% 100%" fo:background-color="#ffff00" loext:char-shading-value="0" style:font-name-asian="OpenSymbol" style:font-style-asian="normal" style:font-name-complex="OpenSymbol" style:font-style-complex="normal"/>
    </style:style>
    <style:style style:name="T71" style:family="text">
      <style:text-properties style:use-window-font-color="true" loext:opacity="0%" style:text-position="0% 100%" officeooo:rsid="007c13d0" fo:background-color="#ffff00" loext:char-shading-value="0" style:font-name-asian="OpenSymbol" style:font-style-asian="normal" style:font-name-complex="OpenSymbol" style:font-style-complex="normal"/>
    </style:style>
    <style:style style:name="T72" style:family="text">
      <style:text-properties style:use-window-font-color="true" loext:opacity="0%" style:text-position="0% 100%" officeooo:rsid="007f57fc" fo:background-color="#ffff00" loext:char-shading-value="0" style:font-name-asian="OpenSymbol" style:font-style-asian="normal" style:font-name-complex="OpenSymbol" style:font-style-complex="normal"/>
    </style:style>
    <style:style style:name="T73" style:family="text">
      <style:text-properties style:use-window-font-color="true" loext:opacity="0%" style:text-position="0% 100%" officeooo:rsid="008286ee" fo:background-color="#ffff00" loext:char-shading-value="0" style:font-name-asian="OpenSymbol" style:font-style-asian="normal" style:font-name-complex="OpenSymbol" style:font-style-complex="normal"/>
    </style:style>
    <style:style style:name="T74" style:family="text">
      <style:text-properties style:use-window-font-color="true" loext:opacity="0%" style:text-position="0% 100%" officeooo:rsid="0082fcb4" fo:background-color="#ffff00" loext:char-shading-value="0" style:font-name-asian="OpenSymbol" style:font-style-asian="normal" style:font-name-complex="OpenSymbol" style:font-style-complex="normal"/>
    </style:style>
    <style:style style:name="T75" style:family="text">
      <style:text-properties style:use-window-font-color="true" loext:opacity="0%" style:text-position="0% 100%" officeooo:rsid="0086244f" fo:background-color="#ffff00" loext:char-shading-value="0" style:font-name-asian="OpenSymbol" style:font-style-asian="normal" style:font-name-complex="OpenSymbol" style:font-style-complex="normal"/>
    </style:style>
    <style:style style:name="T76" style:family="text">
      <style:text-properties style:use-window-font-color="true" loext:opacity="0%" style:text-position="0% 100%" officeooo:rsid="0087e4d3" fo:background-color="#ffff00" loext:char-shading-value="0" style:font-name-asian="OpenSymbol" style:font-style-asian="normal" style:font-name-complex="OpenSymbol" style:font-style-complex="normal"/>
    </style:style>
    <style:style style:name="T77" style:family="text">
      <style:text-properties style:use-window-font-color="true" loext:opacity="0%" style:text-position="0% 100%" officeooo:rsid="00892820" fo:background-color="#ffff00" loext:char-shading-value="0" style:font-name-asian="OpenSymbol" style:font-style-asian="normal" style:font-name-complex="OpenSymbol" style:font-style-complex="normal"/>
    </style:style>
    <style:style style:name="T78" style:family="text">
      <style:text-properties style:use-window-font-color="true" loext:opacity="0%" style:text-position="0% 100%" officeooo:rsid="0089ad8f" fo:background-color="#ffff00" loext:char-shading-value="0" style:font-name-asian="OpenSymbol" style:font-style-asian="normal" style:font-name-complex="OpenSymbol" style:font-style-complex="normal"/>
    </style:style>
    <style:style style:name="T79" style:family="text">
      <style:text-properties style:use-window-font-color="true" loext:opacity="0%" style:text-position="0% 100%" officeooo:rsid="00a59b5c" fo:background-color="#ffff00" loext:char-shading-value="0" style:font-name-asian="OpenSymbol" style:font-style-asian="normal" style:font-name-complex="OpenSymbol" style:font-style-complex="normal"/>
    </style:style>
    <style:style style:name="T80" style:family="text">
      <style:text-properties style:use-window-font-color="true" loext:opacity="0%" style:text-position="0% 100%" officeooo:rsid="00a65a23" fo:background-color="#ffff00" loext:char-shading-value="0" style:font-name-asian="OpenSymbol" style:font-style-asian="normal" style:font-name-complex="OpenSymbol" style:font-style-complex="normal"/>
    </style:style>
    <style:style style:name="T81" style:family="text">
      <style:text-properties style:use-window-font-color="true" loext:opacity="0%" style:text-position="0% 100%" officeooo:rsid="00a7ddaf" fo:background-color="#ffff00" loext:char-shading-value="0" style:font-name-asian="OpenSymbol" style:font-style-asian="normal" style:font-name-complex="OpenSymbol" style:font-style-complex="normal"/>
    </style:style>
    <style:style style:name="T82" style:family="text">
      <style:text-properties style:use-window-font-color="true" loext:opacity="0%" style:text-position="0% 100%" style:font-name="Bitstream Vera Sans2" fo:font-size="10pt" fo:background-color="#ffff00" loext:char-shading-value="0" style:font-name-asian="OpenSymbol" style:font-style-asian="normal" style:font-name-complex="OpenSymbol" style:font-style-complex="normal"/>
    </style:style>
    <style:style style:name="T83" style:family="text">
      <style:text-properties style:use-window-font-color="true" loext:opacity="0%" style:text-position="0% 100%" style:font-name="Bitstream Vera Sans2" fo:font-size="10pt" officeooo:rsid="0086244f" fo:background-color="#ffff00" loext:char-shading-value="0" style:font-name-asian="OpenSymbol" style:font-style-asian="normal" style:font-name-complex="OpenSymbol" style:font-style-complex="normal"/>
    </style:style>
    <style:style style:name="T84" style:family="text">
      <style:text-properties style:use-window-font-color="true" loext:opacity="0%" style:text-position="0% 100%" style:font-name="Bitstream Vera Sans2" fo:font-size="10pt" officeooo:rsid="0006b91b" fo:background-color="#ffff00" loext:char-shading-value="0" style:font-name-asian="OpenSymbol" style:font-style-asian="normal" style:font-name-complex="OpenSymbol" style:font-style-complex="normal"/>
    </style:style>
    <style:style style:name="T85" style:family="text">
      <style:text-properties style:use-window-font-color="true" loext:opacity="0%" style:text-position="0% 100%" style:font-name="Bitstream Vera Sans2" fo:font-size="10pt" fo:font-weight="normal" officeooo:rsid="011bfbf8" fo:background-color="#ffff00" loext:char-shading-value="0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86" style:family="text">
      <style:text-properties style:use-window-font-color="true" loext:opacity="0%" style:text-position="0% 100%" style:font-name="Bitstream Vera Sans2" fo:font-size="10pt" fo:font-weight="normal" officeooo:rsid="011bfbf8" fo:background-color="#ffff00" loext:char-shading-value="0" style:font-name-asian="OpenSymbol4" style:font-style-asian="normal" style:font-weight-asian="normal" style:font-name-complex="OpenSymbol4" style:font-style-complex="normal" style:font-weight-complex="normal"/>
    </style:style>
    <style:style style:name="T87" style:family="text">
      <style:text-properties style:use-window-font-color="true" loext:opacity="0%" style:text-position="0% 100%" style:font-name="OpenSymbol3" fo:font-size="12pt" officeooo:rsid="00a46d5e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88" style:family="text">
      <style:text-properties style:use-window-font-color="true" loext:opacity="0%" style:text-position="0% 100%" style:font-name="OpenSymbol3" fo:font-size="12pt" fo:font-weight="normal" officeooo:rsid="00a46d5e" fo:background-color="#ffff00" loext:char-shading-value="0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89" style:family="text">
      <style:text-properties style:use-window-font-color="true" loext:opacity="0%" officeooo:rsid="0042f454"/>
    </style:style>
    <style:style style:name="T90" style:family="text">
      <style:text-properties style:use-window-font-color="true" loext:opacity="0%" officeooo:rsid="0044dea6"/>
    </style:style>
    <style:style style:name="T91" style:family="text">
      <style:text-properties style:use-window-font-color="true" loext:opacity="0%" officeooo:rsid="0046ef32"/>
    </style:style>
    <style:style style:name="T92" style:family="text">
      <style:text-properties style:use-window-font-color="true" loext:opacity="0%" officeooo:rsid="0048eabe"/>
    </style:style>
    <style:style style:name="T93" style:family="text">
      <style:text-properties style:use-window-font-color="true" loext:opacity="0%" officeooo:rsid="00497c0d"/>
    </style:style>
    <style:style style:name="T94" style:family="text">
      <style:text-properties style:use-window-font-color="true" loext:opacity="0%" officeooo:rsid="004c2f1a"/>
    </style:style>
    <style:style style:name="T95" style:family="text">
      <style:text-properties style:use-window-font-color="true" loext:opacity="0%" style:text-underline-style="solid" style:text-underline-width="auto" style:text-underline-color="font-color" officeooo:rsid="0042f454"/>
    </style:style>
    <style:style style:name="T96" style:family="text">
      <style:text-properties style:use-window-font-color="true" loext:opacity="0%" officeooo:rsid="00558ac7"/>
    </style:style>
    <style:style style:name="T97" style:family="text">
      <style:text-properties style:use-window-font-color="true" loext:opacity="0%" officeooo:rsid="005696a5"/>
    </style:style>
    <style:style style:name="T98" style:family="text">
      <style:text-properties style:use-window-font-color="true" loext:opacity="0%" officeooo:rsid="0059b506"/>
    </style:style>
    <style:style style:name="T99" style:family="text">
      <style:text-properties style:use-window-font-color="true" loext:opacity="0%" officeooo:rsid="005df849"/>
    </style:style>
    <style:style style:name="T100" style:family="text">
      <style:text-properties style:use-window-font-color="true" loext:opacity="0%" style:font-name="Bitstream Vera Sans2" fo:font-size="10pt" fo:font-weight="normal" style:font-size-asian="10pt" style:font-weight-asian="normal" style:font-size-complex="10pt" style:font-weight-complex="normal"/>
    </style:style>
    <style:style style:name="T101" style:family="text">
      <style:text-properties style:use-window-font-color="true" loext:opacity="0%" style:font-name="Bitstream Vera Sans2" fo:font-size="10pt" fo:font-weight="normal" officeooo:rsid="0004f4d8" style:font-size-asian="10pt" style:font-weight-asian="normal" style:font-size-complex="10pt" style:font-weight-complex="normal"/>
    </style:style>
    <style:style style:name="T102" style:family="text">
      <style:text-properties style:use-window-font-color="true" loext:opacity="0%" style:font-name="Bitstream Vera Sans2" fo:font-size="10pt" fo:font-weight="normal" officeooo:rsid="0067230f" style:font-size-asian="10pt" style:font-weight-asian="normal" style:font-size-complex="10pt" style:font-weight-complex="normal"/>
    </style:style>
    <style:style style:name="T103" style:family="text">
      <style:text-properties style:use-window-font-color="true" loext:opacity="0%" style:font-name="Bitstream Vera Sans2" fo:font-size="10pt" fo:font-weight="normal" officeooo:rsid="00680b01" style:font-size-asian="10pt" style:font-weight-asian="normal" style:font-size-complex="10pt" style:font-weight-complex="normal"/>
    </style:style>
    <style:style style:name="T104" style:family="text">
      <style:text-properties style:use-window-font-color="true" loext:opacity="0%" style:font-name="Bitstream Vera Sans2" fo:font-size="10pt" fo:font-weight="normal" officeooo:rsid="0089ad8f" style:font-size-asian="10pt" style:font-weight-asian="normal" style:font-size-complex="10pt" style:font-weight-complex="normal"/>
    </style:style>
    <style:style style:name="T105" style:family="text">
      <style:text-properties style:use-window-font-color="true" loext:opacity="0%" style:font-name="Bitstream Vera Sans2" fo:font-size="10pt" fo:font-weight="normal" officeooo:rsid="0094eed6" style:font-size-asian="10pt" style:font-weight-asian="normal" style:font-size-complex="10pt" style:font-weight-complex="normal"/>
    </style:style>
    <style:style style:name="T106" style:family="text">
      <style:text-properties style:use-window-font-color="true" loext:opacity="0%" style:font-name="Bitstream Vera Sans2" fo:font-size="10pt" fo:font-weight="normal" officeooo:rsid="00a7ddaf" style:font-size-asian="10pt" style:font-weight-asian="normal" style:font-size-complex="10pt" style:font-weight-complex="normal"/>
    </style:style>
    <style:style style:name="T107" style:family="text">
      <style:text-properties style:use-window-font-color="true" loext:opacity="0%" style:font-name="Bitstream Vera Sans2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108" style:family="text">
      <style:text-properties style:use-window-font-color="true" loext:opacity="0%" style:font-name="Bitstream Vera Sans2" fo:font-weight="normal" officeooo:rsid="0094eed6" style:font-size-asian="10pt" style:font-weight-asian="normal" style:font-size-complex="10pt"/>
    </style:style>
    <style:style style:name="T109" style:family="text">
      <style:text-properties style:use-window-font-color="true" loext:opacity="0%" officeooo:rsid="006ad9b6"/>
    </style:style>
    <style:style style:name="T110" style:family="text">
      <style:text-properties style:use-window-font-color="true" loext:opacity="0%" officeooo:rsid="006ccbf6"/>
    </style:style>
    <style:style style:name="T111" style:family="text">
      <style:text-properties style:use-window-font-color="true" loext:opacity="0%" fo:font-style="italic" style:font-style-asian="italic" style:font-style-complex="italic"/>
    </style:style>
    <style:style style:name="T112" style:family="text">
      <style:text-properties style:use-window-font-color="true" loext:opacity="0%" fo:font-style="italic" officeooo:rsid="006ccbf6" style:font-style-asian="italic" style:font-style-complex="italic"/>
    </style:style>
    <style:style style:name="T113" style:family="text">
      <style:text-properties style:use-window-font-color="true" loext:opacity="0%" fo:font-style="italic" officeooo:rsid="004b0b3e" style:font-style-asian="italic" style:font-style-complex="italic"/>
    </style:style>
    <style:style style:name="T114" style:family="text">
      <style:text-properties style:use-window-font-color="true" loext:opacity="0%" fo:font-style="italic" officeooo:rsid="00a9abd1" style:font-style-asian="italic" style:font-style-complex="italic"/>
    </style:style>
    <style:style style:name="T115" style:family="text">
      <style:text-properties style:use-window-font-color="true" loext:opacity="0%" fo:font-style="italic" officeooo:rsid="00ad610c" style:font-style-asian="italic" style:font-style-complex="italic"/>
    </style:style>
    <style:style style:name="T116" style:family="text">
      <style:text-properties style:use-window-font-color="true" loext:opacity="0%" fo:font-style="italic" fo:font-weight="normal" officeooo:rsid="007a4b54" style:font-style-asian="italic" style:font-weight-asian="normal" style:font-style-complex="italic" style:font-weight-complex="normal"/>
    </style:style>
    <style:style style:name="T117" style:family="text">
      <style:text-properties style:use-window-font-color="true" loext:opacity="0%" officeooo:rsid="006ff728"/>
    </style:style>
    <style:style style:name="T118" style:family="text">
      <style:text-properties style:use-window-font-color="true" loext:opacity="0%" officeooo:rsid="007260a4"/>
    </style:style>
    <style:style style:name="T119" style:family="text">
      <style:text-properties style:use-window-font-color="true" loext:opacity="0%" officeooo:rsid="00743b42"/>
    </style:style>
    <style:style style:name="T120" style:family="text">
      <style:text-properties style:use-window-font-color="true" loext:opacity="0%" fo:background-color="#ffff00" loext:char-shading-value="0"/>
    </style:style>
    <style:style style:name="T121" style:family="text">
      <style:text-properties style:use-window-font-color="true" loext:opacity="0%" officeooo:rsid="007c13d0" fo:background-color="#ffff00" loext:char-shading-value="0"/>
    </style:style>
    <style:style style:name="T122" style:family="text">
      <style:text-properties style:use-window-font-color="true" loext:opacity="0%" officeooo:rsid="008d83cc" fo:background-color="#ffff00" loext:char-shading-value="0"/>
    </style:style>
    <style:style style:name="T123" style:family="text">
      <style:text-properties style:use-window-font-color="true" loext:opacity="0%" officeooo:rsid="009051a3" fo:background-color="#ffff00" loext:char-shading-value="0"/>
    </style:style>
    <style:style style:name="T124" style:family="text">
      <style:text-properties style:use-window-font-color="true" loext:opacity="0%" officeooo:rsid="0095824e" fo:background-color="#ffff00" loext:char-shading-value="0"/>
    </style:style>
    <style:style style:name="T125" style:family="text">
      <style:text-properties style:use-window-font-color="true" loext:opacity="0%" officeooo:rsid="009768dd" fo:background-color="#ffff00" loext:char-shading-value="0"/>
    </style:style>
    <style:style style:name="T126" style:family="text">
      <style:text-properties style:use-window-font-color="true" loext:opacity="0%" officeooo:rsid="009af01b" fo:background-color="#ffff00" loext:char-shading-value="0"/>
    </style:style>
    <style:style style:name="T127" style:family="text">
      <style:text-properties style:use-window-font-color="true" loext:opacity="0%" officeooo:rsid="00ad610c" fo:background-color="#ffff00" loext:char-shading-value="0"/>
    </style:style>
    <style:style style:name="T128" style:family="text">
      <style:text-properties style:use-window-font-color="true" loext:opacity="0%" officeooo:rsid="00ad7706" fo:background-color="#ffff00" loext:char-shading-value="0"/>
    </style:style>
    <style:style style:name="T129" style:family="text">
      <style:text-properties style:use-window-font-color="true" loext:opacity="0%" officeooo:rsid="00a25888" fo:background-color="#ffff00" loext:char-shading-value="0"/>
    </style:style>
    <style:style style:name="T130" style:family="text">
      <style:text-properties style:use-window-font-color="true" loext:opacity="0%" officeooo:rsid="00aeddc0" fo:background-color="#ffff00" loext:char-shading-value="0"/>
    </style:style>
    <style:style style:name="T131" style:family="text">
      <style:text-properties style:use-window-font-color="true" loext:opacity="0%" officeooo:rsid="00aef54e" fo:background-color="#ffff00" loext:char-shading-value="0"/>
    </style:style>
    <style:style style:name="T132" style:family="text">
      <style:text-properties style:use-window-font-color="true" loext:opacity="0%" officeooo:rsid="00b14891" fo:background-color="#ffff00" loext:char-shading-value="0"/>
    </style:style>
    <style:style style:name="T133" style:family="text">
      <style:text-properties style:use-window-font-color="true" loext:opacity="0%" officeooo:rsid="007479a3"/>
    </style:style>
    <style:style style:name="T134" style:family="text">
      <style:text-properties style:use-window-font-color="true" loext:opacity="0%" style:text-position="super 58%" officeooo:rsid="00892820" fo:background-color="#ffff00" loext:char-shading-value="0" style:font-name-asian="OpenSymbol" style:font-style-asian="normal" style:font-name-complex="OpenSymbol" style:font-style-complex="normal"/>
    </style:style>
    <style:style style:name="T135" style:family="text">
      <style:text-properties style:use-window-font-color="true" loext:opacity="0%" officeooo:rsid="0083da25"/>
    </style:style>
    <style:style style:name="T136" style:family="text">
      <style:text-properties style:use-window-font-color="true" loext:opacity="0%" officeooo:rsid="008d035a"/>
    </style:style>
    <style:style style:name="T137" style:family="text">
      <style:text-properties style:use-window-font-color="true" loext:opacity="0%" officeooo:rsid="00927893"/>
    </style:style>
    <style:style style:name="T138" style:family="text">
      <style:text-properties style:use-window-font-color="true" loext:opacity="0%" officeooo:rsid="0096a21c"/>
    </style:style>
    <style:style style:name="T139" style:family="text">
      <style:text-properties style:use-window-font-color="true" loext:opacity="0%" officeooo:rsid="009768dd"/>
    </style:style>
    <style:style style:name="T140" style:family="text">
      <style:text-properties style:use-window-font-color="true" loext:opacity="0%" officeooo:rsid="008aa7fb"/>
    </style:style>
    <style:style style:name="T141" style:family="text">
      <style:text-properties style:use-window-font-color="true" loext:opacity="0%" style:font-name="OpenSymbol3" officeooo:rsid="00a3efcc" fo:background-color="#ffff00" loext:char-shading-value="0" style:font-name-asian="OpenSymbol3" style:font-name-complex="OpenSymbol3"/>
    </style:style>
    <style:style style:name="T142" style:family="text">
      <style:text-properties style:use-window-font-color="true" loext:opacity="0%" style:font-name="OpenSymbol3" fo:font-size="9pt" fo:font-weight="normal" officeooo:rsid="00a3efcc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43" style:family="text">
      <style:text-properties style:use-window-font-color="true" loext:opacity="0%" style:font-name="OpenSymbol3" fo:font-size="9pt" fo:font-weight="normal" officeooo:rsid="00a990c7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44" style:family="text">
      <style:text-properties style:use-window-font-color="true" loext:opacity="0%" style:text-position="sub 58%" fo:font-weight="normal" officeooo:rsid="00a54363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145" style:family="text">
      <style:text-properties style:use-window-font-color="true" loext:opacity="0%" officeooo:rsid="00a7f43f"/>
    </style:style>
    <style:style style:name="T146" style:family="text">
      <style:text-properties style:use-window-font-color="true" loext:opacity="0%" fo:font-size="9pt" fo:font-weight="normal" officeooo:rsid="00a990c7" fo:background-color="#ffff00" loext:char-shading-value="0" style:font-size-asian="9pt" style:font-weight-asian="normal" style:font-size-complex="9pt" style:font-weight-complex="normal"/>
    </style:style>
    <style:style style:name="T147" style:family="text">
      <style:text-properties style:use-window-font-color="true" loext:opacity="0%" fo:font-size="9pt" fo:font-weight="normal" officeooo:rsid="00a990c7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48" style:family="text">
      <style:text-properties style:use-window-font-color="true" loext:opacity="0%" fo:font-size="9pt" fo:font-weight="normal" officeooo:rsid="00ad610c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49" style:family="text">
      <style:text-properties style:use-window-font-color="true" loext:opacity="0%" officeooo:rsid="00ad610c"/>
    </style:style>
    <style:style style:name="T150" style:family="text">
      <style:text-properties style:use-window-font-color="true" loext:opacity="0%" officeooo:rsid="009c2b58"/>
    </style:style>
    <style:style style:name="T151" style:family="text">
      <style:text-properties style:use-window-font-color="true" loext:opacity="0%" officeooo:rsid="00b14891"/>
    </style:style>
    <style:style style:name="T152" style:family="text">
      <style:text-properties officeooo:rsid="0025faec"/>
    </style:style>
    <style:style style:name="T153" style:family="text">
      <style:text-properties officeooo:rsid="00296d00"/>
    </style:style>
    <style:style style:name="T154" style:family="text">
      <style:text-properties officeooo:rsid="002c2719"/>
    </style:style>
    <style:style style:name="T155" style:family="text">
      <style:text-properties officeooo:rsid="002c829e"/>
    </style:style>
    <style:style style:name="T156" style:family="text">
      <style:text-properties officeooo:rsid="0034bb58"/>
    </style:style>
    <style:style style:name="T157" style:family="text">
      <style:text-properties officeooo:rsid="0034bb58" loext:padding="0.049cm" loext:border="0.06pt solid #000000" loext:shadow="none"/>
    </style:style>
    <style:style style:name="T158" style:family="text">
      <style:text-properties officeooo:rsid="0035434c"/>
    </style:style>
    <style:style style:name="T159" style:family="text">
      <style:text-properties officeooo:rsid="0034bb58" fo:background-color="transparent" loext:char-shading-value="0" loext:padding="0.049cm" loext:border="0.06pt solid #000000" loext:shadow="none"/>
    </style:style>
    <style:style style:name="T160" style:family="text">
      <style:text-properties officeooo:rsid="004252dd"/>
    </style:style>
    <style:style style:name="T161" style:family="text">
      <style:text-properties officeooo:rsid="004fecb4"/>
    </style:style>
    <style:style style:name="T162" style:family="text">
      <style:text-properties officeooo:rsid="0006b91b"/>
    </style:style>
    <style:style style:name="T163" style:family="text">
      <style:text-properties style:font-size-complex="10pt"/>
    </style:style>
    <style:style style:name="T164" style:family="text">
      <style:text-properties officeooo:rsid="0004f4d8" style:font-size-complex="10pt"/>
    </style:style>
    <style:style style:name="T165" style:family="text">
      <style:text-properties officeooo:rsid="0077bbc5"/>
    </style:style>
    <style:style style:name="T166" style:family="text">
      <style:text-properties fo:font-style="normal" officeooo:rsid="0077bbc5" style:font-style-asian="normal" style:font-style-complex="normal"/>
    </style:style>
    <style:style style:name="T167" style:family="text">
      <style:text-properties officeooo:rsid="007a4b54"/>
    </style:style>
    <style:style style:name="T168" style:family="text">
      <style:text-properties style:font-name="Bitstream Vera Sans2" officeooo:rsid="00b3399c" style:font-name-asian="OpenSymbol4" style:font-name-complex="OpenSymbol4"/>
    </style:style>
    <style:style style:name="T169" style:family="text">
      <style:text-properties officeooo:rsid="007f9493"/>
    </style:style>
    <style:style style:name="T170" style:family="text">
      <style:text-properties style:font-name="OpenSymbol2" fo:font-size="9pt" officeooo:rsid="00a3efcc" style:font-size-complex="9pt"/>
    </style:style>
    <style:style style:name="T171" style:family="text">
      <style:text-properties fo:font-size="8pt" style:font-size-asian="8pt" style:font-size-complex="8pt"/>
    </style:style>
    <style:style style:name="T172" style:family="text">
      <style:text-properties fo:font-size="9pt" style:font-size-complex="9pt"/>
    </style:style>
    <style:style style:name="T173" style:family="text">
      <style:text-properties style:font-size-asian="10.5pt"/>
    </style:style>
    <style:style style:name="T174" style:family="text">
      <style:text-properties officeooo:rsid="00b3399c" style:font-size-asian="10.5pt"/>
    </style:style>
    <style:style style:name="T175" style:family="text">
      <style:text-properties officeooo:rsid="009c2b58"/>
    </style:style>
    <style:style style:name="T176" style:family="text">
      <style:text-properties officeooo:rsid="00a25888"/>
    </style:style>
    <style:style style:name="T177" style:family="text">
      <style:text-properties style:font-size-asian="10pt" style:font-size-complex="10pt"/>
    </style:style>
    <style:style style:name="T178" style:family="text">
      <style:text-properties officeooo:rsid="00b14891" style:font-size-asian="10pt" style:font-size-complex="10pt"/>
    </style:style>
    <style:style style:name="T179" style:family="text">
      <style:text-properties officeooo:rsid="00a65a23" style:font-size-asian="10pt" style:font-size-complex="10pt"/>
    </style:style>
    <style:style style:name="T180" style:family="text">
      <style:text-properties officeooo:rsid="00b3399c"/>
    </style:style>
    <style:style style:name="T181" style:family="text">
      <style:text-properties style:font-name="Symbol" officeooo:rsid="00b3399c" style:font-name-asian="Symbol" style:font-name-complex="Symbol"/>
    </style:style>
    <style:style style:name="T182" style:family="text">
      <style:text-properties style:font-name="Bitstream Vera Sans" officeooo:rsid="00b3399c" style:font-name-asian="SimSun" style:font-name-complex="Lucida Sans"/>
    </style:style>
    <style:style style:name="T183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8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0" text:outline-level="1"/>
      <text:h text:style-name="P161" text:outline-level="1"><draw:g text:anchor-type="paragraph" draw:z-index="18" draw:name="Forme5" draw:style-name="gr1"><draw:custom-shape draw:style-name="gr2" draw:text-style-name="P163" svg:width="3.964cm" svg:height="0.641cm" draw:transform="skewX (0.00279252680319092) rotate (0.0872664625997165) translate (-0.370416666666667cm -0.0934861111111111cm)"><text:p text:style-name="P162"><text:span text:style-name="T18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6"><draw:text-box fo:min-height="3.93cm"><text:section text:style-name="Sect1" text:name="Section4"><text:p text:style-name="P25"/><text:p text:style-name="P53"><text:span text:style-name="Bold_5f_niv1"><text:span text:style-name="T11">Éno</text:span></text:span><text:span text:style-name="Bold_5f_niv1"><text:span text:style-name="T13">ncé </text:span></text:span><text:span text:style-name="Bold_5f_niv1"><text:span text:style-name="T14">1</text:span></text:span></text:p><text:p text:style-name="P22"><text:span text:style-name="T8">Le jour des soldes, une paire de chaussure</text:span><text:span text:style-name="T9">s</text:span><text:span text:style-name="T8"> <text:line-break/>à 120 € est soldée à 35 %.</text:span></text:p><text:p text:style-name="P22">Quel est son nouveau prix ?</text:p><text:p text:style-name="P29"><text:span text:style-name="Bold_5f_niv1">Correction</text:span></text:p><text:p text:style-name="P26">Soit P le nouveau prix. <text:line-break/>P = (1 <text:span text:style-name="T15">−</text:span> 35 %) <text:span text:style-name="T15"></text:span> 120 = (1 <text:span text:style-name="T15">−</text:span> 0,35) <text:span text:style-name="T15"></text:span> 120 = 78</text:p><text:p text:style-name="P23">Le nouveau prix des chaussures est 78 €.</text:p><text:p text:style-name="P54"><text:span text:style-name="Bold_5f_niv1"><text:span text:style-name="T13">Énonc</text:span></text:span><text:span text:style-name="Bold_5f_niv1"><text:span text:style-name="T11">é </text:span></text:span><text:span text:style-name="Bold_5f_niv1"><text:span text:style-name="T12">2</text:span></text:span></text:p><text:p text:style-name="P22"><text:span text:style-name="T8">Le prix de l'essence était de</text:span><text:span text:style-name="T10"> </text:span><text:span text:style-name="T8">1,35 € en 2011. <text:line-break/>Il est de 1,55 € aujourd'hui. </text:span></text:p><text:p text:style-name="P22">Quel est le pourcentage d'augmentation ?</text:p><text:p text:style-name="P29"><text:span text:style-name="Bold_5f_niv1">Correction</text:span></text:p><text:p text:style-name="P24"><text:span text:style-name="T7">Soit </text:span><text:span text:style-name="T21">p</text:span><text:span text:style-name="T7"> le pourcentage d'augmentation.<text:line-break/>1,55 = (1 + </text:span><text:span text:style-name="T21">p</text:span><text:span text:style-name="T7">) </text:span><text:span text:style-name="T16"></text:span><text:span text:style-name="T7"> 1,35 donc 1 + </text:span><text:span text:style-name="T21">p</text:span><text:span text:style-name="T7"> = 1,55 ÷ 1,35 soit </text:span><text:span text:style-name="T7"><draw:frame draw:style-name="fr4" draw:name="Objet1" text:anchor-type="as-char" svg:y="-0.346cm" svg:width="1.744cm" svg:height="0.409cm" draw:z-index="17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7">.</text:span></text:p><text:p text:style-name="P51"><text:span text:style-name="_5f_correction"><text:span text:style-name="T17">L'essence a augmenté d'environ 15 %.</text:span></text:span></text:p></text:section></draw:text-box></draw:frame></text:h>
      <text:list xml:id="list1393870354" text:style-name="Num_5f_Exo">
        <text:list-item>
          <text:h text:style-name="P104" text:outline-level="1"><text:span text:style-name="Bold_5f_niv3">  </text:span><text:span text:style-name="Bold_5f_niv3"><text:span text:style-name="T24">Complète les phrases suivantes.</text:span></text:span></text:h>
        </text:list-item>
      </text:list>
      <text:list xml:id="list1021289620" text:style-name="L1">
        <text:list-item>
          <text:p text:style-name="P119"><text:span text:style-name="Bold_5f_niv3"><text:span text:style-name="T24">Pour augmenter un nombre de 20 % on le multiplie par <text:s/></text:span></text:span><text:span text:style-name="Bold_5f_niv3"><text:span text:style-name="T34">(1 + 0,2)=</text:span></text:span><text:span text:style-name="Bold_5f_niv3"><text:span text:style-name="T29"> </text:span></text:span><text:span text:style-name="_5f_pointillés_20_gris"><text:span text:style-name="T52">1,2</text:span></text:span></text:p>
        </text:list-item>
        <text:list-item>
          <text:p text:style-name="P120"><text:span text:style-name="Bold_5f_niv3"><text:span text:style-name="T42">Pour </text:span></text:span><text:span text:style-name="Bold_5f_niv3"><text:span text:style-name="T43">diminuer</text:span></text:span><text:span text:style-name="Bold_5f_niv3"><text:span text:style-name="T42"> un nombre de </text:span></text:span><text:span text:style-name="Bold_5f_niv3"><text:span text:style-name="T43">15</text:span></text:span><text:span text:style-name="Bold_5f_niv3"><text:span text:style-name="T42"> % on le multiplie par </text:span></text:span><text:span text:style-name="_5f_pointillés_20_gris"><text:span text:style-name="T52"><text:s/>(1 - 0,15) =</text:span></text:span><text:span text:style-name="Bold_5f_niv3"><text:span text:style-name="T51"> </text:span></text:span><text:span text:style-name="_5f_pointillés_20_gris"><text:span text:style-name="T52">0,85 <text:s/></text:span></text:span></text:p>
        </text:list-item>
        <text:list-item>
          <text:p text:style-name="P120"><text:span text:style-name="Bold_5f_niv3"><text:span text:style-name="T42">Pour augmenter un nombre de </text:span></text:span><text:span text:style-name="Bold_5f_niv3"><text:span text:style-name="T43">5</text:span></text:span><text:span text:style-name="Bold_5f_niv3"><text:span text:style-name="T42"> % on le multiplie par <text:s/></text:span></text:span><text:span text:style-name="Bold_5f_niv3"><text:span text:style-name="T52">(1 + 0,05)=</text:span></text:span><text:span text:style-name="Bold_5f_niv3"><text:span text:style-name="T46"> </text:span></text:span><text:span text:style-name="_5f_pointillés_20_gris"><text:span text:style-name="T52">1,05</text:span></text:span></text:p>
        </text:list-item>
        <text:list-item>
          <text:p text:style-name="P120"><text:span text:style-name="Bold_5f_niv3"><text:span text:style-name="T42">Pour </text:span></text:span><text:span text:style-name="Bold_5f_niv3"><text:span text:style-name="T43">diminuer</text:span></text:span><text:span text:style-name="Bold_5f_niv3"><text:span text:style-name="T42"> un nombre de </text:span></text:span><text:span text:style-name="Bold_5f_niv3"><text:span text:style-name="T43">7</text:span></text:span><text:span text:style-name="Bold_5f_niv3"><text:span text:style-name="T42"> % on le multiplie par </text:span></text:span><text:span text:style-name="_5f_pointillés_20_gris"><text:span text:style-name="T52"><text:s/>(1 - 0,07) =</text:span></text:span><text:span text:style-name="Bold_5f_niv3"><text:span text:style-name="T51"> </text:span></text:span><text:span text:style-name="_5f_pointillés_20_gris"><text:span text:style-name="T52">0,93 </text:span></text:span></text:p>
        </text:list-item>
      </text:list>
      <text:list xml:id="list180756172702694" text:continue-list="list1393870354" text:style-name="Num_5f_Exo">
        <text:list-item>
          <text:h text:style-name="P105" text:outline-level="1"><text:span text:style-name="Bold_5f_niv3"><text:span text:style-name="T24"><text:s/>Complète tableau suivant.</text:span></text:span><text:span text:style-name="Bold_5f_niv3"><text:span text:style-name="T116">(arrondi au centième)</text:span>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 table:style-name="Tableau1.1">
            <table:table-cell table:style-name="Tableau1.A1" office:value-type="string">
              <text:p text:style-name="P94"/>
            </table:table-cell>
            <table:table-cell table:style-name="Tableau1.B1" office:value-type="string">
              <text:p text:style-name="P99">Valeur initiale </text:p>
            </table:table-cell>
            <table:table-cell table:style-name="Tableau1.C1" office:value-type="string">
              <text:p text:style-name="P99">Valeur finale</text:p>
            </table:table-cell>
            <table:table-cell table:style-name="Tableau1.D1" office:value-type="string">
              <text:p text:style-name="P99">Hausse /Baisse</text:p>
            </table:table-cell>
            <table:table-cell table:style-name="Tableau1.E1" office:value-type="string">
              <text:p text:style-name="P99">%</text:p>
            </table:table-cell>
          </table:table-row>
        </table:table-header-rows>
        <table:table-row table:style-name="TableLine1979983622304">
          <table:table-cell table:style-name="Tableau1.A4" office:value-type="string">
            <text:p text:style-name="P50"/>
            <text:list xml:id="list3477804447" text:style-name="liste_5f_abc">
              <text:list-item text:start-value="1">
                <text:p text:style-name="P148"/>
              </text:list-item>
            </text:list>
          </table:table-cell>
          <table:table-cell table:style-name="Tableau1.B2" office:value-type="string">
            <text:p text:style-name="P95">100</text:p>
          </table:table-cell>
          <table:table-cell table:style-name="Tableau1.C4" office:value-type="string">
            <text:p text:style-name="P46">130</text:p>
          </table:table-cell>
          <table:table-cell table:style-name="Tableau1.D2" office:value-type="string">
            <text:p text:style-name="P95">Hausse</text:p>
          </table:table-cell>
          <table:table-cell table:style-name="Tableau1.E2" office:value-type="string">
            <text:p text:style-name="P95">30 %</text:p>
          </table:table-cell>
        </table:table-row>
        <table:table-row table:style-name="TableLine1979983618768">
          <table:table-cell table:style-name="Tableau1.A4" office:value-type="string">
            <text:p text:style-name="P44"/>
            <text:list xml:id="list180756508370723" text:continue-numbering="true" text:style-name="liste_5f_abc">
              <text:list-item>
                <text:p text:style-name="P149"/>
              </text:list-item>
            </text:list>
          </table:table-cell>
          <table:table-cell table:style-name="Tableau1.B3" office:value-type="string">
            <text:p text:style-name="P98">7 500</text:p>
          </table:table-cell>
          <table:table-cell table:style-name="Tableau1.C4" office:value-type="string">
            <text:p text:style-name="P101">7500<text:span text:style-name="T168">x</text:span>0,8 <text:s/><text:span text:style-name="T180">= </text:span>6 000 </text:p>
          </table:table-cell>
          <table:table-cell table:style-name="Tableau1.D3" office:value-type="string">
            <text:p text:style-name="P95">Baisse</text:p>
          </table:table-cell>
          <table:table-cell table:style-name="Tableau1.E3" office:value-type="string">
            <text:p text:style-name="P96">20 %</text:p>
          </table:table-cell>
        </table:table-row>
        <table:table-row table:style-name="TableLine1979983619312">
          <table:table-cell table:style-name="Tableau1.A4" office:value-type="string">
            <text:p text:style-name="P44"/>
            <text:list xml:id="list180755062793810" text:continue-numbering="true" text:style-name="liste_5f_abc">
              <text:list-item>
                <text:p text:style-name="P149"/>
              </text:list-item>
            </text:list>
          </table:table-cell>
          <table:table-cell table:style-name="Tableau1.B4" office:value-type="string">
            <text:p text:style-name="P49"><text:span text:style-name="T172">930</text:span><text:span text:style-name="T170">÷</text:span><text:span text:style-name="T172">1,24</text:span><text:span text:style-name="T171"> <text:s/></text:span><text:span text:style-name="T174"><text:s/>=</text:span><text:span text:style-name="T173">750</text:span></text:p>
          </table:table-cell>
          <table:table-cell table:style-name="Tableau1.C4" office:value-type="string">
            <text:p text:style-name="P98">930</text:p>
          </table:table-cell>
          <table:table-cell table:style-name="Tableau1.D4" office:value-type="string">
            <text:p text:style-name="P95">Hausse</text:p>
          </table:table-cell>
          <table:table-cell table:style-name="Tableau1.E4" office:value-type="string">
            <text:p text:style-name="P98">24<text:span text:style-name="T152"> %</text:span></text:p>
          </table:table-cell>
        </table:table-row>
        <table:table-row table:style-name="TableLine1979983613600">
          <table:table-cell table:style-name="Tableau1.A5" office:value-type="string">
            <text:p text:style-name="P45"/>
            <text:list xml:id="list180755600284480" text:continue-numbering="true" text:style-name="liste_5f_abc">
              <text:list-item>
                <text:p text:style-name="P150"/>
              </text:list-item>
            </text:list>
          </table:table-cell>
          <table:table-cell table:style-name="Tableau1.B5" office:value-type="string">
            <text:p text:style-name="P101">12<text:span text:style-name="T180">46</text:span>,4÷0,8<text:span text:style-name="T180">2</text:span>=15<text:span text:style-name="T180">20</text:span></text:p>
          </table:table-cell>
          <table:table-cell table:style-name="Tableau1.C5" office:value-type="string">
            <text:p text:style-name="P98">1246,4</text:p>
          </table:table-cell>
          <table:table-cell table:style-name="Tableau1.D5" office:value-type="string">
            <text:p text:style-name="P95">Baisse</text:p>
          </table:table-cell>
          <table:table-cell table:style-name="Tableau1.E5" office:value-type="string">
            <text:p text:style-name="P98">18<text:span text:style-name="T152"> %</text:span></text:p>
          </table:table-cell>
        </table:table-row>
        <table:table-row table:style-name="TableLine1979983626928">
          <table:table-cell table:style-name="Tableau1.A6" office:value-type="string">
            <text:p text:style-name="P44"/>
            <text:list xml:id="list180754867128120" text:continue-numbering="true" text:style-name="liste_5f_abc">
              <text:list-item>
                <text:p text:style-name="P149"/>
              </text:list-item>
            </text:list>
          </table:table-cell>
          <table:table-cell table:style-name="Tableau1.B6" office:value-type="string">
            <text:p text:style-name="P97">8<text:span text:style-name="T153">63</text:span></text:p>
          </table:table-cell>
          <table:table-cell table:style-name="Tableau1.C6" office:value-type="string">
            <text:p text:style-name="P98">1380,8</text:p>
          </table:table-cell>
          <table:table-cell table:style-name="Tableau1.D6" office:value-type="string">
            <text:p text:style-name="P47">Hausse</text:p>
          </table:table-cell>
          <table:table-cell table:style-name="Tableau1.E6" office:value-type="string">
            <text:p text:style-name="P46">60 %</text:p>
          </table:table-cell>
        </table:table-row>
        <table:table-row table:style-name="TableLine1979983622848">
          <table:table-cell table:style-name="Tableau1.A7" office:value-type="string">
            <text:p text:style-name="P44"/>
            <text:list xml:id="list180755667205213" text:continue-numbering="true" text:style-name="liste_5f_abc">
              <text:list-item>
                <text:p text:style-name="P149"/>
              </text:list-item>
            </text:list>
          </table:table-cell>
          <table:table-cell table:style-name="Tableau1.B7" office:value-type="string">
            <text:p text:style-name="P98">89</text:p>
          </table:table-cell>
          <table:table-cell table:style-name="Tableau1.C7" office:value-type="string">
            <text:p text:style-name="P98">10,68</text:p>
          </table:table-cell>
          <table:table-cell table:style-name="Tableau1.D7" office:value-type="string">
            <text:p text:style-name="P47">Baisse</text:p>
          </table:table-cell>
          <table:table-cell table:style-name="Tableau1.E7" office:value-type="string">
            <text:p text:style-name="P48">8<text:span text:style-name="T167">8 %</text:span></text:p>
          </table:table-cell>
        </table:table-row>
        <table:table-row table:style-name="Tableau1.8">
          <table:table-cell table:style-name="Tableau1.A8" office:value-type="string">
            <text:p text:style-name="P44"/>
            <text:list xml:id="list180755882393248" text:continue-numbering="true" text:style-name="liste_5f_abc">
              <text:list-item>
                <text:p text:style-name="P149"/>
              </text:list-item>
            </text:list>
          </table:table-cell>
          <table:table-cell table:style-name="Tableau1.B8" office:value-type="string">
            <text:p text:style-name="P97">4<text:span text:style-name="T153">80</text:span></text:p>
          </table:table-cell>
          <table:table-cell table:style-name="Tableau1.C8" office:value-type="string">
            <text:p text:style-name="P100">480x1,075</text:p>
            <text:p text:style-name="P100">=516</text:p>
          </table:table-cell>
          <table:table-cell table:style-name="Tableau1.D8" office:value-type="string">
            <text:p text:style-name="P95">Hausse</text:p>
          </table:table-cell>
          <table:table-cell table:style-name="Tableau1.E8" office:value-type="string">
            <text:p text:style-name="P98">7,5 %</text:p>
          </table:table-cell>
        </table:table-row>
        <table:table-row table:style-name="TableLine1979983614960">
          <table:table-cell table:style-name="Tableau1.A9" office:value-type="string">
            <text:p text:style-name="P44"/>
            <text:list xml:id="list180756287953782" text:continue-numbering="true" text:style-name="liste_5f_abc">
              <text:list-item>
                <text:p text:style-name="P149"/>
              </text:list-item>
            </text:list>
          </table:table-cell>
          <table:table-cell table:style-name="Tableau1.B9" office:value-type="string">
            <text:p text:style-name="P100">960<text:span text:style-name="T167">÷0,</text:span>965</text:p>
            <text:p text:style-name="P102"><text:span text:style-name="T181"></text:span><text:span text:style-name="T182"> </text:span>994,82</text:p>
          </table:table-cell>
          <table:table-cell table:style-name="Tableau1.C9" office:value-type="string">
            <text:p text:style-name="P98">960</text:p>
          </table:table-cell>
          <table:table-cell table:style-name="Tableau1.D9" office:value-type="string">
            <text:p text:style-name="P95">Baisse</text:p>
          </table:table-cell>
          <table:table-cell table:style-name="Tableau1.E9" office:value-type="string">
            <text:p text:style-name="P97">3,<text:span text:style-name="T153">5 %</text:span></text:p>
          </table:table-cell>
        </table:table-row>
      </table:table>
      <text:list xml:id="list180755774173394" text:continue-list="list180756172702694" text:style-name="Num_5f_Exo">
        <text:list-item>
          <text:h text:style-name="Exo_5f_Num" text:outline-level="1"><text:span text:style-name="Bold_5f_niv3"> Élections</text:span></text:h>
        </text:list-item>
      </text:list>
      <text:list xml:id="list180754926560413" text:continue-list="list180756287953782" text:style-name="liste_5f_abc">
        <text:list-item text:start-value="1">
          <text:p text:style-name="P145">Lors d'une élection, une candidate a obtenu 11,5 % des voix <text:span text:style-name="T155">exprimées</text:span> <text:span text:style-name="T154">soit 17 273 voix</text:span>. Calcule le nombre <text:span text:style-name="T155">total de voix exprimées </text:span>.</text:p>
        </text:list-item>
      </text:list>
      <text:p text:style-name="P78"><text:span text:style-name="_5f_pointillés_20_gris"><text:span text:style-name="T121">17273 ÷ 11,5 % = 17273 ÷ 0,115 = <text:s/>150 200 .</text:span></text:span></text:p>
      <text:p text:style-name="P78"><text:span text:style-name="_5f_pointillés_20_gris"><text:span text:style-name="T121">Il y a </text:span></text:span><text:span text:style-name="_5f_pointillés_20_gris"><text:span text:style-name="T131">eu</text:span></text:span><text:span text:style-name="_5f_pointillés_20_gris"><text:span text:style-name="T121"> 150 200 voix exprimées.</text:span></text:span></text:p>
      <text:list xml:id="list180755958483075" text:continue-numbering="true" text:style-name="liste_5f_abc">
        <text:list-item>
          <text:p text:style-name="P146">Pour la même élection, un autre candidat a obtenu <text:span text:style-name="T155">35 297</text:span> voix. Calcule le pourcentage de votes exprimés pour ce candidat.</text:p>
        </text:list-item>
      </text:list>
      <text:list xml:id="list4046517748" text:style-name="_5f_Numérotation_20_des_20_exercices_20_livrets">
        <text:list-item>
          <text:list>
            <text:list-header>
              <text:p text:style-name="P135"><text:span text:style-name="_5f_pointillés_20_gris"><text:span text:style-name="T71">35 297 ÷ 150 200 = 0,235 . <text:s text:c="2"/></text:span></text:span></text:p>
              <text:p text:style-name="P135"><text:span text:style-name="_5f_pointillés_20_gris"><text:span text:style-name="T71">Le candidat a obtenu 23,5 % des votes exprimés .</text:span></text:span></text:p>
            </text:list-header>
          </text:list>
        </text:list-item>
      </text:list>
      <text:list xml:id="list180756501479062" text:continue-list="list180755774173394" text:style-name="Num_5f_Exo">
        <text:list-item>
          <text:h text:style-name="P106" text:outline-level="1"> <text:span text:style-name="Bold_5f_niv3"><text:span text:style-name="T156">Imprimante</text:span></text:span></text:h>
        </text:list-item>
      </text:list>
      <text:list xml:id="list180755771516784" text:continue-list="list180755958483075" text:style-name="liste_5f_abc">
        <text:list-header>
          <text:p text:style-name="P147"><text:span text:style-name="T156">Mon imprimante peut agrandir ou réduire un document d’un certain pourcentage</text:span>. <text:span text:style-name="T156">Sur mon document Doc1, j’ai dessiné un carré de côté 7 cm.</text:span></text:p>
        </text:list-header>
        <text:list-item text:start-value="1">
          <text:p text:style-name="P151">Je veux obtenir un carré de 10 cm de côté sur Doc2, quel pourcentage dois-je utiliser ? On arrondira à 0,01 %.</text:p>
        </text:list-item>
      </text:list>
      <text:list xml:id="list180754772841427" text:continue-list="list4046517748" text:style-name="_5f_Numérotation_20_des_20_exercices_20_livrets">
        <text:list-item>
          <text:list>
            <text:list-header>
              <text:p text:style-name="P143"><text:span text:style-name="_5f_pointillés_20_gris"><text:span text:style-name="T71">10 ÷ 7 </text:span></text:span><text:span text:style-name="_5f_pointillés_20_gris"><text:span text:style-name="T87">≈ </text:span></text:span><text:span text:style-name="_5f_pointillés_20_gris"><text:span text:style-name="T71">1,4</text:span></text:span><text:span text:style-name="_5f_pointillés_20_gris"><text:span text:style-name="T78">29</text:span></text:span><text:span text:style-name="_5f_pointillés_20_gris"><text:span text:style-name="T71"> </text:span></text:span><text:span text:style-name="_5f_pointillés_20_gris"><text:span text:style-name="T78">soit <text:s/></text:span></text:span><text:span text:style-name="_5f_pointillés_20_gris"><text:span text:style-name="T71">une augmentation de 4</text:span></text:span><text:span text:style-name="_5f_pointillés_20_gris"><text:span text:style-name="T78">2,9</text:span></text:span><text:span text:style-name="_5f_pointillés_20_gris"><text:span text:style-name="T71"> %. </text:span></text:span></text:p>
            </text:list-header>
          </text:list>
        </text:list-item>
      </text:list>
      <text:list xml:id="list180754775454594" text:continue-list="list180755771516784" text:style-name="liste_5f_abc">
        <text:list-item>
          <text:p text:style-name="P152">J’ai perdu Doc1 entre temps et je veux réduire Doc2 pour retrouver, dans Doc3, un carré de côté 7 cm. Quel pourcentage dois-je utiliser ? </text:p>
        </text:list-item>
      </text:list>
      <text:list xml:id="list180756022896865" text:continue-list="list180754772841427" text:style-name="_5f_Numérotation_20_des_20_exercices_20_livrets">
        <text:list-item>
          <text:list>
            <text:list-header>
              <text:p text:style-name="P137"><text:span text:style-name="_5f_pointillés_20_gris"><text:span text:style-name="T71">7 ÷ 10 = 0,7 </text:span></text:span><text:span text:style-name="_5f_pointillés_20_gris"><text:span text:style-name="T78">soit </text:span></text:span><text:span text:style-name="_5f_pointillés_20_gris"><text:span text:style-name="T71">une réduction <text:s/>de 30 %.</text:span></text:span></text:p>
            </text:list-header>
          </text:list>
        </text:list-item>
      </text:list>
      <text:list xml:id="list180755776859347" text:continue-list="list180756501479062" text:style-name="Num_5f_Exo">
        <text:list-item>
          <text:h text:style-name="P107" text:outline-level="1"> <text:span text:style-name="Bold_5f_niv3"><text:span text:style-name="T158">Calculatrice cassée</text:span></text:span></text:h>
          <text:p text:style-name="P153"><text:span text:style-name="T156">Ma calculette est cassée et les touches </text:span><text:span text:style-name="T159">+</text:span><text:span text:style-name="T156"> , </text:span><text:span text:style-name="T159">–</text:span><text:span text:style-name="T156"> et </text:span><text:span text:style-name="T157">(-)</text:span><text:span text:style-name="T156"> ne fonctionnent plus ! Amine me dit que je peux tout même l’utiliser pour l’exercice ci-dessous. Comment dois-je m’y prendre ?</text:span></text:p>
        </text:list-item>
      </text:list>
      <text:list xml:id="list1642858903" text:style-name="L2">
        <text:list-item>
          <text:p text:style-name="P121"><text:span text:style-name="Bold_5f_niv3"><text:span text:style-name="T25">Que représente, en litres, 35 % de 5,</text:span></text:span><text:span text:style-name="Bold_5f_niv3"><text:span text:style-name="T26">4</text:span></text:span><text:span text:style-name="Bold_5f_niv3"><text:span text:style-name="T25"> L ?</text:span></text:span><text:span text:style-name="Bold_5f_niv3"><text:span text:style-name="T24"> <text:s/></text:span></text:span></text:p>
        </text:list-item>
      </text:list>
      <text:p text:style-name="P81"><text:span text:style-name="Bold_5f_niv3"><text:span text:style-name="T24"><text:s/></text:span></text:span><text:span text:style-name="_5f_pointillés_20_gris"><text:span text:style-name="T53">0,35 </text:span></text:span><text:span text:style-name="_5f_pointillés_20_gris"><text:span text:style-name="T85"> </text:span></text:span><text:span text:style-name="_5f_pointillés_20_gris"><text:span text:style-name="T53">5,4 <text:s/>= 1,89. <text:s text:c="2"/></text:span></text:span><text:span text:style-name="_5f_pointillés_20_gris"><text:span text:style-name="T58">Cela représente </text:span></text:span><text:span text:style-name="_5f_pointillés_20_gris"><text:span text:style-name="T53">1,89 L.</text:span></text:span></text:p>
      <text:list xml:id="list180755344771907" text:continue-numbering="true" text:style-name="L2">
        <text:list-item>
          <text:p text:style-name="P121"><text:span text:style-name="Bold_5f_niv3"><text:span text:style-name="T44">Ma voiture consomme 5 % de moins que celle de mon voisin qui consomme 6,7 L/100 km. Quelle est ma consommation </text:span></text:span><text:span text:style-name="Bold_5f_niv3"><text:span text:style-name="T42">par </text:span></text:span><text:span text:style-name="Bold_5f_niv3"><text:span text:style-name="T44">L/100 km</text:span></text:span></text:p>
        </text:list-item>
      </text:list>
      <text:p text:style-name="P134"><text:span text:style-name="_5f_pointillés_20_gris"><text:span text:style-name="T64">Réduire de </text:span></text:span><text:span text:style-name="_5f_pointillés_20_gris"><text:span text:style-name="T65">5 </text:span></text:span><text:span text:style-name="_5f_pointillés_20_gris"><text:span text:style-name="T53">% </text:span></text:span><text:span text:style-name="_5f_pointillés_20_gris"><text:span text:style-name="T58">c’est</text:span></text:span><text:span text:style-name="_5f_pointillés_20_gris"><text:span text:style-name="T53"> </text:span></text:span><text:span text:style-name="_5f_pointillés_20_gris"><text:span text:style-name="T64">prendre </text:span></text:span><text:span text:style-name="_5f_pointillés_20_gris"><text:span text:style-name="T53">95</text:span></text:span><text:span text:style-name="_5f_pointillés_20_gris"><text:span text:style-name="T65"> </text:span></text:span><text:span text:style-name="_5f_pointillés_20_gris"><text:span text:style-name="T53">% : 0,95</text:span></text:span><text:span text:style-name="_5f_pointillés_20_gris"><text:span text:style-name="T85"></text:span></text:span><text:span text:style-name="_5f_pointillés_20_gris"><text:span text:style-name="T53">6,7 = 6,365</text:span></text:span></text:p>
      <text:p text:style-name="P68"><text:span text:style-name="_5f_pointillés_20_gris"><text:span text:style-name="T61">M</text:span></text:span><text:span text:style-name="_5f_pointillés_20_gris"><text:span text:style-name="T58">a consommation est de </text:span></text:span><text:span text:style-name="_5f_pointillés_20_gris"><text:span text:style-name="T53">6,365 L/100km. </text:span></text:span></text:p>
      <text:list xml:id="list180755395791980" text:continue-numbering="true" text:style-name="L2">
        <text:list-item>
          <text:p text:style-name="P121"><text:span text:style-name="Bold_5f_niv3"><text:span text:style-name="T44">Le prix de l’essence a augmenté de </text:span></text:span><text:span text:style-name="Bold_5f_niv3"><text:span text:style-name="T49">3</text:span></text:span><text:span text:style-name="Bold_5f_niv3"><text:span text:style-name="T44"> % et coûte maintenant 1,4</text:span></text:span><text:span text:style-name="Bold_5f_niv3"><text:span text:style-name="T49">42</text:span></text:span><text:span text:style-name="Bold_5f_niv3"><text:span text:style-name="T44"> €/L . Quel était le prix de l’essence avant augmentation ? </text:span></text:span><text:span text:style-name="Bold_5f_niv3"><text:span text:style-name="T42"><text:s/></text:span></text:span></text:p>
        </text:list-item>
      </text:list>
      <text:p text:style-name="P133"><text:span text:style-name="Bold_5f_niv3"><text:span text:style-name="T64">Augmenter de </text:span></text:span><text:span text:style-name="Bold_5f_niv3"><text:span text:style-name="T61">3</text:span></text:span><text:span text:style-name="Bold_5f_niv3"><text:span text:style-name="T65"> </text:span></text:span><text:span text:style-name="Bold_5f_niv3"><text:span text:style-name="T53">% c’est </text:span></text:span><text:span text:style-name="Bold_5f_niv3"><text:span text:style-name="T64">prendre </text:span></text:span><text:span text:style-name="Bold_5f_niv3"><text:span text:style-name="T53">1</text:span></text:span><text:span text:style-name="Bold_5f_niv3"><text:span text:style-name="T64">03</text:span></text:span><text:span text:style-name="Bold_5f_niv3"><text:span text:style-name="T65"> </text:span></text:span><text:span text:style-name="Bold_5f_niv3"><text:span text:style-name="T64">% </text:span></text:span><text:span text:style-name="Bold_5f_niv3"><text:span text:style-name="T53">: </text:span></text:span></text:p>
      <text:p text:style-name="P133"><text:span text:style-name="Bold_5f_niv3"><text:span text:style-name="T61">P</text:span></text:span><text:span text:style-name="Bold_5f_niv3"><text:span text:style-name="T144">ancien</text:span></text:span><text:span text:style-name="Bold_5f_niv3"><text:span text:style-name="T61"> </text:span></text:span><text:span text:style-name="Bold_5f_niv3"><text:span text:style-name="T85"></text:span></text:span><text:span text:style-name="Bold_5f_niv3"><text:span text:style-name="T53">1,0</text:span></text:span><text:span text:style-name="Bold_5f_niv3"><text:span text:style-name="T61">3</text:span></text:span><text:span text:style-name="Bold_5f_niv3"><text:span text:style-name="T53"> </text:span></text:span><text:span text:style-name="_5f_pointillés_20_gris"><text:span text:style-name="T88">≈</text:span></text:span><text:span text:style-name="Bold_5f_niv3"><text:span text:style-name="T53">1,4</text:span></text:span><text:span text:style-name="Bold_5f_niv3"><text:span text:style-name="T61">42</text:span></text:span><text:span text:style-name="Bold_5f_niv3"><text:span text:style-name="T53"> </text:span></text:span></text:p>
      <text:p text:style-name="P68"><text:span text:style-name="Bold_5f_niv3"><text:span text:style-name="T61">donc P</text:span></text:span><text:span text:style-name="Bold_5f_niv3"><text:span text:style-name="T144">ancien</text:span></text:span><text:span text:style-name="Bold_5f_niv3"><text:span text:style-name="T61">= 1,442</text:span></text:span><text:span text:style-name="Bold_5f_niv3"><text:span text:style-name="T58"> </text:span></text:span><text:span text:style-name="_5f_pointillés_20_gris"><text:span text:style-name="T53">÷ </text:span></text:span><text:span text:style-name="Bold_5f_niv3"><text:span text:style-name="T61">1,03 = </text:span></text:span><text:span text:style-name="Bold_5f_niv3"><text:span text:style-name="T58"><text:s/></text:span></text:span><text:span text:style-name="Bold_5f_niv3"><text:span text:style-name="T61">1,40</text:span></text:span></text:p>
      <text:p text:style-name="P69"><text:span text:style-name="Bold_5f_niv3"><text:span text:style-name="T62">L</text:span></text:span><text:span text:style-name="Bold_5f_niv3"><text:span text:style-name="T54">e prix avant augmentation </text:span></text:span><text:span text:style-name="Bold_5f_niv3"><text:span text:style-name="T62">était de </text:span></text:span><text:span text:style-name="Bold_5f_niv3"><text:span text:style-name="T61">1,40 </text:span></text:span><text:span text:style-name="Bold_5f_niv3"><text:span text:style-name="T54">€/L <text:s/></text:span></text:span></text:p>
      <text:list xml:id="list180756394393147" text:continue-numbering="true" text:style-name="L2">
        <text:list-item>
          <text:p text:style-name="P122"><text:span text:style-name="Bold_5f_niv3"><text:span text:style-name="T44">Le pull que j’ai vu à 45,</text:span></text:span><text:span text:style-name="Bold_5f_niv3"><text:span text:style-name="T45">95</text:span></text:span><text:span text:style-name="Bold_5f_niv3"><text:span text:style-name="T44"> € est soldé à 3</text:span></text:span><text:span text:style-name="Bold_5f_niv3"><text:span text:style-name="T45">6,76</text:span></text:span><text:span text:style-name="Bold_5f_niv3"><text:span text:style-name="T44"> €. Quel est le pourcentage de réduction ?</text:span></text:span></text:p>
        </text:list-item>
      </text:list>
      <text:p text:style-name="P55"><text:span text:style-name="Bold_5f_niv3"><text:span text:style-name="T55">36,76 ÷ 45,95 = 0,8 </text:span></text:span></text:p>
      <text:p text:style-name="P55"><text:span text:style-name="Bold_5f_niv3"><text:span text:style-name="T63">C</text:span></text:span><text:span text:style-name="Bold_5f_niv3"><text:span text:style-name="T55">’est une réduction de 20 %.</text:span></text:span></text:p>
      <text:list xml:id="list180754577822049" text:continue-list="list180755776859347" text:style-name="Num_5f_Exo">
        <text:list-item>
          <text:h text:style-name="P108" text:outline-level="1"><text:soft-page-break/><text:span text:style-name="Bold_5f_niv3"><text:span text:style-name="T18"> </text:span></text:span><text:span text:style-name="Bold_5f_niv3"><text:span text:style-name="T19">Prix qui varie</text:span></text:span><text:span text:style-name="_5f_pointillés_20_gris"><text:span text:style-name="T18"><text:tab/></text:span></text:span></text:h>
        </text:list-item>
      </text:list>
      <text:list xml:id="list180756341687694" text:continue-list="list180754775454594" text:style-name="liste_5f_abc">
        <text:list-item text:start-value="1">
          <text:p text:style-name="P154">Un scooter coûte 950 €. Son prix augmente de 5 %. Quel est le nouveau prix (arrondi à 1 € près) ?</text:p>
        </text:list-item>
      </text:list>
      <text:list xml:id="list180754622636274" text:continue-list="list180756022896865" text:style-name="_5f_Numérotation_20_des_20_exercices_20_livrets">
        <text:list-item>
          <text:list>
            <text:list-header>
              <text:p text:style-name="P136"><text:span text:style-name="_5f_pointillés_20_gris"><text:span text:style-name="T72">950 </text:span></text:span><text:span text:style-name="_5f_pointillés_20_gris"><text:span text:style-name="T85"></text:span></text:span><text:span text:style-name="_5f_pointillés_20_gris"><text:span text:style-name="T72"> 1,05 = 997,5 son prix est d’</text:span></text:span><text:span text:style-name="_5f_pointillés_20_gris"><text:span text:style-name="T79">environ</text:span></text:span><text:span text:style-name="_5f_pointillés_20_gris"><text:span text:style-name="T72"> 998 €.</text:span></text:span><text:span text:style-name="_5f_pointillés_20_gris"><text:span text:style-name="T20"> </text:span></text:span></text:p>
            </text:list-header>
          </text:list>
        </text:list-item>
      </text:list>
      <text:list xml:id="list180756106797715" text:continue-list="list180756341687694" text:style-name="liste_5f_abc">
        <text:list-item>
          <text:p text:style-name="P155">Un scooter coûte 950 €. Son prix baisse de 5 %. Quel est le nouveau prix (arrondi à 1 € près) ?</text:p>
        </text:list-item>
      </text:list>
      <text:list xml:id="list180754758392370" text:continue-list="list180754622636274" text:style-name="_5f_Numérotation_20_des_20_exercices_20_livrets">
        <text:list-item>
          <text:list>
            <text:list-header>
              <text:p text:style-name="P138"><text:span text:style-name="_5f_pointillés_20_gris"><text:span text:style-name="T72">950 </text:span></text:span><text:span text:style-name="_5f_pointillés_20_gris"><text:span text:style-name="T85"></text:span></text:span><text:span text:style-name="_5f_pointillés_20_gris"><text:span text:style-name="T72"> 0,95 = 902,5 son prix est d’</text:span></text:span><text:span text:style-name="_5f_pointillés_20_gris"><text:span text:style-name="T79">environ</text:span></text:span><text:span text:style-name="_5f_pointillés_20_gris"><text:span text:style-name="T72"> 903 €</text:span></text:span><text:span text:style-name="_5f_pointillés_20_gris"><text:span text:style-name="T20"> </text:span></text:span></text:p>
            </text:list-header>
          </text:list>
        </text:list-item>
      </text:list>
      <text:list xml:id="list180756208947301" text:continue-list="list180756106797715" text:style-name="liste_5f_abc">
        <text:list-item>
          <text:p text:style-name="P123"><text:span text:style-name="_5f_pointillés_20_gris"><text:span text:style-name="T66">Le prix d’</text:span></text:span><text:span text:style-name="_5f_pointillés_20_gris"><text:span text:style-name="T68">u</text:span></text:span><text:span text:style-name="_5f_pointillés_20_gris"><text:span text:style-name="T66">n scooter passe de 950 € à 1 </text:span></text:span><text:span text:style-name="_5f_pointillés_20_gris"><text:span text:style-name="T68">1</text:span></text:span><text:span text:style-name="_5f_pointillés_20_gris"><text:span text:style-name="T66">00 €. Quel est le pourcentage de hausse (arrondi au dixième) ?</text:span></text:span></text:p>
          <text:list>
            <text:list-header>
              <text:p text:style-name="P139"><text:span text:style-name="_5f_pointillés_20_gris"><text:span text:style-name="T72">1100 ÷ 950 </text:span></text:span><text:span text:style-name="_5f_pointillés_20_gris"><text:span text:style-name="T87">≈</text:span></text:span><text:span text:style-name="_5f_pointillés_20_gris"><text:span text:style-name="T72"> 1,157 sa hausse est de 15,7 %. </text:span></text:span></text:p>
            </text:list-header>
          </text:list>
        </text:list-item>
        <text:list-item>
          <text:p text:style-name="P123"><text:span text:style-name="_5f_pointillés_20_gris"><text:span text:style-name="T66">Un scooter coûte </text:span></text:span><text:span text:style-name="_5f_pointillés_20_gris"><text:span text:style-name="T68">10</text:span></text:span><text:span text:style-name="_5f_pointillés_20_gris"><text:span text:style-name="T66">50 € après une augmentation de 7 %. Quel était l’ancien prix (arrondi à 1 € près) ?</text:span></text:span></text:p>
          <text:list>
            <text:list-header>
              <text:p text:style-name="P140"><text:span text:style-name="_5f_pointillés_20_gris"><text:span text:style-name="T72">1050 ÷ 1,07 </text:span></text:span><text:span text:style-name="_5f_pointillés_20_gris"><text:span text:style-name="T87">≈</text:span></text:span><text:span text:style-name="_5f_pointillés_20_gris"><text:span text:style-name="T72"> 981,3 son prix était d’</text:span></text:span><text:span text:style-name="_5f_pointillés_20_gris"><text:span text:style-name="T79">environ</text:span></text:span><text:span text:style-name="_5f_pointillés_20_gris"><text:span text:style-name="T72"> 981 €.</text:span></text:span></text:p>
            </text:list-header>
          </text:list>
        </text:list-item>
        <text:list-item>
          <text:p text:style-name="P124"><text:span text:style-name="_5f_pointillés_20_gris"><text:span text:style-name="T66">Le prix d’</text:span></text:span><text:span text:style-name="_5f_pointillés_20_gris"><text:span text:style-name="T69">u</text:span></text:span><text:span text:style-name="_5f_pointillés_20_gris"><text:span text:style-name="T66">n scooter passe de 9</text:span></text:span><text:span text:style-name="_5f_pointillés_20_gris"><text:span text:style-name="T68">8</text:span></text:span><text:span text:style-name="_5f_pointillés_20_gris"><text:span text:style-name="T66">0 € à </text:span></text:span><text:span text:style-name="_5f_pointillés_20_gris"><text:span text:style-name="T68">83</text:span></text:span><text:span text:style-name="_5f_pointillés_20_gris"><text:span text:style-name="T66">0 €. Quel est le pourcentage de </text:span></text:span><text:span text:style-name="_5f_pointillés_20_gris"><text:span text:style-name="T67">baisse</text:span></text:span><text:span text:style-name="_5f_pointillés_20_gris"><text:span text:style-name="T66"> (arrondi au dixième) ?</text:span></text:span></text:p>
          <text:list>
            <text:list-header>
              <text:p text:style-name="P139"><text:span text:style-name="_5f_pointillés_20_gris"><text:span text:style-name="T72">830 ÷ 980 </text:span></text:span><text:span text:style-name="_5f_pointillés_20_gris"><text:span text:style-name="T87">≈ </text:span></text:span><text:span text:style-name="_5f_pointillés_20_gris"><text:span text:style-name="T72">0,84</text:span></text:span><text:span text:style-name="_5f_pointillés_20_gris"><text:span text:style-name="T78">7</text:span></text:span><text:span text:style-name="_5f_pointillés_20_gris"><text:span text:style-name="T72"> soit une réduction de 15,3 %</text:span></text:span></text:p>
            </text:list-header>
          </text:list>
        </text:list-item>
        <text:list-item>
          <text:p text:style-name="P125"><text:span text:style-name="_5f_pointillés_20_gris"><text:span text:style-name="T66">Un scooter coûte </text:span></text:span><text:span text:style-name="_5f_pointillés_20_gris"><text:span text:style-name="T68">850</text:span></text:span><text:span text:style-name="_5f_pointillés_20_gris"><text:span text:style-name="T66"> € après une </text:span></text:span><text:span text:style-name="_5f_pointillés_20_gris"><text:span text:style-name="T67">baisse</text:span></text:span><text:span text:style-name="_5f_pointillés_20_gris"><text:span text:style-name="T66"> de </text:span></text:span><text:span text:style-name="_5f_pointillés_20_gris"><text:span text:style-name="T67">11</text:span></text:span><text:span text:style-name="_5f_pointillés_20_gris"><text:span text:style-name="T66"> %. Quel était l’ancien prix (arrondi à 1 € près) ?</text:span></text:span></text:p>
          <text:list>
            <text:list-header>
              <text:p text:style-name="P140"><text:span text:style-name="_5f_pointillés_20_gris"><text:span text:style-name="T70">8</text:span></text:span><text:span text:style-name="_5f_pointillés_20_gris"><text:span text:style-name="T72">50 ÷ 0,89 </text:span></text:span><text:span text:style-name="_5f_pointillés_20_gris"><text:span text:style-name="T87">≈ </text:span></text:span><text:span text:style-name="_5f_pointillés_20_gris"><text:span text:style-name="T72">955,05 <text:s text:c="2"/>donc l’ancien prix était d’</text:span></text:span><text:span text:style-name="_5f_pointillés_20_gris"><text:span text:style-name="T79">environ</text:span></text:span><text:span text:style-name="_5f_pointillés_20_gris"><text:span text:style-name="T72"> 955 €.</text:span></text:span></text:p>
            </text:list-header>
          </text:list>
        </text:list-item>
      </text:list>
      <text:list xml:id="list180756501945854" text:continue-list="list180754577822049" text:style-name="Num_5f_Exo">
        <text:list-item>
          <text:h text:style-name="Exo_5f_Num" text:outline-level="1"><text:span text:style-name="_5f_pointillés_20_gris"><text:span text:style-name="T20"><text:s/></text:span></text:span><text:span text:style-name="Bold_5f_niv3"> </text:span><text:span text:style-name="Bold_5f_niv3"><text:span text:style-name="T27">Le panda mange 15 h par jour et environ 45 % de son poids. Il mange beaucoup car il ne reste dans son estomac, que 17 % de ce qu’il mange. Combien de kilos de bambous un panda de 100 kg mange-</text:span></text:span><text:span text:style-name="Bold_5f_niv3"><text:span text:style-name="T32">t-il </text:span></text:span><text:span text:style-name="Bold_5f_niv3"><text:span text:style-name="T27">en 2 jours ?</text:span></text:span></text:h>
        </text:list-item>
      </text:list>
      <text:list xml:id="list180754957830268" text:continue-list="list180756208947301" text:style-name="liste_5f_abc">
        <text:list-item>
          <text:list>
            <text:list-header>
              <text:p text:style-name="P141"><text:span text:style-name="_5f_pointillés_20_gris"><text:span text:style-name="T73">Il mange 45 % de 100kg par jour <text:s/></text:span></text:span><text:span text:style-name="_5f_pointillés_20_gris"><text:span text:style-name="T78">soit </text:span></text:span><text:span text:style-name="_5f_pointillés_20_gris"><text:span text:style-name="T73">45 kg/jour </text:span></text:span></text:p>
            </text:list-header>
          </text:list>
        </text:list-item>
      </text:list>
      <text:p text:style-name="P82"><text:span text:style-name="_5f_pointillés_20_gris"><text:span text:style-name="T73">donc en deux jours il mange 90 kg de bambous</text:span></text:span></text:p>
      <text:list xml:id="list180755165094582" text:continue-list="list180756501945854" text:style-name="Num_5f_Exo">
        <text:list-item>
          <text:h text:style-name="P109" text:outline-level="1"><text:span text:style-name="Bold_5f_niv3"><text:span text:style-name="T163"> </text:span></text:span><text:span text:style-name="Bold_5f_niv3"><text:span text:style-name="T108">Sur 175 </text:span></text:span><text:span text:style-name="Bold_5f_niv3"><text:span text:style-name="T100">élèves </text:span></text:span><text:span text:style-name="Bold_5f_niv3"><text:span text:style-name="T105">qui </text:span></text:span><text:span text:style-name="Bold_5f_niv3"><text:span text:style-name="T100">se sont présentés au </text:span></text:span><text:span text:style-name="Bold_5f_niv3"><text:span text:style-name="T103">DNB </text:span></text:span><text:span text:style-name="Bold_5f_niv3"><text:span text:style-name="T100">137 ont été reçus. Calcule le pourcentage </text:span></text:span><text:span text:style-name="Bold_5f_niv3"><text:span text:style-name="T104">(à 0,1 % près) </text:span></text:span><text:span text:style-name="Bold_5f_niv3"><text:span text:style-name="T100">des élèves qui n'ont pas obtenu le </text:span></text:span><text:span text:style-name="Bold_5f_niv3"><text:span text:style-name="T103">DNB</text:span></text:span><text:span text:style-name="Bold_5f_niv3"><text:span text:style-name="T100">.</text:span></text:span></text:h>
          <text:list>
            <text:list-header>
              <text:p text:style-name="P142"><text:span text:style-name="_5f_pointillés_20_gris"><text:span text:style-name="T79">Il y a eu </text:span></text:span><text:span text:style-name="_5f_pointillés_20_gris"><text:span text:style-name="T74">137 ÷ 175 </text:span></text:span><text:span text:style-name="_5f_pointillés_20_gris"><text:span text:style-name="T87">≈ </text:span></text:span><text:span text:style-name="_5f_pointillés_20_gris"><text:span text:style-name="T74">0,78</text:span></text:span><text:span text:style-name="_5f_pointillés_20_gris"><text:span text:style-name="T79">3 soit 78,3 %</text:span></text:span><text:span text:style-name="_5f_pointillés_20_gris"><text:span text:style-name="T74"> de reçus donc 1</text:span></text:span><text:span text:style-name="_5f_pointillés_20_gris"><text:span text:style-name="T79">00 - 78,3</text:span></text:span><text:span text:style-name="_5f_pointillés_20_gris"><text:span text:style-name="T74"> </text:span></text:span><text:span text:style-name="_5f_pointillés_20_gris"><text:span text:style-name="T87">≈</text:span></text:span><text:span text:style-name="_5f_pointillés_20_gris"><text:span text:style-name="T79"> 21,7 % </text:span></text:span><text:span text:style-name="_5f_pointillés_20_gris"><text:span text:style-name="T74">de recalés </text:span></text:span><text:span text:style-name="_5f_pointillés_20_gris"><text:span text:style-name="T79">environ</text:span></text:span><text:span text:style-name="_5f_pointillés_20_gris"><text:span text:style-name="T74">. </text:span></text:span></text:p>
            </text:list-header>
          </text:list>
        </text:list-item>
        <text:list-item>
          <text:h text:style-name="P110" text:outline-level="1"><text:span text:style-name="Bold_5f_niv3"><text:span text:style-name="T164"> </text:span></text:span><text:span text:style-name="Bold_5f_niv3"><text:span text:style-name="T101">Sur une p</text:span></text:span><text:span text:style-name="Bold_5f_niv3"><text:span text:style-name="T100">romotion </text:span></text:span><text:span text:style-name="Bold_5f_niv3"><text:span text:style-name="T101">pour </text:span></text:span><text:span text:style-name="Bold_5f_niv3"><text:span text:style-name="T100"><text:s/>une boîte de chocolat <text:s/></text:span></text:span><text:span text:style-name="Bold_5f_niv3"><text:span text:style-name="T101">on peut lire </text:span></text:span><text:span text:style-name="Bold_5f_niv3"><text:span text:style-name="T100">: </text:span></text:span><text:span text:style-name="T100"> « 50 % de produit gratuit en plus ».</text:span></text:h>
        </text:list-item>
      </text:list>
      <text:p text:style-name="P93">Par rapport à la boîte habituelle, la boite en promotion contient-elle : <text:span text:style-name="T165">(</text:span><text:span text:style-name="T22">entoure la bonne réponse</text:span><text:span text:style-name="T166">)</text:span></text:p>
      <text:list xml:id="list112117734" text:style-name="L3">
        <text:list-item>
          <text:h text:style-name="P115" text:outline-level="1"><text:span text:style-name="Bold_5f_niv3"><text:span text:style-name="T102">L</text:span></text:span><text:span text:style-name="Bold_5f_niv3"><text:span text:style-name="T100">e double de chocolat ? </text:span></text:span></text:h>
        </text:list-item>
        <text:list-item>
          <text:h text:style-name="P115" text:outline-level="1"><text:span text:style-name="Bold_5f_niv3"><text:span text:style-name="T100">Le triple ? </text:span></text:span></text:h>
        </text:list-item>
        <text:list-item>
          <text:h text:style-name="P115" text:outline-level="1"><text:span text:style-name="Bold_5f_niv3"><text:span text:style-name="T107">Une fois et demie ?</text:span></text:span></text:h>
          <text:h text:style-name="P115" text:outline-level="1"><text:span text:style-name="Bold_5f_niv3"><text:span text:style-name="T107"/></text:span></text:h>
        </text:list-item>
      </text:list>
      <text:list xml:id="list180756154875629" text:continue-list="list180755165094582" text:style-name="Num_5f_Exo">
        <text:list-item>
          <text:h text:style-name="P111" text:outline-level="1"><text:span text:style-name="Bold_5f_niv3"> </text:span>S<text:span text:style-name="T162">ur</text:span> un document <text:span text:style-name="T162">on peut lire</text:span> les résultats d’<text:span text:style-name="T162">un</text:span> concours <text:span text:style-name="T162">administratif</text:span> : </text:h>
        </text:list-item>
      </text:list>
      <text:p text:style-name="P27">« <text:span text:style-name="T162">Candidats à la </text:span>Promotion A : 5<text:span text:style-name="T162">0</text:span> hommes et 20<text:span text:style-name="T162">0</text:span> femmes. </text:p>
      <text:p text:style-name="P27"><text:span text:style-name="T162"><text:s text:c="2"/>Candidats à la </text:span>Promotion B : 8<text:span text:style-name="T162">0</text:span> hommes et 2<text:span text:style-name="T162">0</text:span> femmes. </text:p>
      <text:p text:style-name="P30"><text:span text:style-name="T177">Les résultats du concours sont les suivants : Promotion A : 20 % de reçus chez les hommes et 80% chez les femmes. Promotion B : 80% de reçus chez les hommes et 20 % chez les femmes. » <text:s/></text:span><text:span text:style-name="T178">Clovis <text:s/>pense que </text:span><text:span text:style-name="T177">les hommes </text:span><text:span text:style-name="T179">et les femmes </text:span><text:span text:style-name="T177">sont </text:span><text:span text:style-name="T179">donc </text:span><text:span text:style-name="T177">à égalité </text:span><text:span text:style-name="T179">sur l’ensemble des deux promotions</text:span><text:span text:style-name="T177">. <text:s text:c="2"/></text:span><text:span text:style-name="Bold_5f_niv3"><text:span text:style-name="T106">A-t-il raison</text:span></text:span><text:span text:style-name="Bold_5f_niv3"><text:span text:style-name="T100"> ? </text:span></text:span></text:p>
      <text:list xml:id="list180756333011564" text:continue-list="list180754758392370" text:style-name="_5f_Numérotation_20_des_20_exercices_20_livrets">
        <text:list-item>
          <text:list>
            <text:list-header>
              <text:p text:style-name="P144"><text:span text:style-name="_5f_pointillés_20_gris"><text:span text:style-name="T82">Promotion A </text:span></text:span><text:span text:style-name="_5f_pointillés_20_gris"><text:span text:style-name="T83">reçus </text:span></text:span><text:span text:style-name="_5f_pointillés_20_gris"><text:span text:style-name="T82">: </text:span></text:span><text:span text:style-name="_5f_pointillés_20_gris"><text:span text:style-name="T83">0,2 </text:span></text:span><text:span text:style-name="_5f_pointillés_20_gris"><text:span text:style-name="T86"></text:span></text:span><text:span text:style-name="_5f_pointillés_20_gris"><text:span text:style-name="T83"> 50 = 10 hommes</text:span></text:span></text:p>
            </text:list-header>
          </text:list>
        </text:list-item>
      </text:list>
      <text:p text:style-name="P28"><text:span text:style-name="_5f_pointillés_20_gris"><text:span text:style-name="T83">et 0,8 </text:span></text:span><text:span text:style-name="_5f_pointillés_20_gris"><text:span text:style-name="T86"></text:span></text:span><text:span text:style-name="_5f_pointillés_20_gris"><text:span text:style-name="T83"> 200 = 160 <text:s/>femmes</text:span></text:span></text:p>
      <text:list xml:id="list180754845006051" text:continue-numbering="true" text:style-name="_5f_Numérotation_20_des_20_exercices_20_livrets">
        <text:list-item>
          <text:list>
            <text:list-header>
              <text:p text:style-name="P144"><text:span text:style-name="_5f_pointillés_20_gris"><text:span text:style-name="T82">Promotion B </text:span></text:span><text:span text:style-name="_5f_pointillés_20_gris"><text:span text:style-name="T83">reçus </text:span></text:span><text:span text:style-name="_5f_pointillés_20_gris"><text:span text:style-name="T82">: </text:span></text:span><text:span text:style-name="_5f_pointillés_20_gris"><text:span text:style-name="T83">0,8 </text:span></text:span><text:span text:style-name="_5f_pointillés_20_gris"><text:span text:style-name="T86"></text:span></text:span><text:span text:style-name="_5f_pointillés_20_gris"><text:span text:style-name="T83"> </text:span></text:span><text:span text:style-name="_5f_pointillés_20_gris"><text:span text:style-name="T82">8</text:span></text:span><text:span text:style-name="_5f_pointillés_20_gris"><text:span text:style-name="T84">0</text:span></text:span><text:span text:style-name="_5f_pointillés_20_gris"><text:span text:style-name="T82"> </text:span></text:span><text:span text:style-name="_5f_pointillés_20_gris"><text:span text:style-name="T83">=64 </text:span></text:span><text:span text:style-name="_5f_pointillés_20_gris"><text:span text:style-name="T82">hommes </text:span></text:span></text:p>
            </text:list-header>
          </text:list>
        </text:list-item>
      </text:list>
      <text:p text:style-name="P28"><text:span text:style-name="_5f_pointillés_20_gris"><text:span text:style-name="T82">et </text:span></text:span><text:span text:style-name="_5f_pointillés_20_gris"><text:span text:style-name="T83">0,2 </text:span></text:span><text:span text:style-name="_5f_pointillés_20_gris"><text:span text:style-name="T86"></text:span></text:span><text:span text:style-name="_5f_pointillés_20_gris"><text:span text:style-name="T83"> </text:span></text:span><text:span text:style-name="_5f_pointillés_20_gris"><text:span text:style-name="T82">2</text:span></text:span><text:span text:style-name="_5f_pointillés_20_gris"><text:span text:style-name="T84">0</text:span></text:span><text:span text:style-name="_5f_pointillés_20_gris"><text:span text:style-name="T82"> </text:span></text:span><text:span text:style-name="_5f_pointillés_20_gris"><text:span text:style-name="T83">= 4 </text:span></text:span><text:span text:style-name="_5f_pointillés_20_gris"><text:span text:style-name="T82">femmes. </text:span></text:span></text:p>
      <text:p text:style-name="P79"><text:span text:style-name="_5f_pointillés_20_gris"><text:span text:style-name="T75">Femmes, cela représente (160 + 4) ÷ (200 + 20) soit 74,5 % de réussite.</text:span></text:span></text:p>
      <text:p text:style-name="P79"><text:span text:style-name="_5f_pointillés_20_gris"><text:span text:style-name="T75">Hommes, cela représente ( 10 + 64) ÷ ( 50 + 80) soit 56,9 % de réussite.</text:span></text:span></text:p>
      <text:p text:style-name="P80"><text:span text:style-name="_5f_pointillés_20_gris"><text:span text:style-name="T80">L</text:span></text:span><text:span text:style-name="_5f_pointillés_20_gris"><text:span text:style-name="T76">es femmes </text:span></text:span><text:span text:style-name="_5f_pointillés_20_gris"><text:span text:style-name="T80">ont</text:span></text:span><text:span text:style-name="_5f_pointillés_20_gris"><text:span text:style-name="T76"> mieux </text:span></text:span><text:span text:style-name="_5f_pointillés_20_gris"><text:span text:style-name="T80">réussi </text:span></text:span><text:span text:style-name="_5f_pointillés_20_gris"><text:span text:style-name="T76">que les hommes à ce concours. </text:span></text:span></text:p>
      <text:list xml:id="list180754611184094" text:continue-list="list180756154875629" text:style-name="Num_5f_Exo">
        <text:list-item>
          <text:h text:style-name="P112" text:outline-level="1"><text:span text:style-name="Bold_5f_niv3"> </text:span><text:span text:style-name="Bold_5f_niv3"><text:span text:style-name="T23">Je place </text:span></text:span><text:span text:style-name="Bold_5f_niv3"><text:span text:style-name="T28">un capital de </text:span></text:span><text:span text:style-name="Bold_5f_niv3"><text:span text:style-name="T23">1</text:span></text:span><text:span text:style-name="Bold_5f_niv3"><text:span text:style-name="T28">0</text:span></text:span><text:span text:style-name="Bold_5f_niv3"><text:span text:style-name="T23"> 000€ à un taux annuel de 2,5 %. </text:span></text:span><text:span text:style-name="Bold_5f_niv3"><text:span text:style-name="T28">Les intérêts sont ajoutés au capital chaque année.</text:span></text:span></text:h>
        </text:list-item>
      </text:list>
      <text:list xml:id="list763470050" text:style-name="L4">
        <text:list-item>
          <text:h text:style-name="P116" text:outline-level="1"><text:span text:style-name="Bold_5f_niv3"><text:span text:style-name="T28">Combien a</text:span></text:span><text:span text:style-name="Bold_5f_niv3"><text:span text:style-name="T33">urai</text:span></text:span><text:span text:style-name="Bold_5f_niv3"><text:span text:style-name="T28">-je au bout d’un an ?</text:span></text:span></text:h>
        </text:list-item>
      </text:list>
      <text:p text:style-name="P103"><text:span text:style-name="_5f_pointillés_20_gris"><text:span text:style-name="T76">10 000 </text:span></text:span><text:span text:style-name="_5f_pointillés_20_gris"><text:span text:style-name="T85"></text:span></text:span><text:span text:style-name="_5f_pointillés_20_gris"><text:span text:style-name="T76"> 1,025 = 10 250 </text:span></text:span><text:span text:style-name="Bold_5f_niv3"><text:span text:style-name="T56">€ au bout d’un an.</text:span></text:span><text:span text:style-name="Bold_5f_niv3"><text:span text:style-name="T47"> </text:span></text:span></text:p>
      <text:list xml:id="list180755342868707" text:continue-numbering="true" text:style-name="L4">
        <text:list-item>
          <text:h text:style-name="P117" text:outline-level="1"><text:span text:style-name="Bold_5f_niv3"><text:span text:style-name="T28">Combien a</text:span></text:span><text:span text:style-name="Bold_5f_niv3"><text:span text:style-name="T33">urai</text:span></text:span><text:span text:style-name="Bold_5f_niv3"><text:span text:style-name="T28">-je au bout de 2 ans ?</text:span></text:span></text:h>
        </text:list-item>
      </text:list>
      <text:p text:style-name="P103"><text:span text:style-name="_5f_pointillés_20_gris"><text:span text:style-name="T76">10 250 </text:span></text:span><text:span text:style-name="_5f_pointillés_20_gris"><text:span text:style-name="T85"></text:span></text:span><text:span text:style-name="_5f_pointillés_20_gris"><text:span text:style-name="T76"> 1,025 = 10 506,25 </text:span></text:span><text:span text:style-name="Bold_5f_niv3"><text:span text:style-name="T56">€ au bout de 2 ans.</text:span></text:span><text:span text:style-name="Bold_5f_niv3"><text:span text:style-name="T47"> </text:span></text:span></text:p>
      <text:list xml:id="list180755171426518" text:continue-numbering="true" text:style-name="L4">
        <text:list-item>
          <text:h text:style-name="P117" text:outline-level="1"><text:span text:style-name="Bold_5f_niv3"><text:span text:style-name="T28">Combien a</text:span></text:span><text:span text:style-name="Bold_5f_niv3"><text:span text:style-name="T33">urai</text:span></text:span><text:span text:style-name="Bold_5f_niv3"><text:span text:style-name="T28">-je au bout de 10 ans ?</text:span></text:span></text:h>
        </text:list-item>
      </text:list>
      <text:p text:style-name="P74"><text:span text:style-name="_5f_pointillés_20_gris"><text:span text:style-name="T81">On multiplie 10 fois de suite par 1,025.</text:span></text:span></text:p>
      <text:p text:style-name="P74"><text:span text:style-name="_5f_pointillés_20_gris"><text:span text:style-name="T76">10 000 </text:span></text:span><text:span text:style-name="_5f_pointillés_20_gris"><text:span text:style-name="T85"></text:span></text:span><text:span text:style-name="_5f_pointillés_20_gris"><text:span text:style-name="T76"> 1,025</text:span></text:span><text:span text:style-name="_5f_pointillés_20_gris"><text:span text:style-name="T134">10</text:span></text:span><text:span text:style-name="_5f_pointillés_20_gris"><text:span text:style-name="T76"> </text:span></text:span><text:span text:style-name="_5f_pointillés_20_gris"><text:span text:style-name="T87">≈</text:span></text:span><text:span text:style-name="_5f_pointillés_20_gris"><text:span text:style-name="T76"> 1</text:span></text:span><text:span text:style-name="_5f_pointillés_20_gris"><text:span text:style-name="T77">2</text:span></text:span><text:span text:style-name="_5f_pointillés_20_gris"><text:span text:style-name="T76"> </text:span></text:span><text:span text:style-name="_5f_pointillés_20_gris"><text:span text:style-name="T77">801</text:span></text:span><text:span text:style-name="_5f_pointillés_20_gris"><text:span text:style-name="T76"> </text:span></text:span><text:span text:style-name="Bold_5f_niv3"><text:span text:style-name="T56">€ <text:s/>au bout d</text:span></text:span><text:span text:style-name="Bold_5f_niv3"><text:span text:style-name="T57">e 10 </text:span></text:span><text:span text:style-name="Bold_5f_niv3"><text:span text:style-name="T56">an</text:span></text:span><text:span text:style-name="Bold_5f_niv3"><text:span text:style-name="T57">s</text:span></text:span><text:span text:style-name="Bold_5f_niv3"><text:span text:style-name="T56">.</text:span></text:span><text:span text:style-name="Bold_5f_niv3"><text:span text:style-name="T47"> </text:span></text:span></text:p>
      <text:list xml:id="list180754735825683" text:continue-list="list180754611184094" text:style-name="Num_5f_Exo">
        <text:list-item>
          <text:h text:style-name="P113" text:outline-level="1"><text:span text:style-name="Bold_5f_niv3"><text:span text:style-name="T169"> </text:span></text:span><text:span text:style-name="Bold_5f_niv3"><text:span text:style-name="T30">A quel</text:span></text:span><text:span text:style-name="Bold_5f_niv3"><text:span text:style-name="T31">s</text:span></text:span><text:span text:style-name="Bold_5f_niv3"><text:span text:style-name="T30"> pourcentage</text:span></text:span><text:span text:style-name="Bold_5f_niv3"><text:span text:style-name="T31">s</text:span></text:span><text:span text:style-name="Bold_5f_niv3"><text:span text:style-name="T30"> correspondent ces fractions ? </text:span></text:span></text:h>
        </text:list-item>
      </text:list>
      <text:list xml:id="list180755611717415" text:continue-list="list180754845006051" text:style-name="_5f_Numérotation_20_des_20_exercices_20_livrets">
        <text:list-item text:start-value="1">
          <text:h text:style-name="P118" text:outline-level="1" text:restart-numbering="true" text:start-value="-1"><text:span text:style-name="Bold_5f_niv3"><text:span text:style-name="T30"><text:s/>Un demi c’est <text:s/></text:span></text:span><text:span text:style-name="Bold_5f_niv3"><text:span text:style-name="T35">50</text:span></text:span><text:span text:style-name="Bold_5f_niv3"><text:span text:style-name="T30"> %</text:span></text:span></text:h>
        </text:list-item>
        <text:list-item>
          <text:h text:style-name="P118" text:outline-level="1"><text:span text:style-name="Bold_5f_niv3"><text:span text:style-name="T30"><text:s/>Un quart c’est <text:s/></text:span></text:span><text:span text:style-name="Bold_5f_niv3"><text:span text:style-name="T35">25</text:span></text:span><text:span text:style-name="Bold_5f_niv3"><text:span text:style-name="T30"> %</text:span></text:span></text:h>
        </text:list-item>
        <text:list-item>
          <text:h text:style-name="P118" text:outline-level="1"><text:span text:style-name="Bold_5f_niv3"><text:span text:style-name="T30"><text:s/>Trois quarts c’est <text:s/></text:span></text:span><text:span text:style-name="Bold_5f_niv3"><text:span text:style-name="T35">75</text:span></text:span><text:span text:style-name="Bold_5f_niv3"><text:span text:style-name="T30"> %</text:span></text:span></text:h>
        </text:list-item>
        <text:list-item>
          <text:h text:style-name="P118" text:outline-level="1"><text:span text:style-name="Bold_5f_niv3"><text:span text:style-name="T30"><text:s/>Trois cinquièmes c’est <text:s/></text:span></text:span><text:span text:style-name="Bold_5f_niv3"><text:span text:style-name="T38"><text:s/></text:span></text:span><text:span text:style-name="Bold_5f_niv3"><text:span text:style-name="T35">60</text:span></text:span><text:span text:style-name="Bold_5f_niv3"><text:span text:style-name="T30"> %</text:span></text:span></text:h>
        </text:list-item>
        <text:list-item>
          <text:h text:style-name="P118" text:outline-level="1"><text:span text:style-name="Bold_5f_niv3"><text:span text:style-name="T30"><text:s/>Cinq quarts c’est <text:s/></text:span></text:span><text:span text:style-name="Bold_5f_niv3"><text:span text:style-name="T35">125</text:span></text:span><text:span text:style-name="Bold_5f_niv3"><text:span text:style-name="T30"> %</text:span></text:span></text:h>
        </text:list-item>
        <text:list-item>
          <text:h text:style-name="P118" text:outline-level="1"><text:span text:style-name="Bold_5f_niv3"><text:span text:style-name="T48"><text:s/>Huit quarts c’est </text:span></text:span><text:span text:style-name="Bold_5f_niv3"><text:span text:style-name="T60"><text:s/></text:span></text:span><text:span text:style-name="Bold_5f_niv3"><text:span text:style-name="T59">200</text:span></text:span><text:span text:style-name="Bold_5f_niv3"><text:span text:style-name="T48"> %</text:span></text:span></text:h>
        </text:list-item>
      </text:list>
      <text:list xml:id="list180756524525966" text:continue-list="list180754735825683" text:style-name="Num_5f_Exo">
        <text:list-item>
          <text:h text:style-name="P114" text:outline-level="1"><text:soft-page-break/><text:span text:style-name="Bold_5f_niv3"> </text:span><text:span text:style-name="Bold_5f_niv3"><text:span text:style-name="T160">Salaires</text:span></text:span></text:h>
        </text:list-item>
      </text:list>
      <text:p text:style-name="P56"><text:span text:style-name="_5f_pointillés_20_gris"><text:span text:style-name="T89">Dans une entreprise, </text:span></text:span><text:span text:style-name="_5f_pointillés_20_gris"><text:span text:style-name="T98">il y a autant d’hommes que de femmes et </text:span></text:span><text:span text:style-name="_5f_pointillés_20_gris"><text:span text:style-name="T89">on a la répartition suivante : </text:span></text:span></text:p>
      <text:p text:style-name="P56"><text:span text:style-name="_5f_pointillés_20_gris"><text:span text:style-name="T95">Chez les hommes</text:span></text:span><text:span text:style-name="_5f_pointillés_20_gris"><text:span text:style-name="T89"> : </text:span></text:span><text:span text:style-name="_5f_pointillés_20_gris"><text:span text:style-name="T94">les</text:span></text:span><text:span text:style-name="_5f_pointillés_20_gris"><text:span text:style-name="T89"> cadres supérieurs </text:span></text:span><text:span text:style-name="_5f_pointillés_20_gris"><text:span text:style-name="T94">(CS) sont </text:span></text:span><text:span text:style-name="_5f_pointillés_20_gris"><text:span text:style-name="T89">payés 4 800 €  ; </text:span></text:span><text:span text:style-name="_5f_pointillés_20_gris"><text:span text:style-name="T94">les</text:span></text:span><text:span text:style-name="_5f_pointillés_20_gris"><text:span text:style-name="T89"> cadres </text:span></text:span><text:span text:style-name="_5f_pointillés_20_gris"><text:span text:style-name="T96">(C) </text:span></text:span><text:span text:style-name="_5f_pointillés_20_gris"><text:span text:style-name="T94">sont</text:span></text:span><text:span text:style-name="_5f_pointillés_20_gris"><text:span text:style-name="T89"> payés 50 % du salaire des </text:span></text:span><text:span text:style-name="_5f_pointillés_20_gris"><text:span text:style-name="T109">CS</text:span></text:span><text:span text:style-name="_5f_pointillés_20_gris"><text:span text:style-name="T89"> ; </text:span></text:span><text:span text:style-name="_5f_pointillés_20_gris"><text:span text:style-name="T94">les</text:span></text:span><text:span text:style-name="_5f_pointillés_20_gris"><text:span text:style-name="T89"> employés </text:span></text:span><text:span text:style-name="_5f_pointillés_20_gris"><text:span text:style-name="T96">(E)</text:span></text:span><text:span text:style-name="_5f_pointillés_20_gris"><text:span text:style-name="T89"> </text:span></text:span><text:span text:style-name="_5f_pointillés_20_gris"><text:span text:style-name="T94">sont </text:span></text:span><text:span text:style-name="_5f_pointillés_20_gris"><text:span text:style-name="T89">payés 7</text:span></text:span><text:span text:style-name="_5f_pointillés_20_gris"><text:span text:style-name="T91">3</text:span></text:span><text:span text:style-name="_5f_pointillés_20_gris"><text:span text:style-name="T89"> % du salaire des </text:span></text:span><text:span text:style-name="_5f_pointillés_20_gris"><text:span text:style-name="T109">C</text:span></text:span><text:span text:style-name="_5f_pointillés_20_gris"><text:span text:style-name="T89">.</text:span></text:span></text:p>
      <text:p text:style-name="P59"><text:span text:style-name="_5f_pointillés_20_gris"><text:span text:style-name="T95">Chez les femmes</text:span></text:span><text:span text:style-name="_5f_pointillés_20_gris"><text:span text:style-name="T89"> : </text:span></text:span><text:span text:style-name="_5f_pointillés_20_gris"><text:span text:style-name="T94">l</text:span></text:span><text:span text:style-name="_5f_pointillés_20_gris"><text:span text:style-name="T145">a</text:span></text:span><text:span text:style-name="_5f_pointillés_20_gris"><text:span text:style-name="T89"> </text:span></text:span><text:span text:style-name="_5f_pointillés_20_gris"><text:span text:style-name="T96">CS</text:span></text:span><text:span text:style-name="_5f_pointillés_20_gris"><text:span text:style-name="T89"> </text:span></text:span><text:span text:style-name="_5f_pointillés_20_gris"><text:span text:style-name="T94">est </text:span></text:span><text:span text:style-name="_5f_pointillés_20_gris"><text:span text:style-name="T89">payé</text:span></text:span><text:span text:style-name="_5f_pointillés_20_gris"><text:span text:style-name="T145">e</text:span></text:span><text:span text:style-name="_5f_pointillés_20_gris"><text:span text:style-name="T89"> 3 </text:span></text:span><text:span text:style-name="_5f_pointillés_20_gris"><text:span text:style-name="T90">9</text:span></text:span><text:span text:style-name="_5f_pointillés_20_gris"><text:span text:style-name="T89">00 €  ; </text:span></text:span><text:span text:style-name="_5f_pointillés_20_gris"><text:span text:style-name="T94">les</text:span></text:span><text:span text:style-name="_5f_pointillés_20_gris"><text:span text:style-name="T89"> cadres </text:span></text:span><text:span text:style-name="_5f_pointillés_20_gris"><text:span text:style-name="T94">sont</text:span></text:span><text:span text:style-name="_5f_pointillés_20_gris"><text:span text:style-name="T89"> payé</text:span></text:span><text:span text:style-name="_5f_pointillés_20_gris"><text:span text:style-name="T145">e</text:span></text:span><text:span text:style-name="_5f_pointillés_20_gris"><text:span text:style-name="T89">s </text:span></text:span><text:span text:style-name="_5f_pointillés_20_gris"><text:span text:style-name="T91">6</text:span></text:span><text:span text:style-name="_5f_pointillés_20_gris"><text:span text:style-name="T89">0 % du salaire des </text:span></text:span><text:span text:style-name="_5f_pointillés_20_gris"><text:span text:style-name="T96">CS </text:span></text:span><text:span text:style-name="_5f_pointillés_20_gris"><text:span text:style-name="T89">et </text:span></text:span><text:span text:style-name="_5f_pointillés_20_gris"><text:span text:style-name="T94">les </text:span></text:span><text:span text:style-name="_5f_pointillés_20_gris"><text:span text:style-name="T89">employées payé</text:span></text:span><text:span text:style-name="_5f_pointillés_20_gris"><text:span text:style-name="T90">e</text:span></text:span><text:span text:style-name="_5f_pointillés_20_gris"><text:span text:style-name="T89">s 7</text:span></text:span><text:span text:style-name="_5f_pointillés_20_gris"><text:span text:style-name="T91">0</text:span></text:span><text:span text:style-name="_5f_pointillés_20_gris"><text:span text:style-name="T89"> % du salaire des </text:span></text:span><text:span text:style-name="_5f_pointillés_20_gris"><text:span text:style-name="T96">C</text:span></text:span><text:span text:style-name="_5f_pointillés_20_gris"><text:span text:style-name="T89">.</text:span></text:span></text:p>
      <text:p text:style-name="P52"><text:span text:style-name="_5f_pointillés_20_gris"><text:span text:style-name="T111">(</text:span></text:span><text:span text:style-name="_5f_pointillés_20_gris"><text:span text:style-name="T113">on a</text:span></text:span><text:span text:style-name="_5f_pointillés_20_gris"><text:span text:style-name="T111">rrondi</text:span></text:span><text:span text:style-name="_5f_pointillés_20_gris"><text:span text:style-name="T113">ra les salaires</text:span></text:span><text:span text:style-name="_5f_pointillés_20_gris"><text:span text:style-name="T111"> à 1 € près </text:span></text:span><text:span text:style-name="_5f_pointillés_20_gris"><text:span text:style-name="T113">et </text:span></text:span></text:p>
      <text:p text:style-name="P52"><text:span text:style-name="_5f_pointillés_20_gris"><text:span text:style-name="T113">les pourcentages au dixième </text:span></text:span><text:span text:style-name="_5f_pointillés_20_gris"><text:span text:style-name="T114">près.</text:span></text:span><text:span text:style-name="_5f_pointillés_20_gris"><text:span text:style-name="T111">)</text:span></text:span></text:p>
      <text:p text:style-name="P58"><text:span text:style-name="_5f_pointillés_20_gris"><text:span text:style-name="T93"/></text:span></text:p>
      <text:list xml:id="list565465362" text:style-name="L5">
        <text:list-item>
          <text:p text:style-name="P126"><text:span text:style-name="_5f_pointillés_20_gris"><text:span text:style-name="T89">Remplir le tableau suivant : </text:span>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E"/>
        <table:table-row table:style-name="Tableau2.1">
          <table:table-cell table:style-name="Tableau2.A1" office:value-type="string">
            <text:p text:style-name="P41"/>
          </table:table-cell>
          <table:table-cell table:style-name="Tableau2.A1" office:value-type="string">
            <text:p text:style-name="P35">Cadre Supérieur</text:p>
          </table:table-cell>
          <table:table-cell table:style-name="Tableau2.A1" office:value-type="string">
            <text:p text:style-name="P35">Cadre</text:p>
          </table:table-cell>
          <table:table-cell table:style-name="Tableau2.A1" office:value-type="string">
            <text:p text:style-name="P35">Employé</text:p>
          </table:table-cell>
          <table:table-cell table:style-name="Tableau2.E1" office:value-type="string">
            <text:p text:style-name="P35">Total</text:p>
          </table:table-cell>
        </table:table-row>
        <table:table-row table:style-name="TableLine1979983630192">
          <table:table-cell table:style-name="Tableau2.A2" office:value-type="string">
            <text:p text:style-name="P36">Hommes</text:p>
          </table:table-cell>
          <table:table-cell table:style-name="Tableau2.B2" office:value-type="string">
            <text:p text:style-name="P37">5</text:p>
          </table:table-cell>
          <table:table-cell table:style-name="Tableau2.C7" office:value-type="string">
            <text:p text:style-name="P37">20</text:p>
          </table:table-cell>
          <table:table-cell table:style-name="Tableau2.D2" office:value-type="string">
            <text:p text:style-name="P37">150</text:p>
          </table:table-cell>
          <table:table-cell table:style-name="Tableau2.E2" office:value-type="string">
            <text:p text:style-name="P38">175</text:p>
          </table:table-cell>
        </table:table-row>
        <table:table-row table:style-name="Tableau2.3">
          <table:table-cell table:style-name="Tableau2.A2" office:value-type="string">
            <text:p text:style-name="P36">Salaire individuel</text:p>
          </table:table-cell>
          <table:table-cell table:style-name="Tableau2.B3" office:value-type="string">
            <text:p text:style-name="P37">4 800</text:p>
          </table:table-cell>
          <table:table-cell table:style-name="Tableau2.C7" office:value-type="string">
            <text:p text:style-name="P42">2 400</text:p>
          </table:table-cell>
          <table:table-cell table:style-name="Tableau2.D3" office:value-type="string">
            <text:p text:style-name="P42">1 752</text:p>
          </table:table-cell>
          <table:table-cell table:style-name="Tableau2.E3" office:value-type="string">
            <text:p text:style-name="P39"/>
          </table:table-cell>
        </table:table-row>
        <table:table-row table:style-name="TableLine1979983639168">
          <table:table-cell table:style-name="Tableau2.A2" office:value-type="string">
            <text:p text:style-name="P36"><text:span text:style-name="T161">Salaire H</text:span>ommes</text:p>
          </table:table-cell>
          <table:table-cell table:style-name="Tableau2.B4" office:value-type="string">
            <text:p text:style-name="P42">24 000</text:p>
          </table:table-cell>
          <table:table-cell table:style-name="Tableau2.C7" office:value-type="string">
            <text:p text:style-name="P42">48 000</text:p>
          </table:table-cell>
          <table:table-cell table:style-name="Tableau2.D4" office:value-type="string">
            <text:p text:style-name="P42">262 800</text:p>
          </table:table-cell>
          <table:table-cell table:style-name="Tableau2.E4" office:value-type="string">
            <text:p text:style-name="P42">334 800</text:p>
          </table:table-cell>
        </table:table-row>
        <table:table-row table:style-name="TableLine1979983631280">
          <table:table-cell table:style-name="Tableau2.A2" office:value-type="string">
            <text:p text:style-name="P36">Femmes</text:p>
          </table:table-cell>
          <table:table-cell table:style-name="Tableau2.B5" office:value-type="string">
            <text:p text:style-name="P38">1</text:p>
          </table:table-cell>
          <table:table-cell table:style-name="Tableau2.C7" office:value-type="string">
            <text:p text:style-name="P38">13</text:p>
          </table:table-cell>
          <table:table-cell table:style-name="Tableau2.D5" office:value-type="string">
            <text:p text:style-name="P42">161</text:p>
          </table:table-cell>
          <table:table-cell table:style-name="Tableau2.E5" office:value-type="string">
            <text:p text:style-name="P42">175</text:p>
          </table:table-cell>
        </table:table-row>
        <table:table-row table:style-name="TableLine1979983632096">
          <table:table-cell table:style-name="Tableau2.A2" office:value-type="string">
            <text:p text:style-name="P36">Salaire individuel</text:p>
          </table:table-cell>
          <table:table-cell table:style-name="Tableau2.B6" office:value-type="string">
            <text:p text:style-name="P40">3 900</text:p>
          </table:table-cell>
          <table:table-cell table:style-name="Tableau2.C7" office:value-type="string">
            <text:p text:style-name="P42">2 340</text:p>
          </table:table-cell>
          <table:table-cell table:style-name="Tableau2.D6" office:value-type="string">
            <text:p text:style-name="P42">1 638</text:p>
          </table:table-cell>
          <table:table-cell table:style-name="Tableau2.E3" office:value-type="string">
            <text:p text:style-name="P36"/>
          </table:table-cell>
        </table:table-row>
        <table:table-row table:style-name="TableLine1979983631552">
          <table:table-cell table:style-name="Tableau2.A2" office:value-type="string">
            <text:p text:style-name="P36"><text:span text:style-name="T161">Salaire Fe</text:span>mmes</text:p>
          </table:table-cell>
          <table:table-cell table:style-name="Tableau2.B7" office:value-type="string">
            <text:p text:style-name="P42">3 900</text:p>
          </table:table-cell>
          <table:table-cell table:style-name="Tableau2.C7" office:value-type="string">
            <text:p text:style-name="P42">30 420</text:p>
          </table:table-cell>
          <table:table-cell table:style-name="Tableau2.D7" office:value-type="string">
            <text:p text:style-name="P42">263 718</text:p>
          </table:table-cell>
          <table:table-cell table:style-name="Tableau2.E7" office:value-type="string">
            <text:p text:style-name="P42">298 038</text:p>
          </table:table-cell>
        </table:table-row>
        <table:table-row table:style-name="TableLine1979983642160">
          <table:table-cell table:style-name="Tableau2.A2" office:value-type="string">
            <text:p text:style-name="P36">Total général</text:p>
          </table:table-cell>
          <table:table-cell table:style-name="Tableau2.B8" office:value-type="string">
            <text:p text:style-name="P39"/>
          </table:table-cell>
          <table:table-cell table:style-name="Tableau2.B8" office:value-type="string">
            <text:p text:style-name="P39"/>
          </table:table-cell>
          <table:table-cell table:style-name="Tableau2.B8" office:value-type="string">
            <text:p text:style-name="P39"/>
          </table:table-cell>
          <table:table-cell table:style-name="Tableau2.E8" office:value-type="string">
            <text:p text:style-name="P42">632 838</text:p>
          </table:table-cell>
        </table:table-row>
      </table:table>
      <text:p text:style-name="P57"><text:span text:style-name="_5f_pointillés_20_gris"><text:span text:style-name="T89"/></text:span></text:p>
      <text:p text:style-name="P63"><text:span text:style-name="_5f_pointillés_20_gris"><text:span text:style-name="T109">L’entreprise </text:span></text:span><text:span text:style-name="_5f_pointillés_20_gris"><text:span text:style-name="T135">doit revoir sa politique salariale et elle </text:span></text:span><text:span text:style-name="_5f_pointillés_20_gris"><text:span text:style-name="T109">pense à </text:span></text:span><text:span text:style-name="_5f_pointillés_20_gris"><text:span text:style-name="T151">deux</text:span></text:span><text:span text:style-name="_5f_pointillés_20_gris"><text:span text:style-name="T109"> options possibles d</text:span></text:span><text:span text:style-name="_5f_pointillés_20_gris"><text:span text:style-name="T117">écrites dans les </text:span></text:span><text:span text:style-name="_5f_pointillés_20_gris"><text:span text:style-name="T151">deux</text:span></text:span><text:span text:style-name="_5f_pointillés_20_gris"><text:span text:style-name="T117"> parties qui suivent. </text:span></text:span></text:p>
      <text:p text:style-name="P77"><text:span text:style-name="_5f_pointillés_20_gris"><text:span text:style-name="T112">Les </text:span></text:span><text:span text:style-name="_5f_pointillés_20_gris"><text:span text:style-name="T115">deux</text:span></text:span><text:span text:style-name="_5f_pointillés_20_gris"><text:span text:style-name="T112"> parties sont indépendantes.</text:span></text:span></text:p>
      <text:p text:style-name="P75"><text:span text:style-name="Bold_5f_niv3"><text:span text:style-name="T160">Partie 1</text:span></text:span><text:span text:style-name="_5f_pointillés_20_gris"><text:span text:style-name="T97"> </text:span></text:span></text:p>
      <text:p text:style-name="P60"><text:span text:style-name="_5f_pointillés_20_gris"><text:span text:style-name="T117">On ne chang</text:span></text:span><text:span text:style-name="_5f_pointillés_20_gris"><text:span text:style-name="T109">e rien à la répartition des salaires actuelle, mais </text:span></text:span><text:span text:style-name="_5f_pointillés_20_gris"><text:span text:style-name="T117">on </text:span></text:span><text:span text:style-name="_5f_pointillés_20_gris"><text:span text:style-name="T109">fai</text:span></text:span><text:span text:style-name="_5f_pointillés_20_gris"><text:span text:style-name="T117">t</text:span></text:span><text:span text:style-name="_5f_pointillés_20_gris"><text:span text:style-name="T109"> en sorte que les </text:span></text:span><text:span text:style-name="_5f_pointillés_20_gris"><text:span text:style-name="T149">C</text:span></text:span><text:span text:style-name="_5f_pointillés_20_gris"><text:span text:style-name="T109"> femmes soient payées comme les </text:span></text:span><text:span text:style-name="_5f_pointillés_20_gris"><text:span text:style-name="T149">C</text:span></text:span><text:span text:style-name="_5f_pointillés_20_gris"><text:span text:style-name="T109"> hommes.</text:span></text:span></text:p>
      <text:p text:style-name="P60"><text:span text:style-name="_5f_pointillés_20_gris"><text:span text:style-name="T109"/></text:span></text:p>
      <text:list xml:id="list180756288763518" text:continue-numbering="true" text:style-name="L5">
        <text:list-item>
          <text:p text:style-name="P127"><text:span text:style-name="_5f_pointillés_20_gris"><text:span text:style-name="T110">Q</text:span></text:span><text:span text:style-name="_5f_pointillés_20_gris"><text:span text:style-name="T92">uel </text:span></text:span><text:span text:style-name="_5f_pointillés_20_gris"><text:span text:style-name="T110">sera</text:span></text:span><text:span text:style-name="_5f_pointillés_20_gris"><text:span text:style-name="T92"> </text:span></text:span><text:span text:style-name="_5f_pointillés_20_gris"><text:span text:style-name="T110">alors</text:span></text:span><text:span text:style-name="_5f_pointillés_20_gris"><text:span text:style-name="T92"> le salaire d’un </text:span></text:span><text:span text:style-name="_5f_pointillés_20_gris"><text:span text:style-name="T149">C</text:span></text:span><text:span text:style-name="_5f_pointillés_20_gris"><text:span text:style-name="T118"> </text:span></text:span><text:span text:style-name="_5f_pointillés_20_gris"><text:span text:style-name="T136">femme</text:span></text:span><text:span text:style-name="_5f_pointillés_20_gris"><text:span text:style-name="T92"> ?</text:span></text:span></text:p>
          <text:p text:style-name="P127"><text:span text:style-name="_5f_pointillés_20_gris"><text:span text:style-name="T92"/></text:span></text:p>
        </text:list-item>
      </text:list>
      <text:p text:style-name="P70"><text:span text:style-name="_5f_pointillés_20_gris"><text:span text:style-name="T122">Ce sera </text:span></text:span><text:span text:style-name="_5f_pointillés_20_gris"><text:span text:style-name="T127">2 400</text:span></text:span><text:span text:style-name="_5f_pointillés_20_gris"><text:span text:style-name="T122"> €, comme un </text:span></text:span><text:span text:style-name="_5f_pointillés_20_gris"><text:span text:style-name="T127">C</text:span></text:span><text:span text:style-name="_5f_pointillés_20_gris"><text:span text:style-name="T122"> homme. </text:span></text:span></text:p>
      <text:p text:style-name="P70"><text:span text:style-name="_5f_pointillés_20_gris"><text:span text:style-name="T122"/></text:span></text:p>
      <text:list xml:id="list180754655206442" text:continue-numbering="true" text:style-name="L5">
        <text:list-item>
          <text:p text:style-name="P128"><text:span text:style-name="_5f_pointillés_20_gris"><text:span text:style-name="T93">Quel </text:span></text:span><text:span text:style-name="_5f_pointillés_20_gris"><text:span text:style-name="T110">sera</text:span></text:span><text:span text:style-name="_5f_pointillés_20_gris"><text:span text:style-name="T93"> alors l</text:span></text:span><text:span text:style-name="_5f_pointillés_20_gris"><text:span text:style-name="T150">e nouveau </text:span></text:span><text:span text:style-name="_5f_pointillés_20_gris"><text:span text:style-name="T93">salaire pour une </text:span></text:span><text:span text:style-name="_5f_pointillés_20_gris"><text:span text:style-name="T119">E </text:span></text:span><text:span text:style-name="_5f_pointillés_20_gris"><text:span text:style-name="T93">femme  ?</text:span></text:span></text:p>
          <text:p text:style-name="P128"><text:span text:style-name="_5f_pointillés_20_gris"><text:span text:style-name="T93"/></text:span></text:p>
        </text:list-item>
      </text:list>
      <text:p text:style-name="P85"><text:span text:style-name="_5f_pointillés_20_gris"><text:span text:style-name="T127">Salaire d’une <text:s/>E femme : 2 400 </text:span></text:span><text:span text:style-name="_5f_pointillés_20_gris"><text:span text:style-name="T122"><text:s/></text:span></text:span><text:span text:style-name="_5f_pointillés_20_gris"><text:span text:style-name="T141">× </text:span></text:span><text:span text:style-name="_5f_pointillés_20_gris"><text:span text:style-name="T123">0,7</text:span></text:span><text:span text:style-name="_5f_pointillés_20_gris"><text:span text:style-name="T124"> </text:span></text:span><text:span text:style-name="_5f_pointillés_20_gris"><text:span text:style-name="T122">= </text:span></text:span><text:span text:style-name="_5f_pointillés_20_gris"><text:span text:style-name="T127">1 680</text:span></text:span><text:span text:style-name="_5f_pointillés_20_gris"><text:span text:style-name="T122"> </text:span></text:span><text:span text:style-name="_5f_pointillés_20_gris"><text:span text:style-name="T127">€.</text:span></text:span></text:p>
      <text:p text:style-name="P85"><text:span text:style-name="_5f_pointillés_20_gris"><text:span text:style-name="T127"/></text:span></text:p>
      <text:list xml:id="list180755164070059" text:continue-numbering="true" text:style-name="L5">
        <text:list-item>
          <text:p text:style-name="P128"><text:span text:style-name="_5f_pointillés_20_gris"><text:span text:style-name="T92"><text:s/></text:span></text:span><text:span text:style-name="_5f_pointillés_20_gris"><text:span text:style-name="T110">Q</text:span></text:span><text:span text:style-name="_5f_pointillés_20_gris"><text:span text:style-name="T92">uel </text:span></text:span><text:span text:style-name="_5f_pointillés_20_gris"><text:span text:style-name="T110">sera</text:span></text:span><text:span text:style-name="_5f_pointillés_20_gris"><text:span text:style-name="T92"> </text:span></text:span><text:span text:style-name="_5f_pointillés_20_gris"><text:span text:style-name="T110">alors</text:span></text:span><text:span text:style-name="_5f_pointillés_20_gris"><text:span text:style-name="T92"> </text:span></text:span><text:span text:style-name="_5f_pointillés_20_gris"><text:span text:style-name="T93">l</text:span></text:span><text:span text:style-name="_5f_pointillés_20_gris"><text:span text:style-name="T150">e nouveau </text:span></text:span><text:span text:style-name="_5f_pointillés_20_gris"><text:span text:style-name="T93">salaire</text:span></text:span><text:span text:style-name="_5f_pointillés_20_gris"><text:span text:style-name="T92"> </text:span></text:span><text:span text:style-name="_5f_pointillés_20_gris"><text:span text:style-name="T133"><text:s/>d’un</text:span></text:span><text:span text:style-name="_5f_pointillés_20_gris"><text:span text:style-name="T150">e</text:span></text:span><text:span text:style-name="_5f_pointillés_20_gris"><text:span text:style-name="T133"> </text:span></text:span><text:span text:style-name="_5f_pointillés_20_gris"><text:span text:style-name="T99">CS </text:span></text:span><text:span text:style-name="_5f_pointillés_20_gris"><text:span text:style-name="T92">femme ?</text:span></text:span></text:p>
          <text:p text:style-name="P128"><text:span text:style-name="_5f_pointillés_20_gris"><text:span text:style-name="T92"/></text:span></text:p>
        </text:list-item>
      </text:list>
      <text:p text:style-name="P66"><text:span text:style-name="_5f_pointillés_20_gris"><text:span text:style-name="T127">Salaire d’une CS femme : 2 400 </text:span></text:span><text:span text:style-name="_5f_pointillés_20_gris"><text:span text:style-name="T122"><text:s/></text:span></text:span><text:span text:style-name="_5f_pointillés_20_gris"><text:span text:style-name="T53">÷</text:span></text:span><text:span text:style-name="_5f_pointillés_20_gris"><text:span text:style-name="T141"> </text:span></text:span><text:span text:style-name="_5f_pointillés_20_gris"><text:span text:style-name="T123">0,</text:span></text:span><text:span text:style-name="_5f_pointillés_20_gris"><text:span text:style-name="T127">6</text:span></text:span><text:span text:style-name="_5f_pointillés_20_gris"><text:span text:style-name="T124"> </text:span></text:span><text:span text:style-name="_5f_pointillés_20_gris"><text:span text:style-name="T122">= </text:span></text:span><text:span text:style-name="_5f_pointillés_20_gris"><text:span text:style-name="T127">4 000</text:span></text:span><text:span text:style-name="_5f_pointillés_20_gris"><text:span text:style-name="T122"> </text:span></text:span><text:span text:style-name="_5f_pointillés_20_gris"><text:span text:style-name="T127">€.</text:span></text:span></text:p>
      <text:p text:style-name="P66"><text:span text:style-name="_5f_pointillés_20_gris"><text:span text:style-name="T127"/></text:span></text:p>
      <text:p text:style-name="P66"><text:span text:style-name="_5f_pointillés_20_gris"><text:span text:style-name="T127"/></text:span></text:p>
      <text:list xml:id="list180755687705397" text:continue-numbering="true" text:style-name="L5">
        <text:list-item>
          <text:p text:style-name="P129"><text:span text:style-name="_5f_pointillés_20_gris"><text:span text:style-name="T93">Quelle </text:span></text:span><text:span text:style-name="_5f_pointillés_20_gris"><text:span text:style-name="T110">sera</text:span></text:span><text:span text:style-name="_5f_pointillés_20_gris"><text:span text:style-name="T93"> alors l’augmentation de </text:span></text:span><text:span text:style-name="_5f_pointillés_20_gris"><text:span text:style-name="T140">la masse </text:span></text:span><text:span text:style-name="_5f_pointillés_20_gris"><text:span text:style-name="T93">sala</text:span></text:span><text:span text:style-name="_5f_pointillés_20_gris"><text:span text:style-name="T140">riale des femmes ?</text:span></text:span></text:p>
        </text:list-item>
      </text:list>
      <text:p text:style-name="P71"><text:span text:style-name="_5f_pointillés_20_gris"><text:span text:style-name="T127">Nouvelle masse salariale des femmes :</text:span></text:span></text:p>
      <text:p text:style-name="P66"><text:span text:style-name="_5f_pointillés_20_gris"><text:span text:style-name="T146">161 </text:span></text:span><text:span text:style-name="_5f_pointillés_20_gris"><text:span text:style-name="T142">× </text:span></text:span><text:span text:style-name="_5f_pointillés_20_gris"><text:span text:style-name="T147">1 </text:span></text:span><text:span text:style-name="_5f_pointillés_20_gris"><text:span text:style-name="T148">680 </text:span></text:span><text:span text:style-name="_5f_pointillés_20_gris"><text:span text:style-name="T143">+ </text:span></text:span><text:span text:style-name="_5f_pointillés_20_gris"><text:span text:style-name="T147">13 </text:span></text:span><text:span text:style-name="_5f_pointillés_20_gris"><text:span text:style-name="T142">× </text:span></text:span><text:span text:style-name="_5f_pointillés_20_gris"><text:span text:style-name="T147">2 400 </text:span></text:span><text:span text:style-name="_5f_pointillés_20_gris"><text:span text:style-name="T143">+ </text:span></text:span><text:span text:style-name="_5f_pointillés_20_gris"><text:span text:style-name="T147">4 000 = </text:span></text:span><text:span text:style-name="_5f_pointillés_20_gris"><text:span text:style-name="T148">305 680 €.</text:span></text:span></text:p>
      <text:p text:style-name="P66"><text:span text:style-name="_5f_pointillés_20_gris"><text:span text:style-name="T40">A</text:span></text:span><text:span text:style-name="_5f_pointillés_20_gris"><text:span text:style-name="T39">ugmentation : <text:s/></text:span></text:span><text:span text:style-name="_5f_pointillés_20_gris"><text:span text:style-name="T148">305 680 </text:span></text:span><text:span text:style-name="_5f_pointillés_20_gris"><text:span text:style-name="T147">- 298 038</text:span></text:span><text:span text:style-name="_5f_pointillés_20_gris"><text:span text:style-name="T143"> = </text:span></text:span><text:span text:style-name="_5f_pointillés_20_gris"><text:span text:style-name="T148">7 642 </text:span></text:span></text:p>
      <text:p text:style-name="P66"><text:span text:style-name="_5f_pointillés_20_gris"><text:span text:style-name="T37">Soit une hausse de </text:span></text:span><text:span text:style-name="_5f_pointillés_20_gris"><text:span text:style-name="T148">7 642</text:span></text:span><text:span text:style-name="_5f_pointillés_20_gris"><text:span text:style-name="T37"> </text:span></text:span><text:span text:style-name="_5f_pointillés_20_gris"><text:span text:style-name="T36">€.</text:span></text:span></text:p>
      <text:p text:style-name="P76"><text:span text:style-name="_5f_pointillés_20_gris"><text:span text:style-name="T110"/></text:span></text:p>
      <text:p text:style-name="P60"><text:span text:style-name="Bold_5f_niv3"><text:span text:style-name="T160">Partie 2</text:span></text:span></text:p>
      <text:p text:style-name="P61"><text:span text:style-name="_5f_pointillés_20_gris"><text:span text:style-name="T117">On ap</text:span></text:span><text:span text:style-name="_5f_pointillés_20_gris"><text:span text:style-name="T109">plique la répartition des </text:span></text:span><text:span text:style-name="_5f_pointillés_20_gris"><text:span text:style-name="T117">salaires des </text:span></text:span><text:span text:style-name="_5f_pointillés_20_gris"><text:span text:style-name="T109">femmes à tou</text:span></text:span><text:span text:style-name="_5f_pointillés_20_gris"><text:span text:style-name="T117">te la population</text:span></text:span><text:span text:style-name="_5f_pointillés_20_gris"><text:span text:style-name="T109">, </text:span></text:span><text:span text:style-name="_5f_pointillés_20_gris"><text:span text:style-name="T137">sans changer la masse salariale totale.</text:span></text:span></text:p>
      <text:list xml:id="list180756557444428" text:continue-numbering="true" text:style-name="L5">
        <text:list-item>
          <text:p text:style-name="P130"><text:span text:style-name="_5f_pointillés_20_gris"><text:span text:style-name="T138">Quel est le nombre total de CS, de C et de E ?</text:span></text:span></text:p>
        </text:list-item>
      </text:list>
      <text:p text:style-name="P65"><text:span text:style-name="_5f_pointillés_20_gris"><text:span text:style-name="T125">Il y aura <text:s/>6 CS, <text:s text:c="3"/>33 C <text:s/>et <text:s text:c="2"/>311 E.</text:span></text:span></text:p>
      <text:p text:style-name="P72"><text:span text:style-name="_5f_pointillés_20_gris"><text:span text:style-name="T125"/></text:span></text:p>
      <text:list xml:id="list180754953526319" text:continue-numbering="true" text:style-name="L5">
        <text:list-item>
          <text:p text:style-name="P130"><text:span text:style-name="_5f_pointillés_20_gris"><text:span text:style-name="T138">Si on note X le salaire d’un CS, quel est le salaire d’un C en fonction de X ?</text:span></text:span></text:p>
        </text:list-item>
      </text:list>
      <text:p text:style-name="P62"><text:span text:style-name="_5f_pointillés_20_gris"><text:span text:style-name="T125">le salaire <text:s/>C est : <text:s/>0,6X </text:span></text:span></text:p>
      <text:p text:style-name="P62"><text:span text:style-name="_5f_pointillés_20_gris"><text:span text:style-name="T125"/></text:span></text:p>
      <text:list xml:id="list180755442864251" text:continue-numbering="true" text:style-name="L5">
        <text:list-item>
          <text:p text:style-name="P131"><text:span text:style-name="_5f_pointillés_20_gris"><text:span text:style-name="T110">Q</text:span></text:span><text:span text:style-name="_5f_pointillés_20_gris"><text:span text:style-name="T92">uel </text:span></text:span><text:span text:style-name="_5f_pointillés_20_gris"><text:span text:style-name="T138">est le salaire d’un E en fonction de X</text:span></text:span><text:span text:style-name="_5f_pointillés_20_gris"><text:span text:style-name="T92"> ?</text:span></text:span></text:p>
        </text:list-item>
      </text:list>
      <text:p text:style-name="P67"><text:span text:style-name="_5f_pointillés_20_gris"><text:span text:style-name="T125">le salaire <text:s/>E est : <text:s/>0,7</text:span></text:span><text:span text:style-name="_5f_pointillés_20_gris"><text:span text:style-name="T141">× </text:span></text:span><text:span text:style-name="_5f_pointillés_20_gris"><text:span text:style-name="T125">0,6 X = 0,42X</text:span></text:span></text:p>
      <text:p text:style-name="P67"><text:span text:style-name="_5f_pointillés_20_gris"><text:span text:style-name="T125"/></text:span></text:p>
      <text:list xml:id="list180754693111263" text:continue-numbering="true" text:style-name="L5">
        <text:list-item>
          <text:p text:style-name="P132"><text:span text:style-name="_5f_pointillés_20_gris"><text:span text:style-name="T138">Quel</text:span></text:span><text:span text:style-name="_5f_pointillés_20_gris"><text:span text:style-name="T139">le</text:span></text:span><text:span text:style-name="_5f_pointillés_20_gris"><text:span text:style-name="T138"> est la masse salariale totale en fonction de X ?</text:span></text:span></text:p>
        </text:list-item>
      </text:list>
      <text:p text:style-name="P83"><text:span text:style-name="_5f_pointillés_20_gris"><text:span text:style-name="T125"><text:s text:c="2"/>6X + 33 </text:span></text:span><text:span text:style-name="_5f_pointillés_20_gris"><text:span text:style-name="T141">× </text:span></text:span><text:span text:style-name="_5f_pointillés_20_gris"><text:span text:style-name="T125">0,6X + 311 </text:span></text:span><text:span text:style-name="_5f_pointillés_20_gris"><text:span text:style-name="T141">× </text:span></text:span><text:span text:style-name="_5f_pointillés_20_gris"><text:span text:style-name="T125">0,42X </text:span></text:span></text:p>
      <text:p text:style-name="P84"><text:span text:style-name="_5f_pointillés_20_gris"><text:span text:style-name="T125">= 6 X + 19,8 X + 130,62 X </text:span></text:span></text:p>
      <text:p text:style-name="P84"><text:span text:style-name="_5f_pointillés_20_gris"><text:span text:style-name="T125">= 156,42X </text:span></text:span></text:p>
      <text:p text:style-name="P64"><text:span text:style-name="_5f_pointillés_20_gris"><text:span text:style-name="T125"/></text:span></text:p>
      <text:list xml:id="list180755829157402" text:continue-numbering="true" text:style-name="L5">
        <text:list-item>
          <text:p text:style-name="P130"><text:span text:style-name="_5f_pointillés_20_gris"><text:span text:style-name="T138">En déduire X, le salaire d’un CS, </text:span></text:span><text:span text:style-name="_5f_pointillés_20_gris"><text:span text:style-name="T139">puis les salaires des C et des E.</text:span></text:span></text:p>
          <text:p text:style-name="P128"><text:span text:style-name="_5f_pointillés_20_gris"><text:span text:style-name="T127">Masse salariale totale : </text:span></text:span></text:p>
          <text:p text:style-name="P128"><text:span text:style-name="_5f_pointillés_20_gris"><text:span text:style-name="T41">334 800 + 298 038 = 632 838 </text:span></text:span></text:p>
          <text:p text:style-name="P128"><text:span text:style-name="_5f_pointillés_20_gris"><text:span text:style-name="T41"/></text:span></text:p>
        </text:list-item>
      </text:list>
      <text:p text:style-name="P66"><text:span text:style-name="_5f_pointillés_20_gris"><text:span text:style-name="T127">On veut </text:span></text:span><text:span text:style-name="_5f_pointillés_20_gris"><text:span text:style-name="T125">156,42X = 632 838 </text:span></text:span></text:p>
      <text:p text:style-name="P66"><text:span text:style-name="_5f_pointillés_20_gris"><text:span text:style-name="T125">donc X = 632 838 </text:span></text:span><text:span text:style-name="_5f_pointillés_20_gris"><text:span text:style-name="T53">÷ </text:span></text:span><text:span text:style-name="_5f_pointillés_20_gris"><text:span text:style-name="T125">156,42 </text:span></text:span><text:span text:style-name="_5f_pointillés_20_gris"><text:span text:style-name="T87">≈</text:span></text:span><text:span text:style-name="_5f_pointillés_20_gris"><text:span text:style-name="T125"> 4045,76 </text:span></text:span></text:p>
      <text:p text:style-name="P64"><text:span text:style-name="_5f_pointillés_20_gris"><text:span text:style-name="T126">L</text:span></text:span><text:span text:style-name="_5f_pointillés_20_gris"><text:span text:style-name="T125">e salaire d’un CS <text:s/>sera de 4 046</text:span></text:span><text:span text:style-name="_5f_pointillés_20_gris"><text:span text:style-name="T122"> € </text:span></text:span><text:span text:style-name="_5f_pointillés_20_gris"><text:span text:style-name="T127">environ.</text:span></text:span></text:p>
      <text:p text:style-name="P64"><text:span text:style-name="_5f_pointillés_20_gris"><text:span text:style-name="T127"/></text:span></text:p>
      <text:p text:style-name="P71"><text:span text:style-name="_5f_pointillés_20_gris"><text:span text:style-name="T126">Le salaire d’</text:span></text:span><text:span text:style-name="_5f_pointillés_20_gris"><text:span text:style-name="T127">un</text:span></text:span><text:span text:style-name="_5f_pointillés_20_gris"><text:span text:style-name="T126"> C : 4 046 </text:span></text:span><text:span text:style-name="_5f_pointillés_20_gris"><text:span text:style-name="T141">× </text:span></text:span><text:span text:style-name="_5f_pointillés_20_gris"><text:span text:style-name="T126">0,6 = 2 427,6 </text:span></text:span></text:p>
      <text:p text:style-name="P71"><text:span text:style-name="_5f_pointillés_20_gris"><text:span text:style-name="T126">soit 2 428 </text:span></text:span><text:span text:style-name="_5f_pointillés_20_gris"><text:span text:style-name="T127">€.</text:span></text:span></text:p>
      <text:p text:style-name="P71"><text:span text:style-name="_5f_pointillés_20_gris"><text:span text:style-name="T127"/></text:span></text:p>
      <text:p text:style-name="P71"><text:span text:style-name="_5f_pointillés_20_gris"><text:span text:style-name="T126">Le salaire d’</text:span></text:span><text:span text:style-name="_5f_pointillés_20_gris"><text:span text:style-name="T127">un</text:span></text:span><text:span text:style-name="_5f_pointillés_20_gris"><text:span text:style-name="T126"> </text:span></text:span><text:span text:style-name="_5f_pointillés_20_gris"><text:span text:style-name="T127">E</text:span></text:span><text:span text:style-name="_5f_pointillés_20_gris"><text:span text:style-name="T126"> : <text:s/>2428 </text:span></text:span><text:span text:style-name="_5f_pointillés_20_gris"><text:span text:style-name="T141">× </text:span></text:span><text:span text:style-name="_5f_pointillés_20_gris"><text:span text:style-name="T126">0,7 = 1 699,6 </text:span></text:span></text:p>
      <text:p text:style-name="P71"><text:span text:style-name="_5f_pointillés_20_gris"><text:span text:style-name="T126">soit <text:s/>1 700 </text:span></text:span><text:span text:style-name="_5f_pointillés_20_gris"><text:span text:style-name="T122">€ .</text:span></text:span></text:p>
      <text:p text:style-name="P90"/>
      <text:p text:style-name="P86"/>
      <text:p text:style-name="P66"><text:span text:style-name="Bold_5f_niv3"><text:span text:style-name="T175">Conclusion :</text:span></text:span></text:p>
      <text:p text:style-name="P66"><text:span text:style-name="Bold_5f_niv3"/></text:p>
      <text:p text:style-name="P88"><text:span text:style-name="_5f_pointillés_20_gris"><text:span text:style-name="T117">Quelle </text:span></text:span><text:span text:style-name="_5f_pointillés_20_gris"><text:span text:style-name="T150">serait</text:span></text:span><text:span text:style-name="_5f_pointillés_20_gris"><text:span text:style-name="T117"> d’après vous la meilleur</text:span></text:span><text:span text:style-name="_5f_pointillés_20_gris"><text:span text:style-name="T150">e</text:span></text:span><text:span text:style-name="_5f_pointillés_20_gris"><text:span text:style-name="T117"> solution ?</text:span></text:span></text:p>
      <text:p text:style-name="P88"/>
      <text:p text:style-name="P73"><text:span text:style-name="T128">La</text:span><text:span text:style-name="T129"> proposition </text:span><text:span text:style-name="T128">1 serait sûrement celle qui provoquerait </text:span><text:span text:style-name="T129"><text:s/>le moins de mécontents</text:span><text:span text:style-name="T176"> </text:span><text:span text:style-name="T129">possible.</text:span></text:p>
      <text:p text:style-name="P91">Les hommes conserveraient leurs salaires et les femmes verraient les leurs augmenter <text:s/>un peu.</text:p>
      <text:p text:style-name="P92">Mais elle coûterait un peu à l’entreprise.</text:p>
      <text:p text:style-name="P91"/>
      <text:p text:style-name="P89"><text:span text:style-name="T128">La</text:span><text:span text:style-name="T120"> proposition </text:span><text:span text:style-name="T128">2, <text:s/>un </text:span><text:span text:style-name="T132">peu </text:span><text:span text:style-name="T128">plus égalitaire, provoquerait sans doute une réaction très négative <text:s/>de </text:span><text:span text:style-name="T130">nombreux</text:span><text:span text:style-name="T128"> hommes </text:span><text:span text:style-name="T130">dont le salaire diminuerait.</text:span><text:span text:style-name="T128">.</text:span></text:p>
      <text:p text:style-name="P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roman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oman" style:font-charset="x-symbol"/>
    <style:font-face style:name="OpenSymbol3" svg:font-family="OpenSymbol" style:font-adornments="Oblique" style:font-charset="x-symbol"/>
    <style:font-face style:name="OpenSymbol4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adornments="Roman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4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4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4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4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4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4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4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4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4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4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4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4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4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4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Bold_5f_niv3" loext:num-list-format="%1%." style:num-suffix="." style:num-format="a">
        <style:list-level-properties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fo:language="zxx" fo:country="none" officeooo:rsid="011bfbf8" officeooo:paragraph-rsid="001c7810" style:language-asian="zxx" style:country-asian="none"/>
    </style:style>
    <style:style style:name="MP26" style:family="paragraph">
      <loext:graphic-properties draw:fill="solid" draw:fill-color="#9d0f89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paragraph-properties fo:text-align="center" style:justify-single-word="false"/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 style:parent-style-name="Footer">
      <style:text-properties officeooo:paragraph-rsid="0012bbd5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05aabe"/>
    </style:style>
    <style:style style:name="MT7" style:family="text">
      <style:text-properties officeooo:rsid="000ec334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0.86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9d0f89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5"><text:span text:style-name="MT1">Série 2: Multiplier deux nombres relatifs</text:span>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impaire_20__28_D_29_" style:display-name="_Fiche éditeur série 5 impaire (D)" style:page-layout-name="Mpm18" draw:style-name="Mdp2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draw:style-name="Mdp2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9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12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1</text:span></text:p></draw:text-box></draw:frame><draw:line text:anchor-type="paragraph" draw:z-index="15" draw:name="Forme3" draw:style-name="Mgr3" draw:text-style-name="MP27" svg:x1="11.984cm" svg:y1="0.36cm" svg:x2="20.497cm" svg:y2="0.36cm"><text:p/></draw:line>Utiliser et calculer un taux</text:p>
      </style:header>
      <style:footer>
        <text:p text:style-name="MP29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4"><draw:text-box fo:min-height="0.355cm"><text:p text:style-name="MP30"><text:page-number text:select-page="current">46</text:page-number></text:p></draw:text-box></draw:frame><text:p text:style-name="MP31"><text:span text:style-name="MT6">Proportionnalité</text:span> • <text:span text:style-name="MT7">B1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2-03-19T18:07:54.338000000</dc:date>
    <meta:editing-duration>PT13H33M11S</meta:editing-duration>
    <meta:editing-cycles>131</meta:editing-cycles>
    <meta:generator>LibreOffice/7.2.5.2$Windows_X86_64 LibreOffice_project/499f9727c189e6ef3471021d6132d4c694f357e5</meta:generator>
    <dc:subject>diviser</dc:subject>
    <dc:title>A3_3 série 1 </dc:title>
    <meta:document-statistic meta:table-count="3" meta:image-count="0" meta:object-count="1" meta:page-count="4" meta:paragraph-count="273" meta:word-count="2110" meta:character-count="10286" meta:non-whitespace-character-count="7950"/>
  </office:meta>
</office:document-meta>
</file>

<file path=Object 1/content.xml><?xml version="1.0" encoding="utf-8"?>
<math xmlns="http://www.w3.org/1998/Math/MathML" display="block">
  <semantics>
    <mstyle mathsize="10pt">
      <mrow>
        <mi>p</mi>
        <mo stretchy="false">≈</mo>
        <mn>0,148</mn>
      </mrow>
    </mstyle>
    <annotation encoding="StarMath 5.0">size 10 {p approx 0,148}
 </annotation>
  </semantics>
</math>
</file>